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1"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2" style:family="graphic" style:parent-style-name="has_5f_a_5f_conn">
      <style:graphic-properties draw:marker-end=""/>
    </style:style>
    <style:style style:name="gr33" style:family="graphic" style:parent-style-name="Implements_5f_conn">
      <style:graphic-properties/>
    </style:style>
    <style:style style:name="gr34" style:family="graphic" style:parent-style-name="Extends_5f_conn">
      <style:graphic-properties/>
    </style:style>
    <style:style style:name="gr35" style:family="graphic" style:parent-style-name="Composes_5f_conn">
      <style:graphic-properties/>
    </style:style>
    <style:style style:name="gr36" style:family="graphic" style:parent-style-name="objectwithoutfill">
      <style:graphic-properties svg:stroke-color="#000000" draw:marker-end="Arrowheads_20_96" draw:marker-end-width="0.3cm" draw:fill="none" draw:textarea-vertical-align="middle"/>
    </style:style>
    <style:style style:name="gr37" style:family="graphic" style:parent-style-name="standard">
      <style:graphic-properties draw:stroke="none" draw:fill="none" fo:min-height="4.65cm"/>
      <style:paragraph-properties style:writing-mode="lr-tb"/>
    </style:style>
    <style:style style:name="gr38" style:family="graphic" style:parent-style-name="standard">
      <style:graphic-properties draw:stroke="none" svg:stroke-color="#000000" draw:fill="none" draw:fill-color="#ffffff" fo:min-height="0.869cm"/>
      <style:paragraph-properties style:writing-mode="lr-tb"/>
    </style:style>
    <style:style style:name="gr39" style:family="graphic" style:parent-style-name="OptionalDeco">
      <style:graphic-properties fo:min-height="0.55cm" fo:min-width="3.364cm"/>
      <style:paragraph-properties style:writing-mode="lr-tb"/>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1" style:family="graphic" style:parent-style-name="standard">
      <style:graphic-properties draw:stroke="none" svg:stroke-color="#000000" draw:fill="none" draw:fill-color="#ffffff" fo:min-height="0.851cm"/>
      <style:paragraph-properties style:writing-mode="lr-tb"/>
    </style:style>
    <style:style style:name="gr42"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3" style:family="graphic" style:parent-style-name="standard">
      <style:graphic-properties draw:stroke="none" svg:stroke-color="#000000" draw:fill="none" draw:fill-color="#ffffff" fo:min-height="0.712cm"/>
      <style:paragraph-properties style:writing-mode="lr-tb"/>
    </style:style>
    <style:style style:name="gr44" style:family="graphic" style:parent-style-name="standard">
      <style:graphic-properties draw:textarea-horizontal-align="justify" draw:textarea-vertical-align="middle" draw:auto-grow-height="false" fo:min-height="0.124cm" fo:min-width="0.123cm"/>
    </style:style>
    <style:style style:name="gr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6" style:family="graphic" style:parent-style-name="standard">
      <style:graphic-properties draw:stroke="none" svg:stroke-color="#000000" draw:fill="none" draw:fill-color="#ffffff" fo:min-height="2.605cm"/>
      <style:paragraph-properties style:writing-mode="lr-tb"/>
    </style:style>
    <style:style style:name="gr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InterfaceClass">
      <style:graphic-properties/>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graphic-properties draw:stroke="none" svg:stroke-color="#000000" draw:fill="none" draw:fill-color="#ffffff" fo:min-height="1.656cm"/>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RequiredClass">
      <style:graphic-properties fo:min-height="0.55cm" fo:min-width="4.923cm"/>
      <style:paragraph-properties style:writing-mode="lr-tb"/>
    </style:style>
    <style:style style:name="gr88" style:family="graphic" style:parent-style-name="RequiredClass">
      <style:graphic-properties fo:min-height="0.55cm" fo:min-width="4.924cm"/>
      <style:paragraph-properties style:writing-mode="lr-tb"/>
    </style:style>
    <style:style style:name="gr89" style:family="graphic" style:parent-style-name="RequiredClass">
      <style:graphic-properties fo:min-height="0.55cm" fo:min-width="4.921cm"/>
      <style:paragraph-properties style:writing-mode="lr-tb"/>
    </style:style>
    <style:style style:name="gr90" style:family="graphic" style:parent-style-name="RequiredClass">
      <style:graphic-properties fo:min-height="0.55cm" fo:min-width="5.155cm"/>
      <style:paragraph-properties style:writing-mode="lr-tb"/>
    </style:style>
    <style:style style:name="gr91" style:family="graphic" style:parent-style-name="RequiredClass">
      <style:graphic-properties fo:min-height="0.55cm" fo:min-width="5.156cm"/>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RequiredClass">
      <style:graphic-properties fo:min-height="0.545cm" fo:min-width="4.924cm"/>
      <style:paragraph-properties style:writing-mode="lr-tb"/>
    </style:style>
    <style:style style:name="gr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standard">
      <style:graphic-properties draw:stroke="none" svg:stroke-color="#000000" draw:fill="none" draw:fill-color="#ffffff" fo:min-height="1.737cm"/>
      <style:paragraph-properties style:writing-mode="lr-tb"/>
    </style:style>
    <style:style style:name="gr102" style:family="graphic" style:parent-style-name="InterfaceClass">
      <style:graphic-properties fo:min-height="0.578cm" fo:min-width="3.376cm"/>
      <style:paragraph-properties style:writing-mode="lr-tb"/>
    </style:style>
    <style:style style:name="gr103" style:family="graphic" style:parent-style-name="InterfaceClass">
      <style:graphic-properties fo:min-height="0.577cm" fo:min-width="3.376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187cm"/>
      <style:paragraph-properties style:writing-mode="lr-tb"/>
    </style:style>
    <style:style style:name="gr108" style:family="graphic" style:parent-style-name="Implements_5f_conn">
      <style:graphic-properties/>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has_5f_a_5f_conn">
      <style:graphic-properties/>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DataClass">
      <style:graphic-properties/>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graphic-properties draw:stroke="none" svg:stroke-color="#000000" draw:fill="none" draw:fill-color="#ffffff" fo:min-height="0.63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17" style:family="graphic" style:parent-style-name="RequiredClass">
      <style:graphic-properties svg:stroke-color="#000000" draw:marker-end="" fo:min-height="0.578cm" fo:min-width="3.376cm"/>
      <style:paragraph-properties style:writing-mode="lr-tb"/>
    </style:style>
    <style:style style:name="gr118" style:family="graphic" style:parent-style-name="RequiredClass">
      <style:graphic-properties fo:min-height="0.578cm" fo:min-width="3.376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20" style:family="graphic" style:parent-style-name="standard">
      <style:graphic-properties svg:stroke-color="#808080" draw:fill-color="#dddddd" draw:textarea-horizontal-align="justify" draw:textarea-vertical-align="middle" draw:auto-grow-height="false" fo:min-height="5.613cm" fo:min-width="13.533cm"/>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fo:min-height="0.578cm" fo:min-width="3.376cm"/>
      <style:paragraph-properties style:writing-mode="lr-tb"/>
    </style:style>
    <style:style style:name="gr1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4" style:family="graphic" style:parent-style-name="standard">
      <style:graphic-properties draw:stroke="none" svg:stroke-color="#000000" draw:fill="none" draw:fill-color="#ffffff" fo:min-height="1.168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27" style:family="graphic" style:parent-style-name="DataClass">
      <style:graphic-properties draw:fill-color="#ffffff" fo:min-height="0.451cm" fo:min-width="3.228cm"/>
      <style:paragraph-properties style:writing-mode="lr-tb"/>
    </style:style>
    <style:style style:name="gr128" style:family="graphic" style:parent-style-name="DataClass">
      <style:graphic-properties draw:fill-color="#ffffff" fo:min-height="0.451cm" fo:min-width="2.472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48" style:family="graphic" style:parent-style-name="Extends_5f_conn">
      <style:graphic-properties draw:stroke-linejoin="miter" draw:auto-grow-height="false" fo:min-height="0.66cm" fo:min-width="3.708cm"/>
      <style:paragraph-properties style:writing-mode="lr-tb"/>
    </style:style>
    <style:style style:name="gr1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graphic-properties draw:stroke="none" svg:stroke-color="#000000" draw:fill="none" draw:fill-color="#ffffff" fo:min-height="0.613cm"/>
      <style:paragraph-properties style:writing-mode="lr-tb"/>
    </style:style>
    <style:style style:name="gr182"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1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5" style:family="graphic" style:parent-style-name="Extends_5f_conn">
      <style:graphic-properties draw:stroke-linejoin="miter" draw:auto-grow-height="false" fo:min-height="0.66cm" fo:min-width="5.576cm"/>
      <style:paragraph-properties style:writing-mode="lr-tb"/>
    </style:style>
    <style:style style:name="gr1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RequiredClass">
      <style:graphic-properties fo:min-height="0.769cm" fo:min-width="4.329cm"/>
      <style:paragraph-properties style:writing-mode="lr-tb"/>
    </style:style>
    <style:style style:name="gr200" style:family="graphic" style:parent-style-name="RequiredClass">
      <style:graphic-properties fo:min-height="0.769cm" fo:min-width="4.011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04" style:family="graphic" style:parent-style-name="standard">
      <style:graphic-properties draw:stroke="none" draw:fill="none" fo:min-height="1.908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06" style:family="graphic" style:parent-style-name="standard">
      <style:graphic-properties draw:stroke="none" draw:fill="none" fo:min-height="3.153cm"/>
      <style:paragraph-properties style:writing-mode="lr-tb"/>
    </style:style>
    <style:style style:name="gr207" style:family="graphic" style:parent-style-name="OptionalDeco">
      <style:graphic-properties fo:min-height="0.55cm" fo:min-width="3.782cm"/>
      <style:paragraph-properties style:writing-mode="lr-tb"/>
    </style:style>
    <style:style style:name="gr208" style:family="graphic" style:parent-style-name="OptionalDeco">
      <style:graphic-properties/>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graphic-properties svg:stroke-color="#3465a4" draw:textarea-vertical-align="middle"/>
    </style:style>
    <style:style style:name="gr213" style:family="graphic" style:parent-style-name="standard">
      <style:graphic-properties draw:textarea-vertical-align="middle"/>
    </style:style>
    <style:style style:name="gr2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6" style:family="graphic" style:parent-style-name="OptionalDeco">
      <style:graphic-properties fo:min-height="0.55cm" fo:min-width="3.767cm"/>
      <style:paragraph-properties style:writing-mode="lr-tb"/>
    </style:style>
    <style:style style:name="gr217" style:family="graphic" style:parent-style-name="OptionalDeco">
      <style:graphic-properties fo:min-height="0.55cm" fo:min-width="3.77cm"/>
      <style:paragraph-properties style:writing-mode="lr-tb"/>
    </style:style>
    <style:style style:name="gr218" style:family="graphic" style:parent-style-name="OptionalDeco">
      <style:graphic-properties draw:fill-color="#ffffff" fo:min-height="0.55cm" fo:min-width="3.77cm"/>
      <style:paragraph-properties style:writing-mode="lr-tb"/>
    </style:style>
    <style:style style:name="gr219"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20" style:family="graphic" style:parent-style-name="standard">
      <style:graphic-properties draw:stroke="none" draw:fill="none" fo:min-height="3.053cm"/>
      <style:paragraph-properties style:writing-mode="lr-tb"/>
    </style:style>
    <style:style style:name="gr221" style:family="graphic" style:parent-style-name="OptionalDeco">
      <style:graphic-properties fo:min-height="0.55cm" fo:min-width="3.898cm"/>
      <style:paragraph-properties style:writing-mode="lr-tb"/>
    </style:style>
    <style:style style:name="gr2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26" style:family="graphic" style:parent-style-name="Calls">
      <style:graphic-properties/>
    </style:style>
    <style:style style:name="gr227" style:family="graphic" style:parent-style-name="standard">
      <style:graphic-properties draw:fill-color="#729fcf"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29" style:family="graphic" style:parent-style-name="DecoGroup">
      <style:graphic-properties fo:min-height="17.961cm" fo:min-width="12.916cm"/>
      <style:paragraph-properties style:writing-mode="lr-tb"/>
    </style:style>
    <style:style style:name="gr230" style:family="graphic" style:parent-style-name="RequiredClass">
      <style:graphic-properties fo:min-height="0.55cm" fo:min-width="4.011cm"/>
      <style:paragraph-properties style:writing-mode="lr-tb"/>
    </style:style>
    <style:style style:name="gr231" style:family="graphic" style:parent-style-name="RequiredClass">
      <style:graphic-properties draw:fill-color="#ffa6a6" fo:min-height="0.55cm" fo:min-width="2.63cm"/>
      <style:paragraph-properties style:writing-mode="lr-tb"/>
    </style:style>
    <style:style style:name="gr232" style:family="graphic" style:parent-style-name="RequiredClass">
      <style:graphic-properties draw:fill-color="#ffa6a6" fo:min-height="0.55cm" fo:min-width="2.633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34" style:family="graphic" style:parent-style-name="objectwithoutfill">
      <style:graphic-properties draw:marker-end="Arrow" draw:marker-end-width="0.3cm" draw:fill="none" draw:textarea-vertical-align="middle"/>
    </style:style>
    <style:style style:name="gr235" style:family="graphic" style:parent-style-name="standard">
      <style:graphic-properties draw:stroke="none" draw:fill="none" fo:min-height="3.073cm"/>
      <style:paragraph-properties style:writing-mode="lr-tb"/>
    </style:style>
    <style:style style:name="gr2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RequiredClass">
      <style:graphic-properties fo:min-height="0.55cm" fo:min-width="2.689cm"/>
      <style:paragraph-properties style:writing-mode="lr-tb"/>
    </style:style>
    <style:style style:name="gr240" style:family="graphic" style:parent-style-name="RequiredClass">
      <style:graphic-properties fo:min-height="0.55cm" fo:min-width="2.399cm"/>
      <style:paragraph-properties style:writing-mode="lr-tb"/>
    </style:style>
    <style:style style:name="gr2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4" style:family="graphic" style:parent-style-name="OptionalDeco">
      <style:graphic-properties draw:fill-color="#ffffff" fo:min-height="0.55cm" fo:min-width="3.767cm"/>
      <style:paragraph-properties style:writing-mode="lr-tb"/>
    </style:style>
    <style:style style:name="gr245" style:family="graphic" style:parent-style-name="OptionalDeco">
      <style:graphic-properties draw:fill-color="#ffffff"/>
      <style:paragraph-properties style:writing-mode="lr-tb"/>
    </style:style>
    <style:style style:name="gr246" style:family="graphic" style:parent-style-name="standard">
      <style:graphic-properties draw:stroke="none" svg:stroke-color="#000000" draw:fill="none" draw:fill-color="#ffffff" fo:min-height="0.908cm"/>
      <style:paragraph-properties style:writing-mode="lr-tb"/>
    </style:style>
    <style:style style:name="gr247" style:family="graphic" style:parent-style-name="RequiredClass">
      <style:graphic-properties fo:min-height="0.55cm" fo:min-width="2.398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49" style:family="graphic" style:parent-style-name="standard">
      <style:graphic-properties draw:stroke="none" draw:fill="none" fo:min-height="2.12cm"/>
      <style:paragraph-properties style:writing-mode="lr-tb"/>
    </style:style>
    <style:style style:name="gr250" style:family="graphic" style:parent-style-name="OptionalDeco">
      <style:graphic-properties fo:min-height="0.55cm" fo:min-width="4.011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DecoGroup">
      <style:graphic-properties/>
      <style:paragraph-properties style:writing-mode="lr-tb"/>
    </style:style>
    <style:style style:name="gr255" style:family="graphic" style:parent-style-name="OptionalDeco">
      <style:graphic-properties draw:fill-color="#ffffff" fo:min-height="0.55cm" fo:min-width="3.693cm"/>
      <style:paragraph-properties style:writing-mode="lr-tb"/>
    </style:style>
    <style:style style:name="gr256" style:family="graphic" style:parent-style-name="OptionalDeco">
      <style:graphic-properties fo:min-height="0.55cm" fo:min-width="3.05cm"/>
      <style:paragraph-properties style:writing-mode="lr-tb"/>
    </style:style>
    <style:style style:name="gr257" style:family="graphic" style:parent-style-name="OptionalDeco">
      <style:graphic-properties fo:min-height="0.549cm" fo:min-width="3.014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62" style:family="graphic" style:parent-style-name="standard">
      <style:graphic-properties draw:stroke="none" draw:fill="none" fo:min-height="2.365cm"/>
      <style:paragraph-properties style:writing-mode="lr-tb"/>
    </style:style>
    <style:style style:name="gr263" style:family="graphic" style:parent-style-name="OptionalDeco">
      <style:graphic-properties fo:min-height="0.549cm" fo:min-width="3.693cm"/>
      <style:paragraph-properties style:writing-mode="lr-tb"/>
    </style:style>
    <style:style style:name="gr264" style:family="graphic" style:parent-style-name="OptionalDeco">
      <style:graphic-properties fo:min-height="0.55cm" fo:min-width="3.053cm"/>
      <style:paragraph-properties style:writing-mode="lr-tb"/>
    </style:style>
    <style:style style:name="gr265" style:family="graphic" style:parent-style-name="OptionalDeco">
      <style:graphic-properties fo:min-height="0.549cm" fo:min-width="3.245cm"/>
      <style:paragraph-properties style:writing-mode="lr-tb"/>
    </style:style>
    <style:style style:name="gr2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RequiredClass">
      <style:graphic-properties fo:min-height="0.55cm" fo:min-width="3.329cm"/>
      <style:paragraph-properties style:writing-mode="lr-tb"/>
    </style:style>
    <style:style style:name="gr270" style:family="graphic" style:parent-style-name="RequiredClass">
      <style:graphic-properties fo:min-height="0.55cm" fo:min-width="3.328cm"/>
      <style:paragraph-properties style:writing-mode="lr-tb"/>
    </style:style>
    <style:style style:name="gr271" style:family="graphic" style:parent-style-name="RequiredClass">
      <style:graphic-properties fo:min-height="0.55cm" fo:min-width="3.325cm"/>
      <style:paragraph-properties style:writing-mode="lr-tb"/>
    </style:style>
    <style:style style:name="gr272" style:family="graphic" style:parent-style-name="standard">
      <style:graphic-properties draw:stroke="none" draw:fill="none" fo:min-height="1.486cm"/>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draw:fill="none" fo:min-height="6.699cm"/>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RequiredClass">
      <style:graphic-properties fo:min-height="0.55cm" fo:min-width="3.513cm"/>
      <style:paragraph-properties style:writing-mode="lr-tb"/>
    </style:style>
    <style:style style:name="gr285" style:family="graphic" style:parent-style-name="standard">
      <style:graphic-properties draw:stroke="none" draw:fill="none" fo:min-height="0.395cm"/>
      <style:paragraph-properties style:writing-mode="lr-tb"/>
    </style:style>
    <style:style style:name="gr286" style:family="graphic" style:parent-style-name="standard">
      <style:graphic-properties draw:stroke="none" draw:fill="none" fo:min-height="0.789cm"/>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graphic-properties draw:stroke="none" draw:fill="none" fo:min-height="1.183cm"/>
      <style:paragraph-properties style:writing-mode="lr-tb"/>
    </style:style>
    <style:style style:name="gr290" style:family="graphic" style:parent-style-name="RequiredClass">
      <style:graphic-properties fo:min-height="0.549cm" fo:min-width="3.039cm"/>
      <style:paragraph-properties style:writing-mode="lr-tb"/>
    </style:style>
    <style:style style:name="gr291" style:family="graphic" style:parent-style-name="RequiredClass">
      <style:graphic-properties fo:min-height="0.55cm" fo:min-width="3.66cm"/>
      <style:paragraph-properties style:writing-mode="lr-tb"/>
    </style:style>
    <style:style style:name="gr292" style:family="graphic" style:parent-style-name="RequiredClass">
      <style:graphic-properties fo:min-height="0.55cm" fo:min-width="2.765cm"/>
      <style:paragraph-properties style:writing-mode="lr-tb"/>
    </style:style>
    <style:style style:name="gr293" style:family="graphic" style:parent-style-name="RequiredClass">
      <style:graphic-properties fo:min-height="0.55cm" fo:min-width="2.586cm"/>
      <style:paragraph-properties style:writing-mode="lr-tb"/>
    </style:style>
    <style:style style:name="gr294" style:family="graphic" style:parent-style-name="RequiredClass">
      <style:graphic-properties fo:min-height="0.55cm" fo:min-width="1.776cm"/>
      <style:paragraph-properties style:writing-mode="lr-tb"/>
    </style:style>
    <style:style style:name="gr295" style:family="graphic" style:parent-style-name="OptionalDeco">
      <style:graphic-properties fo:min-height="0.55cm" fo:min-width="3.694cm"/>
      <style:paragraph-properties style:writing-mode="lr-tb"/>
    </style:style>
    <style:style style:name="gr296" style:family="graphic" style:parent-style-name="OptionalDeco">
      <style:graphic-properties fo:min-height="1.056cm" fo:min-width="4.286cm"/>
      <style:paragraph-properties style:writing-mode="lr-tb"/>
    </style:style>
    <style:style style:name="gr297" style:family="graphic" style:parent-style-name="OptionalDeco">
      <style:graphic-properties fo:min-height="1.056cm" fo:min-width="4.487cm"/>
      <style:paragraph-properties style:writing-mode="lr-tb"/>
    </style:style>
    <style:style style:name="gr298" style:family="graphic" style:parent-style-name="RequiredClass">
      <style:graphic-properties fo:min-height="0.55cm" fo:min-width="2.208cm"/>
      <style:paragraph-properties style:writing-mode="lr-tb"/>
    </style:style>
    <style:style style:name="gr299" style:family="graphic" style:parent-style-name="RequiredClass">
      <style:graphic-properties fo:min-height="0.55cm" fo:min-width="2.996cm"/>
      <style:paragraph-properties style:writing-mode="lr-tb"/>
    </style:style>
    <style:style style:name="gr300" style:family="graphic" style:parent-style-name="RequiredClass">
      <style:graphic-properties fo:min-height="0.55cm" fo:min-width="5.699cm"/>
      <style:paragraph-properties style:writing-mode="lr-tb"/>
    </style:style>
    <style:style style:name="gr301" style:family="graphic" style:parent-style-name="OptionalDeco">
      <style:graphic-properties fo:min-height="0.549cm" fo:min-width="3.122cm"/>
      <style:paragraph-properties style:writing-mode="lr-tb"/>
    </style:style>
    <style:style style:name="gr302" style:family="graphic" style:parent-style-name="RequiredClass">
      <style:graphic-properties draw:fill-color="#ffffff"/>
      <style:paragraph-properties style:writing-mode="lr-tb"/>
    </style:style>
    <style:style style:name="gr303" style:family="graphic" style:parent-style-name="RequiredClass">
      <style:graphic-properties draw:fill-color="#ffa6a6" fo:min-height="0.55cm" fo:min-width="2.515cm"/>
      <style:paragraph-properties style:writing-mode="lr-tb"/>
    </style:style>
    <style:style style:name="gr304" style:family="graphic" style:parent-style-name="RequiredClass">
      <style:graphic-properties draw:fill-color="#ffa6a6" fo:min-height="0.55cm" fo:min-width="3.898cm"/>
      <style:paragraph-properties style:writing-mode="lr-tb"/>
    </style:style>
    <style:style style:name="gr305" style:family="graphic" style:parent-style-name="RequiredClass">
      <style:graphic-properties draw:fill-color="#ffa6a6" fo:min-height="0.55cm" fo:min-width="2.608cm"/>
      <style:paragraph-properties style:writing-mode="lr-tb"/>
    </style:style>
    <style:style style:name="gr306" style:family="graphic" style:parent-style-name="RequiredClass">
      <style:graphic-properties draw:fill-color="#ffa6a6" fo:min-height="0.55cm" fo:min-width="2.747cm"/>
      <style:paragraph-properties style:writing-mode="lr-tb"/>
    </style:style>
    <style:style style:name="gr307" style:family="graphic" style:parent-style-name="RequiredClass">
      <style:graphic-properties draw:fill-color="#ffa6a6" fo:min-height="0.55cm" fo:min-width="3.194cm"/>
      <style:paragraph-properties style:writing-mode="lr-tb"/>
    </style:style>
    <style:style style:name="gr308" style:family="graphic" style:parent-style-name="standard">
      <style:graphic-properties draw:stroke="none" draw:fill="none" fo:min-height="4.026cm"/>
      <style:paragraph-properties style:writing-mode="lr-tb"/>
    </style:style>
    <style:style style:name="gr309" style:family="graphic" style:parent-style-name="OptionalDeco">
      <style:graphic-properties fo:min-height="0.55cm" fo:min-width="3.852cm"/>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3" style:family="graphic" style:parent-style-name="standard">
      <style:graphic-properties draw:stroke="none" draw:fill="none" fo:min-height="3.391cm"/>
      <style:paragraph-properties style:writing-mode="lr-tb"/>
    </style:style>
    <style:style style:name="gr314" style:family="graphic" style:parent-style-name="standard">
      <style:graphic-properties draw:stroke="none" svg:stroke-color="#000000" draw:fill="none" draw:fill-color="#ffffff" fo:min-height="1.014cm"/>
      <style:paragraph-properties style:writing-mode="lr-tb"/>
    </style:style>
    <style:style style:name="gr315" style:family="graphic" style:parent-style-name="standard">
      <style:graphic-properties draw:stroke="none" draw:fill="none" fo:min-height="4.025cm"/>
      <style:paragraph-properties style:writing-mode="lr-tb"/>
    </style:style>
    <style:style style:name="gr316" style:family="graphic" style:parent-style-name="standard">
      <style:graphic-properties draw:stroke="none" draw:fill="none" fo:min-height="9.364cm"/>
      <style:paragraph-properties style:writing-mode="lr-tb"/>
    </style:style>
    <style:style style:name="gr3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0" style:family="graphic" style:parent-style-name="OptionalDeco">
      <style:graphic-properties fo:min-height="0.55cm" fo:min-width="3.884cm"/>
      <style:paragraph-properties style:writing-mode="lr-tb"/>
    </style:style>
    <style:style style:name="gr321"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2"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3" style:family="graphic" style:parent-style-name="standard">
      <style:graphic-properties draw:stroke="none" svg:stroke-color="#000000" draw:fill="none" draw:fill-color="#ffffff" fo:min-height="4.335cm"/>
      <style:paragraph-properties style:writing-mode="lr-tb"/>
    </style:style>
    <style:style style:name="gr324" style:family="graphic" style:parent-style-name="OptionalDeco">
      <style:graphic-properties fo:min-height="0.504cm" fo:min-width="3.909cm"/>
      <style:paragraph-properties style:writing-mode="lr-tb"/>
    </style:style>
    <style:style style:name="gr325" style:family="graphic" style:parent-style-name="DecoGroup">
      <style:graphic-properties fo:min-height="3.708cm" fo:min-width="19.933cm"/>
      <style:paragraph-properties style:writing-mode="lr-tb"/>
    </style:style>
    <style:style style:name="gr326" style:family="graphic" style:parent-style-name="RequiredClass">
      <style:graphic-properties fo:min-height="0.549cm" fo:min-width="3.792cm"/>
      <style:paragraph-properties style:writing-mode="lr-tb"/>
    </style:style>
    <style:style style:name="gr327" style:family="graphic" style:parent-style-name="RequiredClass">
      <style:graphic-properties fo:min-height="0.505cm" fo:min-width="2.658cm"/>
      <style:paragraph-properties style:writing-mode="lr-tb"/>
    </style:style>
    <style:style style:name="gr328" style:family="graphic" style:parent-style-name="RequiredClass">
      <style:graphic-properties fo:min-height="0.504cm" fo:min-width="2.866cm"/>
      <style:paragraph-properties style:writing-mode="lr-tb"/>
    </style:style>
    <style:style style:name="gr329" style:family="graphic" style:parent-style-name="RequiredClass">
      <style:graphic-properties fo:min-height="0.504cm" fo:min-width="2.863cm"/>
      <style:paragraph-properties style:writing-mode="lr-tb"/>
    </style:style>
    <style:style style:name="gr330" style:family="graphic" style:parent-style-name="RequiredClass">
      <style:graphic-properties fo:min-height="0.549cm" fo:min-width="3.46cm"/>
      <style:paragraph-properties style:writing-mode="lr-tb"/>
    </style:style>
    <style:style style:name="gr331" style:family="graphic" style:parent-style-name="OptionalDeco">
      <style:graphic-properties fo:min-height="0.549cm" fo:min-width="3.46cm"/>
      <style:paragraph-properties style:writing-mode="lr-tb"/>
    </style:style>
    <style:style style:name="gr332" style:family="graphic" style:parent-style-name="OptionalDeco">
      <style:graphic-properties fo:min-height="0.549cm" fo:min-width="4.329cm"/>
      <style:paragraph-properties style:writing-mode="lr-tb"/>
    </style:style>
    <style:style style:name="gr333" style:family="graphic" style:parent-style-name="RequiredClass">
      <style:graphic-properties fo:min-height="0.504cm" fo:min-width="2.864cm"/>
      <style:paragraph-properties style:writing-mode="lr-tb"/>
    </style:style>
    <style:style style:name="gr334" style:family="graphic" style:parent-style-name="OptionalDeco">
      <style:graphic-properties draw:fill-color="#ffffff" fo:min-height="0.549cm" fo:min-width="3.079cm"/>
      <style:paragraph-properties style:writing-mode="lr-tb"/>
    </style:style>
    <style:style style:name="gr335" style:family="graphic" style:parent-style-name="standard">
      <style:graphic-properties draw:stroke="none" draw:fill="none" fo:min-height="8.275cm"/>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9" style:family="graphic" style:parent-style-name="OptionalDeco">
      <style:graphic-properties draw:fill-color="#ffffff" fo:min-height="0.55cm" fo:min-width="4.011cm"/>
      <style:paragraph-properties style:writing-mode="lr-tb"/>
    </style:style>
    <style:style style:name="gr340" style:family="graphic" style:parent-style-name="OptionalDeco">
      <style:graphic-properties draw:fill-color="#ffffff" fo:min-height="0.55cm" fo:min-width="3.898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7" style:family="graphic" style:parent-style-name="standard">
      <style:graphic-properties draw:stroke="none" draw:fill="none" fo:min-height="1.577cm"/>
      <style:paragraph-properties style:writing-mode="lr-tb"/>
    </style:style>
    <style:style style:name="gr348" style:family="graphic" style:parent-style-name="OptionalDeco">
      <style:graphic-properties fo:min-height="0.55cm" fo:min-width="3.208cm"/>
      <style:paragraph-properties style:writing-mode="lr-tb"/>
    </style:style>
    <style:style style:name="gr349" style:family="graphic" style:parent-style-name="OptionalDeco">
      <style:graphic-properties fo:min-height="0.55cm" fo:min-width="3.743cm"/>
      <style:paragraph-properties style:writing-mode="lr-tb"/>
    </style:style>
    <style:style style:name="gr350"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3" style:family="graphic" style:parent-style-name="OptionalDeco">
      <style:graphic-properties draw:fill-color="#ffffff" fo:min-height="0.839cm" fo:min-width="4.645cm"/>
      <style:paragraph-properties style:writing-mode="lr-tb"/>
    </style:style>
    <style:style style:name="gr354" style:family="graphic" style:parent-style-name="OptionalDeco">
      <style:graphic-properties draw:fill-color="#ffffff" fo:min-height="0.839cm" fo:min-width="3.446cm"/>
      <style:paragraph-properties style:writing-mode="lr-tb"/>
    </style:style>
    <style:style style:name="gr355" style:family="graphic" style:parent-style-name="RequiredClass">
      <style:graphic-properties fo:min-height="0.55cm" fo:min-width="3.898cm"/>
      <style:paragraph-properties style:writing-mode="lr-tb"/>
    </style:style>
    <style:style style:name="gr356"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style:paragraph-properties fo:margin-left="0cm" fo:margin-right="0cm" fo:text-align="center" fo:text-indent="0cm" style:writing-mode="lr-tb"/>
      <style:text-properties fo:color="#000000" loext:opacity="100%" fo:font-size="12pt"/>
    </style:style>
    <style:style style:name="P33" style:family="paragraph">
      <style:paragraph-properties fo:margin-top="0cm" fo:margin-bottom="0cm"/>
    </style:style>
    <style:style style:name="P34" style:family="paragraph">
      <loext:graphic-properties draw:fill="none" draw:fill-color="#ffffff"/>
      <style:paragraph-properties fo:margin-top="0cm" fo:margin-bottom="0cm" style:writing-mode="lr-tb"/>
      <style:text-properties fo:font-size="10pt"/>
    </style:style>
    <style:style style:name="P35" style:family="paragraph">
      <loext:graphic-properties draw:fill-color="#dddddd"/>
      <style:paragraph-properties fo:text-align="center"/>
    </style:style>
    <style:style style:name="P36" style:family="paragraph">
      <loext:graphic-properties draw:fill="none" draw:fill-color="#ffffff"/>
      <style:paragraph-properties style:writing-mode="lr-tb"/>
      <style:text-properties fo:font-size="10.5pt"/>
    </style:style>
    <style:style style:name="P37" style:family="paragraph">
      <style:paragraph-properties style:writing-mode="lr-tb"/>
      <style:text-properties fo:font-size="10pt" style:font-size-asian="10pt" style:font-size-complex="10pt"/>
    </style:style>
    <style:style style:name="P38" style:family="paragraph">
      <loext:graphic-properties draw:fill-color="#ffffff"/>
      <style:paragraph-properties style:writing-mode="lr-tb"/>
      <style:text-properties fo:font-size="10pt" style:font-size-asian="10pt" style:font-size-complex="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7" style:family="paragraph">
      <style:paragraph-properties>
        <style:tab-stops>
          <style:tab-stop style:position="0.635cm"/>
          <style:tab-stop style:position="1.27cm"/>
        </style:tab-stops>
      </style:paragraph-properties>
    </style:style>
    <style:style style:name="P58"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59"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color="#ffffff"/>
      <style:paragraph-properties style:writing-mode="lr-tb"/>
      <style:text-properties fo:font-size="10pt"/>
    </style:style>
    <style:style style:name="P61" style:family="paragraph">
      <style:paragraph-properties fo:text-align="center" style:writing-mode="lr-tb"/>
      <style:text-properties fo:font-size="10pt"/>
    </style:style>
    <style:style style:name="P62" style:family="paragraph">
      <loext:graphic-properties draw:fill-color="#729fcf"/>
      <style:paragraph-properties fo:text-align="center"/>
    </style:style>
    <style:style style:name="P63" style:family="paragraph">
      <loext:graphic-properties draw:fill-color="#ffa6a6"/>
      <style:paragraph-properties style:writing-mode="lr-tb"/>
    </style:style>
    <style:style style:name="P64" style:family="paragraph">
      <loext:graphic-properties draw:fill-color="#ffffff"/>
      <style:paragraph-properties style:writing-mode="lr-tb"/>
    </style:style>
    <style:style style:name="P65" style:family="paragraph">
      <loext:graphic-properties draw:fill="none" draw:fill-color="#ffffff"/>
      <style:paragraph-properties style:writing-mode="lr-tb"/>
      <style:text-properties fo:font-size="12pt"/>
    </style:style>
    <style:style style:name="P66" style:family="paragraph">
      <style:text-properties fo:font-size="10pt"/>
    </style:style>
    <style:style style:name="P67"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8"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69" style:family="paragraph">
      <style:paragraph-properties fo:margin-top="0.051cm" fo:margin-bottom="0cm">
        <style:tab-stops>
          <style:tab-stop style:position="0.635cm"/>
          <style:tab-stop style:position="1.27cm"/>
        </style:tab-stops>
      </style:paragraph-properties>
    </style:style>
    <style:style style:name="P70"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5" style:family="text">
      <style:text-properties fo:font-size="10.5pt"/>
    </style:style>
    <style:style style:name="T16" style:family="text">
      <style:text-properties fo:font-size="10.5pt" style:font-size-asian="10pt" style:font-size-complex="10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780373" loext:opacity="100%"/>
    </style:style>
    <style:style style:name="T24" style:family="text">
      <style:text-properties style:font-size-asian="8pt" style:font-size-complex="8pt"/>
    </style:style>
    <style:style style:name="T25" style:family="text">
      <style:text-properties fo:font-size="10pt" style:font-size-asian="8pt" style:font-size-complex="8pt"/>
    </style:style>
    <style:style style:name="T26"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7" style:family="text">
      <style:text-properties style:text-position="33% 58%" fo:font-size="10pt"/>
    </style:style>
    <style:style style:name="T28"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8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ge>
      <draw:page draw:name="page2" draw:style-name="dp1" draw:master-page-name="Default">
        <draw:custom-shape draw:style-name="gr30"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1"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2" draw:text-style-name="P13" draw:layer="layout" svg:x1="4.175cm" svg:y1="10.908cm" svg:x2="5.947cm" svg:y2="10.908cm">
          <text:p/>
        </draw:line>
        <draw:line draw:style-name="gr33" draw:layer="layout" svg:x1="4.175cm" svg:y1="11.743cm" svg:x2="5.947cm" svg:y2="11.743cm">
          <text:p/>
        </draw:line>
        <draw:line draw:style-name="gr34" draw:layer="layout" svg:x1="4.175cm" svg:y1="12.578cm" svg:x2="5.947cm" svg:y2="12.578cm">
          <text:p/>
        </draw:line>
        <draw:line draw:style-name="gr35" draw:layer="layout" svg:x1="4.209cm" svg:y1="13.395cm" svg:x2="5.981cm" svg:y2="13.395cm">
          <text:p/>
        </draw:line>
        <draw:line draw:style-name="gr36" draw:text-style-name="P9" draw:layer="layout" svg:x1="4.295cm" svg:y1="14.313cm" svg:x2="6.067cm" svg:y2="14.313cm">
          <text:p/>
        </draw:line>
        <draw:frame draw:style-name="gr37"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8" draw:text-style-name="P19" draw:layer="layout" svg:width="7.938cm" svg:height="0.971cm" svg:x="9.255cm" svg:y="0.981cm">
          <draw:text-box>
            <text:p><text:span text:style-name="T6">Notation Conventions</text:span></text:p>
          </draw:text-box>
        </draw:frame>
        <draw:custom-shape draw:style-name="gr39"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0"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8" draw:text-style-name="P24" draw:layer="layout" svg:width="7.938cm" svg:height="0.971cm" svg:x="15.922cm" svg:y="4.474cm">
          <draw:text-box>
            <text:p><text:span text:style-name="T11">Deco Chain Conventions</text:span></text:p>
          </draw:text-box>
        </draw:frame>
        <draw:frame draw:style-name="gr41" draw:text-style-name="P24" draw:layer="layout" svg:width="8.573cm" svg:height="0.953cm" svg:x="2.587cm" svg:y="4.474cm">
          <draw:text-box>
            <text:p><text:span text:style-name="T11">Class Diagram Conventions</text:span></text:p>
          </draw:text-box>
        </draw:frame>
        <draw:custom-shape draw:style-name="gr42"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2" draw:text-style-name="P13" draw:layer="layout" svg:x1="4.176cm" svg:y1="10.008cm" svg:x2="5.948cm" svg:y2="10.008cm">
          <text:p/>
        </draw:line>
        <draw:frame draw:style-name="gr43" draw:text-style-name="P25" draw:layer="layout" svg:width="0.635cm" svg:height="0.814cm" svg:x="4.792cm" svg:y="10.328cm">
          <draw:text-box>
            <text:p>*</text:p>
          </draw:text-box>
        </draw:frame>
        <draw:custom-shape draw:style-name="gr44"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5"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MancalaGamesEditor</text:span></text:p>
            <text:p text:style-name="P4"><text:span text:style-name="T12">man_games_editor.py</text:span></text:p>
          </draw:text-box>
        </draw:frame>
        <draw:custom-shape draw:style-name="gr47"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8"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49"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0" draw:text-style-name="P2" xml:id="id14" draw:id="id14" draw:layer="layout" svg:width="3.81cm" svg:height="1.227cm" svg:x="11.312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2" draw:layer="layout" svg:x1="8.137cm" svg:y1="8.916cm" svg:x2="11.312cm" svg:y2="6.693cm" draw:start-shape="id12" draw:start-glue-point="1" draw:end-shape="id13" draw:end-glue-point="3" svg:d="M8137 8916h1588v-2223h1587" svg:viewBox="0 0 3176 2224">
          <text:p/>
        </draw:connector>
        <draw:connector draw:style-name="gr32" draw:layer="layout" svg:x1="8.137cm" svg:y1="8.916cm" svg:x2="11.312cm" svg:y2="8.916cm" draw:start-shape="id12" draw:start-glue-point="1" draw:end-shape="id14" draw:end-glue-point="3" svg:d="M8137 8916h3175" svg:viewBox="0 0 3176 1">
          <text:p/>
        </draw:connector>
        <draw:connector draw:style-name="gr32" draw:layer="layout" svg:x1="8.137cm" svg:y1="8.916cm" svg:x2="11.312cm" svg:y2="11.456cm" draw:start-shape="id12" draw:start-glue-point="1" draw:end-shape="id15" draw:end-glue-point="3" svg:d="M8137 8916h1588v2540h1587" svg:viewBox="0 0 3176 2541">
          <text:p/>
        </draw:connector>
        <draw:connector draw:style-name="gr32" draw:layer="layout" svg:x1="15.122cm" svg:y1="6.693cm" svg:x2="16.892cm" svg:y2="6.693cm" draw:start-shape="id13" draw:start-glue-point="1" draw:end-shape="id16" draw:end-glue-point="3" svg:d="M15122 6693h1770" svg:viewBox="0 0 1771 1">
          <text:p/>
        </draw:connector>
        <draw:frame draw:style-name="gr51" draw:text-style-name="P27" draw:layer="layout" svg:width="4.627cm" svg:height="1.905cm" svg:x="21.324cm" svg:y="5.418cm">
          <draw:text-box>
            <text:p><text:span text:style-name="T9">game_params.txt and game_param_descs.txt are loaded into the ParamData class.</text:span></text:p>
          </draw:text-box>
        </draw:frame>
        <draw:frame draw:style-name="gr52" draw:text-style-name="P27" draw:layer="layout" svg:width="4.944cm" svg:height="2.222cm" svg:x="15.926cm" svg:y="8.006cm">
          <draw:text-box>
            <text:p><text:span text:style-name="T8">Management of the game configurati</text:span><text:span text:style-name="T9">on file is done with the GameConfig class in MancalaUI</text:span></text:p>
          </draw:text-box>
        </draw:frame>
        <draw:frame draw:style-name="gr43" draw:text-style-name="P25" draw:layer="layout" svg:width="0.635cm" svg:height="0.814cm" svg:x="15.605cm" svg:y="6.08cm">
          <draw:text-box>
            <text:p>*</text:p>
          </draw:text-box>
        </draw:frame>
        <draw:custom-shape draw:style-name="gr53" draw:text-style-name="P2" xml:id="id17" draw:id="id17" draw:layer="layout" svg:width="3.81cm" svg:height="1.227cm" svg:x="6.47cm" svg:y="13.4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5" draw:layer="layout" svg:x1="5.828cm" svg:y1="9.53cm" svg:x2="6.47cm" svg:y2="14.102cm" draw:start-shape="id12" draw:start-glue-point="2" draw:end-shape="id17" draw:end-glue-point="3" svg:d="M5828 9530v4572h642" svg:viewBox="0 0 643 4573">
          <text:p/>
        </draw:connector>
      </draw:page>
      <draw:page draw:name="page4" draw:style-name="dp1" draw:master-page-name="Default">
        <draw:custom-shape draw:style-name="gr54" draw:text-style-name="P2" xml:id="id21" draw:id="id21"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GameChooser</text:span></text:p>
            <text:p text:style-name="P4"><text:span text:style-name="T12">play_mancala.py</text:span></text:p>
          </draw:text-box>
        </draw:frame>
        <draw:custom-shape draw:style-name="gr55" draw:text-style-name="P2" xml:id="id18" draw:id="id18"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6" draw:text-style-name="P13" xml:id="id22" draw:id="id22"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7" draw:text-style-name="P2" xml:id="id19" draw:id="id19"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58" draw:text-style-name="P2" xml:id="id20" draw:id="id20"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2" draw:layer="layout" svg:x1="4.862cm" svg:y1="10.351cm" svg:x2="8.037cm" svg:y2="8.611cm" draw:start-shape="id18" draw:start-glue-point="1" draw:end-shape="id19" draw:end-glue-point="3" svg:d="M4862 10351h1588v-1740h1587" svg:viewBox="0 0 3176 1741">
          <text:p/>
        </draw:connector>
        <draw:connector draw:style-name="gr32" draw:layer="layout" svg:x1="4.862cm" svg:y1="10.351cm" svg:x2="8.037cm" svg:y2="10.851cm" draw:start-shape="id18" draw:start-glue-point="1" draw:end-shape="id20" draw:end-glue-point="3" svg:d="M4862 10351h1588v500h1587" svg:viewBox="0 0 3176 501">
          <text:p/>
        </draw:connector>
        <draw:connector draw:style-name="gr32" draw:layer="layout" svg:x1="4.862cm" svg:y1="10.351cm" svg:x2="8.037cm" svg:y2="13.391cm" draw:start-shape="id18" draw:start-glue-point="1" draw:end-shape="id21" draw:end-glue-point="3" svg:d="M4862 10351h1588v3040h1587" svg:viewBox="0 0 3176 3041">
          <text:p/>
        </draw:connector>
        <draw:connector draw:style-name="gr32" draw:layer="layout" svg:x1="11.847cm" svg:y1="8.611cm" svg:x2="15.992cm" svg:y2="8.611cm" draw:start-shape="id19" draw:start-glue-point="1" draw:end-shape="id22" draw:end-glue-point="3" svg:d="M11847 8611h4145" svg:viewBox="0 0 4146 1">
          <text:p/>
        </draw:connector>
        <draw:custom-shape draw:style-name="gr59" draw:text-style-name="P2" xml:id="id23" draw:id="id23"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0" draw:text-style-name="P2" xml:id="id25" draw:id="id25"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1" draw:text-style-name="P2" xml:id="id24" draw:id="id24"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4" draw:layer="layout" svg:x1="17.897cm" svg:y1="9.225cm" svg:x2="15.692cm" svg:y2="10.759cm" draw:start-shape="id22" draw:start-glue-point="2" draw:end-shape="id23" draw:end-glue-point="0" svg:d="M17897 9225v766h-2205v768" svg:viewBox="0 0 2206 1535">
          <text:p/>
        </draw:connector>
        <draw:connector draw:style-name="gr34" draw:layer="layout" svg:x1="17.897cm" svg:y1="9.225cm" svg:x2="20.455cm" svg:y2="10.759cm" draw:start-shape="id22" draw:start-glue-point="2" draw:end-shape="id24" draw:end-glue-point="0" svg:d="M17897 9225v766h2558v768" svg:viewBox="0 0 2559 1535">
          <text:p/>
        </draw:connector>
        <draw:connector draw:style-name="gr34" draw:layer="layout" svg:x1="15.692cm" svg:y1="11.986cm" svg:x2="15.692cm" svg:y2="13.02cm" draw:start-shape="id23" draw:start-glue-point="2" draw:end-shape="id25" draw:end-glue-point="0" svg:d="M15692 11986v1034" svg:viewBox="0 0 1 1035">
          <text:p/>
        </draw:connector>
        <draw:frame draw:style-name="gr43" draw:text-style-name="P25" draw:layer="layout" svg:width="0.635cm" svg:height="0.814cm" svg:x="22.895cm" svg:y="13.032cm">
          <draw:text-box>
            <text:p>*</text:p>
          </draw:text-box>
        </draw:frame>
        <draw:custom-shape draw:style-name="gr62" draw:text-style-name="P26" xml:id="id27" draw:id="id27"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3" draw:text-style-name="P2" xml:id="id26" draw:id="id26"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2" draw:layer="layout" svg:x1="11.882cm" svg:y1="5.948cm" svg:x2="13.652cm" svg:y2="5.948cm" draw:start-shape="id26" draw:start-glue-point="1" draw:end-shape="id27" draw:end-glue-point="3" svg:d="M11882 5948h1770" svg:viewBox="0 0 1771 1">
          <text:p/>
        </draw:connector>
        <draw:frame draw:style-name="gr43" draw:text-style-name="P25" draw:layer="layout" svg:width="0.635cm" svg:height="0.814cm" svg:x="12.365cm" svg:y="5.335cm">
          <draw:text-box>
            <text:p>*</text:p>
          </draw:text-box>
        </draw:frame>
        <draw:connector draw:style-name="gr25" draw:layer="layout" svg:x1="4.862cm" svg:y1="10.351cm" svg:x2="8.072cm" svg:y2="5.948cm" draw:start-shape="id18" draw:start-glue-point="1" draw:end-shape="id26" draw:end-glue-point="3" svg:d="M4862 10351h1605v-4403h1605" svg:viewBox="0 0 3211 4404">
          <text:p/>
        </draw:connector>
        <draw:custom-shape draw:style-name="gr64" draw:text-style-name="P2" xml:id="id28" draw:id="id28"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5"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6" draw:text-style-name="P2" xml:id="id29" draw:id="id29"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4" draw:layer="layout" svg:x1="20.455cm" svg:y1="11.986cm" svg:x2="20.472cm" svg:y2="13.02cm" draw:start-shape="id24" draw:start-glue-point="2" draw:end-shape="id28" draw:end-glue-point="0" svg:d="M20455 11986v516h17v518" svg:viewBox="0 0 18 1035">
          <text:p/>
        </draw:connector>
        <draw:connector draw:style-name="gr25" draw:layer="layout" draw:line-skew="0.996cm" svg:x1="22.377cm" svg:y1="13.633cm" svg:x2="21.759cm" svg:y2="16.29cm" draw:start-shape="id28" draw:start-glue-point="1" draw:end-shape="id29" draw:end-glue-point="3" svg:d="M22377 13633h1514v1328h-2650v1329h518" svg:viewBox="0 0 2651 2658">
          <text:p/>
        </draw:connector>
        <draw:frame draw:style-name="gr43" draw:text-style-name="P25" draw:layer="layout" svg:width="0.635cm" svg:height="0.814cm" svg:x="12.382cm" svg:y="8.067cm">
          <draw:text-box>
            <text:p>*</text:p>
          </draw:text-box>
        </draw:frame>
        <draw:frame draw:style-name="gr51"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7" draw:text-style-name="P29" xml:id="id30" draw:id="id30"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68" draw:text-style-name="P29" xml:id="id32" draw:id="id32" draw:layer="layout" svg:width="4.423cm" svg:height="0.734cm" svg:x="8.621cm" svg:y="4.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69" draw:text-style-name="P29" xml:id="id33" draw:id="id33" draw:layer="layout" svg:width="4.423cm" svg:height="0.734cm" svg:x="15.13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0" draw:text-style-name="P29" xml:id="id34" draw:id="id34" draw:layer="layout" svg:width="4.423cm" svg:height="0.734cm" svg:x="15.13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1" draw:text-style-name="P30" xml:id="id35" draw:id="id35" draw:layer="layout" svg:width="4.423cm" svg:height="0.734cm" svg:x="21.48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2" draw:text-style-name="P30" xml:id="id36" draw:id="id36" draw:layer="layout" svg:width="4.423cm" svg:height="0.734cm" svg:x="21.48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142cm" draw:start-shape="id30" draw:start-glue-point="1" draw:end-shape="id31" draw:end-glue-point="3" svg:d="M6153 6630h1233v-488h1235" svg:viewBox="0 0 2469 489">
          <text:p/>
        </draw:connector>
        <draw:connector draw:style-name="gr25" draw:layer="layout" svg:x1="6.153cm" svg:y1="6.63cm" svg:x2="8.621cm" svg:y2="4.499cm" draw:start-shape="id30" draw:start-glue-point="1" draw:end-shape="id32" draw:end-glue-point="3" svg:d="M6153 6630h1233v-2131h1235" svg:viewBox="0 0 2469 2132">
          <text:p/>
        </draw:connector>
        <draw:connector draw:style-name="gr25" draw:layer="layout" svg:x1="12.971cm" svg:y1="4.499cm" svg:x2="15.135cm" svg:y2="3.879cm" draw:end-shape="id33" draw:end-glue-point="3" svg:d="M12971 4499h823v-620h1341" svg:viewBox="0 0 2165 621">
          <text:p/>
        </draw:connector>
        <draw:connector draw:style-name="gr25" draw:layer="layout" svg:x1="12.971cm" svg:y1="4.499cm" svg:x2="15.135cm" svg:y2="5.283cm" draw:end-shape="id34" draw:end-glue-point="3" svg:d="M12971 4499h823v784h1341" svg:viewBox="0 0 2165 785">
          <text:p/>
        </draw:connector>
        <draw:connector draw:style-name="gr25" draw:layer="layout" svg:x1="19.558cm" svg:y1="3.879cm" svg:x2="21.485cm" svg:y2="3.879cm" draw:start-shape="id33" draw:start-glue-point="1" draw:end-shape="id35" draw:end-glue-point="3" svg:d="M19558 3879h1927" svg:viewBox="0 0 1928 1">
          <text:p/>
        </draw:connector>
        <draw:connector draw:style-name="gr25" draw:layer="layout" svg:x1="19.485cm" svg:y1="5.304cm" svg:x2="21.485cm" svg:y2="5.283cm" draw:end-shape="id36" draw:end-glue-point="3" svg:d="M19485 5304h741v-21h1259" svg:viewBox="0 0 2001 22">
          <text:p/>
        </draw:connector>
        <draw:frame draw:style-name="gr73" draw:text-style-name="P19" draw:layer="layout" svg:width="8.032cm" svg:height="1.758cm" svg:x="9.89cm" svg:y="1cm">
          <draw:text-box>
            <text:p><text:span text:style-name="T6">MancalaUI Classes</text:span></text:p>
            <text:p text:style-name="P4"><text:span text:style-name="T12">mancala.py</text:span></text:p>
          </draw:text-box>
        </draw:frame>
        <draw:custom-shape draw:style-name="gr74" draw:text-style-name="P29" xml:id="id31" draw:id="id31" draw:layer="layout" svg:width="4.423cm" svg:height="0.734cm" svg:x="8.621cm" svg:y="5.7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5" draw:text-style-name="P29" xml:id="id37" draw:id="id37" draw:layer="layout" svg:width="4.423cm" svg:height="0.734cm" svg:x="8.621cm" svg:y="9.7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095cm" draw:start-shape="id30" draw:start-glue-point="1" draw:end-shape="id37" draw:end-glue-point="3" svg:d="M6153 6630h1233v3465h1235" svg:viewBox="0 0 2469 3466">
          <text:p/>
        </draw:connector>
        <draw:custom-shape draw:style-name="gr76" draw:text-style-name="P29" xml:id="id38" draw:id="id38" draw:layer="layout" svg:width="4.423cm" svg:height="0.734cm" svg:x="8.621cm" svg:y="7.1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49cm" draw:start-shape="id30" draw:start-glue-point="1" draw:end-shape="id38" draw:end-glue-point="3" svg:d="M6153 6630h1233v860h1235" svg:viewBox="0 0 2469 861">
          <text:p/>
        </draw:connector>
        <draw:frame draw:style-name="gr43" draw:text-style-name="P24" draw:layer="layout" svg:width="0.635cm" svg:height="0.814cm" svg:x="13.382cm" svg:y="3.888cm">
          <draw:text-box>
            <text:p><text:span text:style-name="T11">*</text:span></text:p>
          </draw:text-box>
        </draw:frame>
        <draw:custom-shape draw:style-name="gr77" draw:text-style-name="P29" xml:id="id39" draw:id="id39" draw:layer="layout" svg:width="4.423cm" svg:height="0.734cm" svg:x="8.621cm" svg:y="8.4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799cm" draw:start-shape="id30" draw:start-glue-point="1" draw:end-shape="id39" draw:end-glue-point="3" svg:d="M6153 6630h1233v2169h1235" svg:viewBox="0 0 2469 2170">
          <text:p/>
        </draw:connector>
        <draw:custom-shape draw:style-name="gr78" draw:text-style-name="P2" xml:id="id46" draw:id="id46"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79" draw:text-style-name="P2" xml:id="id45" draw:id="id45"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0" draw:text-style-name="P2" xml:id="id47" draw:id="id47"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1" draw:text-style-name="P2" xml:id="id44" draw:id="id44"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2" draw:text-style-name="P2" xml:id="id43" draw:id="id43"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3" draw:text-style-name="P2" xml:id="id42" draw:id="id42"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4" draw:text-style-name="P2" xml:id="id41" draw:id="id41"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5" draw:text-style-name="P2" xml:id="id40" draw:id="id40"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5" draw:layer="layout" svg:x1="3.941cm" svg:y1="6.997cm" svg:x2="5.602cm" svg:y2="12.306cm" draw:start-shape="id30" draw:start-glue-point="2" draw:end-shape="id40" draw:end-glue-point="3" svg:d="M3941 6997v5309h1661" svg:viewBox="0 0 1662 5310">
          <text:p/>
        </draw:connector>
        <draw:connector draw:style-name="gr35" draw:layer="layout" svg:x1="3.941cm" svg:y1="6.997cm" svg:x2="5.602cm" svg:y2="13.427cm" draw:start-shape="id30" draw:start-glue-point="2" draw:end-shape="id41" draw:end-glue-point="3" svg:d="M3941 6997v6430h1661" svg:viewBox="0 0 1662 6431">
          <text:p/>
        </draw:connector>
        <draw:connector draw:style-name="gr35" draw:layer="layout" svg:x1="3.941cm" svg:y1="6.997cm" svg:x2="5.602cm" svg:y2="14.547cm" draw:start-shape="id30" draw:start-glue-point="2" draw:end-shape="id42" draw:end-glue-point="3" svg:d="M3941 6997v7550h1661" svg:viewBox="0 0 1662 7551">
          <text:p/>
        </draw:connector>
        <draw:connector draw:style-name="gr35" draw:layer="layout" svg:x1="3.941cm" svg:y1="6.997cm" svg:x2="5.602cm" svg:y2="15.668cm" draw:start-shape="id30" draw:start-glue-point="2" draw:end-shape="id43" draw:end-glue-point="3" svg:d="M3941 6997v8671h1661" svg:viewBox="0 0 1662 8672">
          <text:p/>
        </draw:connector>
        <draw:connector draw:style-name="gr35" draw:layer="layout" svg:x1="3.941cm" svg:y1="6.997cm" svg:x2="5.602cm" svg:y2="16.788cm" draw:start-shape="id30" draw:start-glue-point="2" draw:end-shape="id44" draw:end-glue-point="3" svg:d="M3941 6997v9791h1661" svg:viewBox="0 0 1662 9792">
          <text:p/>
        </draw:connector>
        <draw:connector draw:style-name="gr35" draw:layer="layout" svg:x1="3.941cm" svg:y1="6.997cm" svg:x2="5.549cm" svg:y2="20.15cm" draw:start-shape="id30" draw:start-glue-point="2" draw:end-shape="id45" draw:end-glue-point="3" svg:d="M3941 6997v13153h1608" svg:viewBox="0 0 1609 13154">
          <text:p/>
        </draw:connector>
        <draw:connector draw:style-name="gr35" draw:layer="layout" svg:x1="3.941cm" svg:y1="6.997cm" svg:x2="5.602cm" svg:y2="19.029cm" draw:start-shape="id30" draw:start-glue-point="2" draw:end-shape="id46" draw:end-glue-point="3" svg:d="M3941 6997v12032h1661" svg:viewBox="0 0 1662 12033">
          <text:p/>
        </draw:connector>
        <draw:connector draw:style-name="gr35" draw:layer="layout" svg:x1="3.941cm" svg:y1="6.997cm" svg:x2="5.602cm" svg:y2="17.909cm" draw:start-shape="id30" draw:start-glue-point="2" draw:end-shape="id47" draw:end-glue-point="3" svg:d="M3941 6997v10912h1661" svg:viewBox="0 0 1662 10913">
          <text:p/>
        </draw:connector>
        <draw:custom-shape draw:style-name="gr86" draw:text-style-name="P2" xml:id="id48" draw:id="id48" draw:layer="layout" svg:width="3.81cm" svg:height="0.762cm" svg:x="11.423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type="rectangle" draw:enhanced-path="M 0 0 L 21600 0 21600 21600 0 21600 0 0 Z N"/>
        </draw:custom-shape>
        <draw:connector draw:style-name="gr35" draw:layer="layout" svg:x1="9.412cm" svg:y1="12.306cm" svg:x2="11.423cm" svg:y2="12.308cm" draw:start-shape="id40" draw:start-glue-point="1" draw:end-shape="id48" draw:end-glue-point="3" svg:d="M9412 12306h1006v2h1005" svg:viewBox="0 0 2012 3">
          <text:p/>
        </draw:connector>
      </draw:page>
      <draw:page draw:name="page6" draw:style-name="dp1" draw:master-page-name="Default">
        <draw:custom-shape draw:style-name="gr87" draw:text-style-name="P20" xml:id="id50" draw:id="id50"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88" draw:text-style-name="P20" xml:id="id51" draw:id="id51"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89" draw:text-style-name="P20" xml:id="id52" draw:id="id52"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88" draw:text-style-name="P20" xml:id="id53" draw:id="id53"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0" draw:text-style-name="P20" xml:id="id58" draw:id="id58"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1" draw:text-style-name="P20" xml:id="id59" draw:id="id59"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2" draw:text-style-name="P30" xml:id="id49" draw:id="id49"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3" draw:text-style-name="P29" xml:id="id55" draw:id="id55"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94" draw:text-style-name="P29" xml:id="id56" draw:id="id56"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95" draw:text-style-name="P20" xml:id="id54" draw:id="id54"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96" draw:text-style-name="P30" xml:id="id57" draw:id="id57"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97"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3" draw:layer="layout" svg:x1="5.596cm" svg:y1="4.361cm" svg:x2="7.586cm" svg:y2="5.675cm" draw:start-shape="id49" draw:start-glue-point="6" draw:end-shape="id50" draw:end-glue-point="3" svg:d="M5596 4361v1314h1990" svg:viewBox="0 0 1991 1315">
          <text:p/>
        </draw:connector>
        <draw:connector draw:style-name="gr33" draw:layer="layout" svg:x1="5.596cm" svg:y1="4.361cm" svg:x2="7.586cm" svg:y2="6.922cm" draw:start-shape="id49" draw:start-glue-point="6" draw:end-shape="id51" draw:end-glue-point="3" svg:d="M5596 4361v2561h1990" svg:viewBox="0 0 1991 2562">
          <text:p/>
        </draw:connector>
        <draw:connector draw:style-name="gr33" draw:layer="layout" svg:x1="5.596cm" svg:y1="4.361cm" svg:x2="7.586cm" svg:y2="8.168cm" draw:start-shape="id49" draw:start-glue-point="6" draw:end-shape="id52" draw:end-glue-point="3" svg:d="M5596 4361v3807h1990" svg:viewBox="0 0 1991 3808">
          <text:p/>
        </draw:connector>
        <draw:connector draw:style-name="gr33" draw:layer="layout" svg:x1="5.596cm" svg:y1="4.361cm" svg:x2="7.586cm" svg:y2="9.415cm" draw:start-shape="id49" draw:start-glue-point="6" draw:end-shape="id53" draw:end-glue-point="3" svg:d="M5596 4361v5054h1990" svg:viewBox="0 0 1991 5055">
          <text:p/>
        </draw:connector>
        <draw:connector draw:style-name="gr33" draw:layer="layout" svg:x1="5.596cm" svg:y1="4.361cm" svg:x2="7.586cm" svg:y2="10.627cm" draw:start-shape="id49" draw:start-glue-point="6" draw:end-shape="id54" draw:end-glue-point="3" svg:d="M5596 4361v6266h1990" svg:viewBox="0 0 1991 6267">
          <text:p/>
        </draw:connector>
        <draw:connector draw:style-name="gr27" draw:layer="layout" svg:x1="12.944cm" svg:y1="6.922cm" svg:x2="14.531cm" svg:y2="8.168cm" draw:start-shape="id51" draw:start-glue-point="1" draw:end-shape="id55" draw:end-glue-point="3" svg:d="M12944 6922h793v1246h794" svg:viewBox="0 0 1588 1247">
          <text:p/>
        </draw:connector>
        <draw:connector draw:style-name="gr27" draw:layer="layout" svg:x1="12.941cm" svg:y1="8.168cm" svg:x2="14.531cm" svg:y2="8.168cm" draw:start-shape="id52" draw:start-glue-point="1" draw:end-shape="id55" draw:end-glue-point="3" svg:d="M12941 8168h1590" svg:viewBox="0 0 1591 1">
          <text:p/>
        </draw:connector>
        <draw:connector draw:style-name="gr27" draw:layer="layout" svg:x1="12.944cm" svg:y1="9.415cm" svg:x2="14.531cm" svg:y2="8.168cm" draw:start-shape="id53" draw:start-glue-point="1" draw:end-shape="id55" draw:end-glue-point="3" svg:d="M12944 9415h793v-1247h794" svg:viewBox="0 0 1588 1248">
          <text:p/>
        </draw:connector>
        <draw:connector draw:style-name="gr27" draw:layer="layout" svg:x1="12.944cm" svg:y1="10.627cm" svg:x2="14.531cm" svg:y2="10.625cm" draw:start-shape="id54" draw:start-glue-point="1" draw:end-shape="id56" draw:end-glue-point="3" svg:d="M12944 10627h793v-2h794" svg:viewBox="0 0 1588 3">
          <text:p/>
        </draw:connector>
        <draw:connector draw:style-name="gr33" draw:layer="layout" svg:x1="11.131cm" svg:y1="15.614cm" svg:x2="13.229cm" svg:y2="16.854cm" draw:start-shape="id57" draw:start-glue-point="6" draw:end-shape="id58" draw:end-glue-point="3" svg:d="M11131 15614v1240h2098" svg:viewBox="0 0 2099 1241">
          <text:p/>
        </draw:connector>
        <draw:connector draw:style-name="gr33" draw:layer="layout" svg:x1="11.131cm" svg:y1="15.614cm" svg:x2="13.229cm" svg:y2="18.223cm" draw:start-shape="id57" draw:start-glue-point="6" draw:end-shape="id59" draw:end-glue-point="3" svg:d="M11131 15614v2609h2098" svg:viewBox="0 0 2099 2610">
          <text:p/>
        </draw:connector>
        <draw:custom-shape draw:style-name="gr98" draw:text-style-name="P29" xml:id="id61" draw:id="id61"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95" draw:text-style-name="P20" xml:id="id60" draw:id="id60"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3" draw:layer="layout" svg:x1="5.596cm" svg:y1="4.361cm" svg:x2="7.586cm" svg:y2="11.927cm" draw:start-shape="id49" draw:start-glue-point="6" draw:end-shape="id60" draw:end-glue-point="3" svg:d="M5596 4361v7566h1990" svg:viewBox="0 0 1991 7567">
          <text:p/>
        </draw:connector>
        <draw:connector draw:style-name="gr27" draw:layer="layout" svg:x1="12.944cm" svg:y1="11.927cm" svg:x2="14.531cm" svg:y2="11.925cm" draw:start-shape="id60" draw:start-glue-point="1" draw:end-shape="id61" svg:d="M12944 11927h793v-2h794" svg:viewBox="0 0 1588 3">
          <text:p/>
        </draw:connector>
        <draw:custom-shape draw:style-name="gr91" draw:text-style-name="P20" xml:id="id62" draw:id="id62"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3" draw:layer="layout" svg:x1="11.131cm" svg:y1="15.614cm" svg:x2="13.229cm" svg:y2="19.523cm" draw:start-shape="id57" draw:start-glue-point="6" draw:end-shape="id62" draw:end-glue-point="3" svg:d="M11131 15614v3909h2098" svg:viewBox="0 0 2099 3910">
          <text:p/>
        </draw:connector>
        <draw:custom-shape draw:style-name="gr99" draw:text-style-name="P30" xml:id="id63" draw:id="id63"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3" draw:layer="layout" svg:x1="19.198cm" svg:y1="12.918cm" svg:x2="17.366cm" svg:y2="8.168cm" draw:start-shape="id63" draw:start-glue-point="3" draw:end-shape="id55" draw:end-glue-point="1" svg:d="M19198 12918h-917v-4750h-915" svg:viewBox="0 0 1833 4751">
          <text:p/>
        </draw:connector>
        <draw:connector draw:style-name="gr33" draw:layer="layout" svg:x1="19.198cm" svg:y1="12.918cm" svg:x2="17.366cm" svg:y2="10.625cm" draw:start-shape="id63" draw:start-glue-point="3" draw:end-shape="id56" draw:end-glue-point="1" svg:d="M19198 12918h-917v-2293h-915" svg:viewBox="0 0 1833 2294">
          <text:p/>
        </draw:connector>
        <draw:connector draw:style-name="gr33" draw:layer="layout" svg:x1="19.198cm" svg:y1="12.918cm" svg:x2="17.366cm" svg:y2="11.925cm" draw:start-shape="id63" draw:start-glue-point="3" draw:end-shape="id61" draw:end-glue-point="1" svg:d="M19198 12918h-917v-993h-915" svg:viewBox="0 0 1833 994">
          <text:p/>
        </draw:connector>
        <draw:custom-shape draw:style-name="gr100" draw:text-style-name="P29" xml:id="id64" draw:id="id64"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0" draw:start-glue-point="7" draw:end-shape="id64" draw:end-glue-point="3" svg:d="M11872 12291v780h2359" svg:viewBox="0 0 2360 781">
          <text:p/>
        </draw:connector>
        <draw:frame draw:style-name="gr101"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69" draw:id="id69"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2" draw:text-style-name="P31" xml:id="id68" draw:id="id68"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3" draw:text-style-name="P31" xml:id="id65" draw:id="id65"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04" draw:text-style-name="P2" xml:id="id73" draw:id="id73"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5" draw:text-style-name="P2" xml:id="id66" draw:id="id66"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06" draw:text-style-name="P2" xml:id="id67" draw:id="id67"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07" draw:text-style-name="P19" draw:layer="layout" svg:width="13.621cm" svg:height="1.289cm" svg:x="6.967cm" svg:y="0.981cm">
          <draw:text-box>
            <text:p><text:span text:style-name="T6">AIPlayer and AIAlgorithm Integration</text:span></text:p>
          </draw:text-box>
        </draw:frame>
        <draw:connector draw:style-name="gr108" draw:text-style-name="P13" draw:layer="layout" svg:x1="19.177cm" svg:y1="11.152cm" svg:x2="20.555cm" svg:y2="14.853cm" draw:start-shape="id65" draw:start-glue-point="6" draw:end-shape="id66" draw:end-glue-point="3" svg:d="M19177 11152v3701h1378" svg:viewBox="0 0 1379 3702">
          <text:p><text:s text:c="5"/></text:p>
        </draw:connector>
        <draw:connector draw:style-name="gr33" draw:layer="layout" svg:x1="19.177cm" svg:y1="11.152cm" svg:x2="20.555cm" svg:y2="13.007cm" draw:start-shape="id65" draw:start-glue-point="6" draw:end-shape="id67" draw:end-glue-point="3" svg:d="M19177 11152v1855h1378" svg:viewBox="0 0 1379 1856">
          <text:p/>
        </draw:connector>
        <draw:connector draw:style-name="gr33" draw:layer="layout" draw:line-skew="0.101cm" svg:x1="11.074cm" svg:y1="7.934cm" svg:x2="8.914cm" svg:y2="9.895cm" draw:start-shape="id68" draw:start-glue-point="2" draw:end-shape="id69" draw:end-glue-point="0" svg:d="M11074 7934v1082h-2160v879" svg:viewBox="0 0 2161 1962">
          <text:p/>
        </draw:connector>
        <draw:custom-shape draw:style-name="gr103" draw:text-style-name="P31" xml:id="id70" draw:id="id70"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09" draw:text-style-name="P2" xml:id="id71" draw:id="id71"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3" draw:layer="layout" svg:x1="16.391cm" svg:y1="4.511cm" svg:x2="16.408cm" svg:y2="6.163cm" draw:start-shape="id70" draw:start-glue-point="2" draw:end-shape="id71" draw:end-glue-point="0" svg:d="M16391 4511v826h17v826" svg:viewBox="0 0 18 1653">
          <text:p/>
        </draw:connector>
        <draw:connector draw:style-name="gr25" draw:layer="layout" svg:x1="14.486cm" svg:y1="4.13cm" svg:x2="12.979cm" svg:y2="7.3cm" draw:start-shape="id70" draw:start-glue-point="3" draw:end-shape="id68" draw:end-glue-point="9" svg:d="M14486 4130h-753v3170h-754" svg:viewBox="0 0 1508 3171">
          <text:p/>
        </draw:connector>
        <draw:connector draw:style-name="gr25" draw:layer="layout" draw:line-skew="-1.674cm" svg:x1="18.415cm" svg:y1="10.772cm" svg:x2="12.979cm" svg:y2="7.806cm" draw:start-shape="id65" draw:start-glue-point="3" draw:end-shape="id68" draw:end-glue-point="8" svg:d="M18415 10772h-4392v-2966h-1044" svg:viewBox="0 0 5437 2967">
          <text:p/>
        </draw:connector>
        <draw:connector draw:style-name="gr110" draw:text-style-name="P13" draw:layer="layout" draw:line-skew="1.043cm" svg:x1="22.225cm" svg:y1="10.772cm" svg:x2="18.296cm" svg:y2="4.13cm" draw:start-shape="id65" draw:start-glue-point="1" draw:end-shape="id70" draw:end-glue-point="1" svg:d="M22225 10772h1561v-6642h-5490" svg:viewBox="0 0 5491 6643">
          <text:p><text:s/></text:p>
        </draw:connector>
        <draw:custom-shape draw:style-name="gr111" draw:text-style-name="P2" xml:id="id72" draw:id="id72"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3" draw:layer="layout" svg:x1="19.177cm" svg:y1="11.152cm" svg:x2="20.637cm" svg:y2="16.779cm" draw:start-shape="id65" draw:start-glue-point="6" draw:end-shape="id72" draw:end-glue-point="3" svg:d="M19177 11152v5627h1460" svg:viewBox="0 0 1461 5628">
          <text:p/>
        </draw:connector>
        <draw:connector draw:style-name="gr25" draw:layer="layout" svg:x1="5.235cm" svg:y1="5.189cm" svg:x2="16.391cm" svg:y2="3.75cm" draw:start-shape="id73" draw:start-glue-point="9" draw:end-shape="id70" draw:end-glue-point="0" svg:d="M5235 5189h4626v-1958h6530v519" svg:viewBox="0 0 11157 1959">
          <text:p/>
        </draw:connector>
        <draw:custom-shape draw:style-name="gr103" draw:text-style-name="P31" xml:id="id74" draw:id="id74"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2" draw:text-style-name="P13" xml:id="id75" draw:id="id75"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3" draw:layer="layout" svg:x1="16.395cm" svg:y1="18.506cm" svg:x2="16.395cm" svg:y2="19.331cm" draw:start-shape="id74" draw:start-glue-point="2" draw:end-shape="id75" draw:end-glue-point="0" svg:d="M16395 18506v825" svg:viewBox="0 0 1 826">
          <text:p/>
        </draw:connector>
        <draw:frame draw:style-name="gr113"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14" draw:text-style-name="P2" xml:id="id76" draw:id="id76"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1" draw:start-glue-point="6" draw:end-shape="id76" draw:end-glue-point="0" svg:d="M15265 6925v5934h-2892v876" svg:viewBox="0 0 2893 6811">
          <text:p/>
        </draw:connector>
        <draw:connector draw:style-name="gr27" draw:layer="layout" draw:line-skew="0.642cm" svg:x1="8.914cm" svg:y1="10.657cm" svg:x2="12.373cm" svg:y2="13.735cm" draw:start-shape="id69" draw:start-glue-point="2" draw:end-shape="id76" draw:end-glue-point="0" svg:d="M8914 10657v2181h3459v897" svg:viewBox="0 0 3460 3079">
          <text:p/>
        </draw:connector>
        <draw:connector draw:style-name="gr25" draw:layer="layout" svg:x1="5.235cm" svg:y1="6.005cm" svg:x2="7.009cm" svg:y2="10.276cm" draw:start-shape="id73" draw:start-glue-point="8" draw:end-shape="id69" draw:end-glue-point="3" svg:d="M5235 6005h887v4271h887" svg:viewBox="0 0 1775 4272">
          <text:p/>
        </draw:connector>
        <draw:connector draw:style-name="gr27" draw:layer="layout" svg:x1="16.408cm" svg:y1="6.925cm" svg:x2="16.395cm" svg:y2="17.745cm" draw:start-shape="id71" draw:start-glue-point="2" draw:end-shape="id74" draw:end-glue-point="0" svg:d="M16408 6925v5410h-13v5410" svg:viewBox="0 0 14 10821">
          <text:p/>
        </draw:connector>
        <draw:connector draw:style-name="gr27" draw:layer="layout" draw:line-skew="1.281cm" svg:x1="24.365cm" svg:y1="13.007cm" svg:x2="18.3cm" svg:y2="18.125cm" draw:start-shape="id67" draw:start-glue-point="1" draw:end-shape="id74" draw:end-glue-point="1" svg:d="M24365 13007h1799v5118h-7864" svg:viewBox="0 0 7865 5119">
          <text:p/>
        </draw:connector>
        <draw:connector draw:style-name="gr27" draw:layer="layout" svg:x1="24.365cm" svg:y1="14.853cm" svg:x2="18.3cm" svg:y2="18.125cm" draw:start-shape="id66" draw:start-glue-point="1" draw:end-shape="id74" draw:end-glue-point="1" svg:d="M24365 14853h518v3272h-6583" svg:viewBox="0 0 6584 3273">
          <text:p/>
        </draw:connector>
        <draw:connector draw:style-name="gr27" draw:layer="layout" draw:line-skew="-0.082cm" svg:x1="24.447cm" svg:y1="17.032cm" svg:x2="18.3cm" svg:y2="18.125cm" draw:start-shape="id72" draw:start-glue-point="8" draw:end-shape="id74" draw:end-glue-point="1" svg:d="M24447 17032h436v1093h-6583" svg:viewBox="0 0 6584 1094">
          <text:p/>
        </draw:connector>
        <draw:frame draw:style-name="gr11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16"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1" draw:start-glue-point="7" draw:end-shape="id65" draw:end-glue-point="0" svg:d="M17551 6925v1733h2769v1734" svg:viewBox="0 0 2770 3468">
          <text:p/>
        </draw:connector>
      </draw:page>
      <draw:page draw:name="page8" draw:style-name="dp1" draw:master-page-name="Default">
        <draw:frame draw:style-name="gr107" draw:text-style-name="P19" draw:layer="layout" svg:width="8.032cm" svg:height="1.289cm" svg:x="9.89cm" svg:y="1.001cm">
          <draw:text-box>
            <text:p><text:span text:style-name="T6">Animator Classes</text:span></text:p>
          </draw:text-box>
        </draw:frame>
        <draw:custom-shape draw:style-name="gr117" draw:text-style-name="P32" xml:id="id77" draw:id="id77"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2"><text:span text:style-name="T14">Mancala</text:span></text:p>
          <draw:enhanced-geometry svg:viewBox="0 0 21600 21600" draw:type="rectangle" draw:enhanced-path="M 0 0 L 21600 0 21600 21600 0 21600 0 0 Z N"/>
        </draw:custom-shape>
        <draw:custom-shape draw:style-name="gr118" draw:text-style-name="P13" xml:id="id78" draw:id="id78"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List</text:p>
          <draw:enhanced-geometry svg:viewBox="0 0 21600 21600" draw:type="rectangle" draw:enhanced-path="M 0 0 L 21600 0 21600 21600 0 21600 0 0 Z N"/>
        </draw:custom-shape>
        <draw:connector draw:style-name="gr25" draw:layer="layout" svg:x1="7.975cm" svg:y1="5.038cm" svg:x2="10.293cm" svg:y2="5.038cm" draw:start-shape="id77" draw:start-glue-point="1" draw:end-shape="id78" draw:end-glue-point="3" svg:d="M7975 5038h2318" svg:viewBox="0 0 2319 1">
          <text:p/>
        </draw:connector>
        <draw:frame draw:style-name="gr43" draw:text-style-name="P25" draw:layer="layout" svg:width="0.635cm" svg:height="0.814cm" svg:x="8.53cm" svg:y="4.453cm">
          <draw:text-box>
            <text:p>*</text:p>
          </draw:text-box>
        </draw:frame>
        <draw:custom-shape draw:style-name="gr118" draw:text-style-name="P13"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GameState</text:p>
          <draw:enhanced-geometry svg:viewBox="0 0 21600 21600" draw:type="rectangle" draw:enhanced-path="M 0 0 L 21600 0 21600 21600 0 21600 0 0 Z N"/>
        </draw:custom-shape>
        <draw:custom-shape draw:style-name="gr118" draw:text-style-name="P13" xml:id="id80" draw:id="id80"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18" draw:text-style-name="P13" xml:id="id81" draw:id="id81"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lash</text:p>
          <draw:enhanced-geometry svg:viewBox="0 0 21600 21600" draw:type="rectangle" draw:enhanced-path="M 0 0 L 21600 0 21600 21600 0 21600 0 0 Z N"/>
        </draw:custom-shape>
        <draw:custom-shape draw:style-name="gr118" draw:text-style-name="P13" xml:id="id82" draw:id="id82"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etStateVar</text:p>
          <draw:enhanced-geometry svg:viewBox="0 0 21600 21600" draw:type="rectangle" draw:enhanced-path="M 0 0 L 21600 0 21600 21600 0 21600 0 0 Z N"/>
        </draw:custom-shape>
        <draw:custom-shape draw:style-name="gr118" draw:text-style-name="P13" xml:id="id83" draw:id="id83"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State</text:p>
          <draw:enhanced-geometry svg:viewBox="0 0 21600 21600" draw:type="rectangle" draw:enhanced-path="M 0 0 L 21600 0 21600 21600 0 21600 0 0 Z N"/>
        </draw:custom-shape>
        <draw:custom-shape draw:style-name="gr118" draw:text-style-name="P13" xml:id="id84" draw:id="id84"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essage</text:p>
          <draw:enhanced-geometry svg:viewBox="0 0 21600 21600" draw:type="rectangle" draw:enhanced-path="M 0 0 L 21600 0 21600 21600 0 21600 0 0 Z N"/>
        </draw:custom-shape>
        <draw:custom-shape draw:style-name="gr118" draw:text-style-name="P13" xml:id="id85" draw:id="id85"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heduleCallback</text:p>
          <draw:enhanced-geometry svg:viewBox="0 0 21600 21600" draw:type="rectangle" draw:enhanced-path="M 0 0 L 21600 0 21600 21600 0 21600 0 0 Z N"/>
        </draw:custom-shape>
        <draw:custom-shape draw:style-name="gr118" draw:text-style-name="P13" xml:id="id79" draw:id="id79"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or</text:p>
          <draw:enhanced-geometry svg:viewBox="0 0 21600 21600" draw:type="rectangle" draw:enhanced-path="M 0 0 L 21600 0 21600 21600 0 21600 0 0 Z N"/>
        </draw:custom-shape>
        <draw:connector draw:style-name="gr25" draw:layer="layout" svg:x1="14.712cm" svg:y1="9.906cm" svg:x2="17.304cm" svg:y2="9.906cm" draw:start-shape="id79" draw:start-glue-point="1" draw:end-shape="id80" draw:end-glue-point="3" svg:d="M14712 9906h2592" svg:viewBox="0 0 2593 1">
          <text:p/>
        </draw:connector>
        <draw:connector draw:style-name="gr34" draw:layer="layout" svg:x1="19.209cm" svg:y1="10.287cm" svg:x2="19.818cm" svg:y2="11.469cm" draw:start-shape="id80" draw:start-glue-point="2" draw:end-shape="id81" draw:end-glue-point="3" svg:d="M19209 10287v1182h609" svg:viewBox="0 0 610 1183">
          <text:p/>
        </draw:connector>
        <draw:connector draw:style-name="gr34" draw:layer="layout" svg:x1="19.209cm" svg:y1="10.287cm" svg:x2="19.818cm" svg:y2="13.078cm" draw:start-shape="id80" draw:start-glue-point="2" draw:end-shape="id82" draw:end-glue-point="3" svg:d="M19209 10287v2791h609" svg:viewBox="0 0 610 2792">
          <text:p/>
        </draw:connector>
        <draw:connector draw:style-name="gr34" draw:layer="layout" svg:x1="19.209cm" svg:y1="10.287cm" svg:x2="19.818cm" svg:y2="14.687cm" draw:start-shape="id80" draw:start-glue-point="2" draw:end-shape="id83" draw:end-glue-point="3" svg:d="M19209 10287v4400h609" svg:viewBox="0 0 610 4401">
          <text:p/>
        </draw:connector>
        <draw:connector draw:style-name="gr34" draw:layer="layout" svg:x1="19.209cm" svg:y1="10.287cm" svg:x2="19.818cm" svg:y2="16.295cm" draw:start-shape="id80" draw:start-glue-point="2" draw:end-shape="id84" draw:end-glue-point="3" svg:d="M19209 10287v6008h609" svg:viewBox="0 0 610 6009">
          <text:p/>
        </draw:connector>
        <draw:connector draw:style-name="gr34" draw:layer="layout" svg:x1="19.209cm" svg:y1="10.287cm" svg:x2="19.818cm" svg:y2="17.904cm" draw:start-shape="id80" draw:start-glue-point="2" draw:end-shape="id85" draw:end-glue-point="3" svg:d="M19209 10287v7617h609" svg:viewBox="0 0 610 7618">
          <text:p/>
        </draw:connector>
        <draw:frame draw:style-name="gr43" draw:text-style-name="P25" draw:layer="layout" svg:width="0.635cm" svg:height="0.814cm" svg:x="15.231cm" svg:y="9.353cm">
          <draw:text-box>
            <text:p>*</text:p>
          </draw:text-box>
        </draw:frame>
        <draw:frame draw:style-name="gr119" draw:text-style-name="P34" draw:layer="layout" svg:width="6.62cm" svg:height="4.043cm" svg:x="15.05cm" svg:y="3.533cm">
          <draw:text-box>
            <text:p text:style-name="P33"><text:span text:style-name="T9">Assignments to an AniList generate SetStateVar animations.</text:span><text:span text:style-name="T9"><text:line-break/></text:span><text:span text:style-name="T9"/></text:p>
            <text:p text:style-name="P33"><text:span text:style-name="T9">These animator hooks are used for 5 state variable and only when they are configured for use in a game.</text:span></text:p>
            <text:p text:style-name="P33"><text:span text:style-name="T9"/></text:p>
            <text:p text:style-name="P33"><text:span text:style-name="T9">These hooks are not included if animator.ENABLED is set False.</text:span></text:p>
            <text:p text:style-name="P33"><text:span text:style-name="T9"/></text:p>
          </draw:text-box>
        </draw:frame>
      </draw:page>
      <draw:page draw:name="page9" draw:style-name="dp1" draw:master-page-name="Default">
        <draw:custom-shape draw:style-name="gr120" draw:text-style-name="P35" xml:id="id95" draw:id="id95"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1" draw:text-style-name="P2" xml:id="id86" draw:id="id86"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2" draw:text-style-name="P31" xml:id="id89" draw:id="id89"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2" draw:text-style-name="P31" xml:id="id90" draw:id="id90"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3" draw:text-style-name="P2" xml:id="id87" draw:id="id87"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2"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2"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2"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2"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2"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2"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2"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2"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2" draw:text-style-name="P31" xml:id="id88" draw:id="id88"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4" draw:text-style-name="P19" draw:layer="layout" svg:width="6.35cm" svg:height="1.27cm" svg:x="10.525cm" svg:y="1cm">
          <draw:text-box>
            <text:p><text:span text:style-name="T6">Mancala Classes</text:span></text:p>
          </draw:text-box>
        </draw:frame>
        <draw:frame draw:style-name="gr125" draw:text-style-name="P36" draw:layer="layout" svg:width="5.133cm" svg:height="0.925cm" svg:x="17.352cm" svg:y="12.806cm">
          <draw:text-box>
            <text:p><text:span text:style-name="T15">Two EndMoveIf: ender &amp; quiter</text:span></text:p>
            <text:p><text:span text:style-name="T15">One each of others</text:span></text:p>
          </draw:text-box>
        </draw:frame>
        <draw:connector draw:style-name="gr25" draw:layer="layout" svg:x1="10.001cm" svg:y1="6.855cm" svg:x2="14.794cm" svg:y2="10.807cm" draw:start-shape="id86" draw:start-glue-point="7" draw:end-shape="id87" draw:end-glue-point="3" svg:d="M10001 6855v3952h4793" svg:viewBox="0 0 4794 3953">
          <text:p/>
        </draw:connector>
        <draw:connector draw:style-name="gr25" draw:layer="layout" svg:x1="6.953cm" svg:y1="6.474cm" svg:x2="4.257cm" svg:y2="5.277cm" draw:start-shape="id86" draw:start-glue-point="3" draw:end-shape="id88" draw:end-glue-point="2" svg:d="M6953 6474h-2696v-1197" svg:viewBox="0 0 2697 1198">
          <text:p/>
        </draw:connector>
        <draw:connector draw:style-name="gr25" draw:layer="layout" draw:line-skew="-0.635cm" svg:x1="10.763cm" svg:y1="6.474cm" svg:x2="14.765cm" svg:y2="5.707cm" draw:start-shape="id86" draw:start-glue-point="1" draw:end-shape="id89" draw:end-glue-point="3" svg:d="M10763 6474h1366v-767h2636" svg:viewBox="0 0 4003 768">
          <text:p/>
        </draw:connector>
        <draw:connector draw:style-name="gr25" draw:layer="layout" draw:line-skew="-0.657cm" svg:x1="10.763cm" svg:y1="6.474cm" svg:x2="14.8cm" svg:y2="7.174cm" draw:start-shape="id86" draw:start-glue-point="1" draw:end-shape="id90" draw:end-glue-point="3" svg:d="M10763 6474h1362v700h2675" svg:viewBox="0 0 4038 701">
          <text:p/>
        </draw:connector>
        <draw:frame draw:style-name="gr126" draw:text-style-name="P36" draw:layer="layout" svg:width="3.394cm" svg:height="1.336cm" svg:x="9.095cm" svg:y="12.534cm">
          <draw:text-box>
            <text:p><text:span text:style-name="T15">Full access to </text:span></text:p>
            <text:p><text:span text:style-name="T15">game instance attributes</text:span></text:p>
          </draw:text-box>
        </draw:frame>
        <draw:custom-shape draw:style-name="gr127" draw:text-style-name="P38" xml:id="id91" draw:id="id91"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ConstsError</text:span></text:p>
          <draw:enhanced-geometry svg:viewBox="0 0 21600 21600" draw:type="rectangle" draw:enhanced-path="M 0 0 L 21600 0 21600 21600 0 21600 0 0 Z N"/>
        </draw:custom-shape>
        <draw:custom-shape draw:style-name="gr128" draw:text-style-name="P38" xml:id="id92" draw:id="id92"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9" draw:end-shape="id91" svg:d="M18575 5707h1305" svg:viewBox="0 0 1306 1">
          <text:p/>
        </draw:connector>
        <draw:custom-shape draw:style-name="gr102"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29" draw:text-style-name="P36" draw:layer="layout" svg:width="8.155cm" svg:height="2.158cm" svg:x="17.245cm" svg:y="8.127cm">
          <draw:text-box>
            <text:p><text:span text:style-name="T15">GameInfo uses the ‘rules’ class-scope method of the Mancala </text:span><text:span text:style-name="T16">class</text:span><text:span text:style-name="T15"> to test GameInfo before the game class is instantiated.</text:span></text:p>
            <text:p><text:span text:style-name="T15"/></text:p>
          </draw:text-box>
        </draw:frame>
        <draw:custom-shape draw:style-name="gr102"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0" draw:text-style-name="P2" xml:id="id93" draw:id="id93"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0" draw:start-glue-point="1" draw:end-shape="id92" draw:end-glue-point="3" svg:d="M18610 7174h1270" svg:viewBox="0 0 1271 1">
          <text:p/>
        </draw:connector>
        <draw:custom-shape draw:style-name="gr131" draw:text-style-name="P2" xml:id="id94" draw:id="id94"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3" draw:start-glue-point="2" draw:end-shape="id88" draw:end-glue-point="0" svg:d="M4257 3287v1228" svg:viewBox="0 0 1 1229">
          <text:p/>
        </draw:connector>
        <draw:connector draw:style-name="gr25" draw:layer="layout" svg:x1="7.715cm" svg:y1="6.855cm" svg:x2="5.63cm" svg:y2="9.218cm" draw:start-shape="id86" draw:start-glue-point="6" draw:end-shape="id94" draw:end-glue-point="1" svg:d="M7715 6855v2363h-2085" svg:viewBox="0 0 2086 2364">
          <text:p/>
        </draw:connector>
        <draw:connector draw:style-name="gr25" draw:layer="layout" svg:x1="6.162cm" svg:y1="2.906cm" svg:x2="8.858cm" svg:y2="6.093cm" draw:start-shape="id93" draw:start-glue-point="1" draw:end-shape="id86" draw:end-glue-point="0" svg:d="M6162 2906h2696v3187" svg:viewBox="0 0 2697 3188">
          <text:p/>
        </draw:connector>
        <draw:frame draw:style-name="gr43" draw:text-style-name="P25" draw:layer="layout" svg:width="0.635cm" svg:height="0.814cm" svg:x="6.08cm" svg:y="5.967cm">
          <draw:text-box>
            <text:p>*</text:p>
          </draw:text-box>
        </draw:frame>
        <draw:connector draw:style-name="gr25" draw:layer="layout" svg:x1="16.699cm" svg:y1="11.188cm" svg:x2="16.699cm" svg:y2="13.935cm" draw:start-shape="id87" draw:start-glue-point="2" draw:end-shape="id95" draw:end-glue-point="0" svg:d="M16699 11188v2747" svg:viewBox="0 0 1 2748">
          <text:p/>
        </draw:connector>
        <draw:connector draw:style-name="gr25" draw:layer="layout" svg:x1="9.882cm" svg:y1="16.792cm" svg:x2="8.858cm" svg:y2="6.855cm" draw:start-shape="id95" draw:start-glue-point="3" draw:end-shape="id86" draw:end-glue-point="2" svg:d="M9882 16792h-1024v-9937" svg:viewBox="0 0 1025 9938">
          <text:p/>
        </draw:connector>
      </draw:page>
      <draw:page draw:name="page10" draw:style-name="dp1" draw:master-page-name="Default">
        <draw:custom-shape draw:style-name="gr132" draw:text-style-name="P40" xml:id="id98" draw:id="id98"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33" draw:text-style-name="P2" xml:id="id100" draw:id="id100"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34" draw:text-style-name="P2" xml:id="id97" draw:id="id97"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5" draw:text-style-name="P40" xml:id="id96" draw:id="id96"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36"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37" draw:text-style-name="P2" xml:id="id99" draw:id="id99"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38"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3" draw:layer="layout" draw:line-skew="-0.668cm" svg:x1="5.599cm" svg:y1="12.502cm" svg:x2="2.927cm" svg:y2="15.305cm" draw:start-shape="id96" draw:start-glue-point="2" draw:end-shape="id97" draw:end-glue-point="0" svg:d="M5599 12502v734h-2672v2069" svg:viewBox="0 0 2673 2804">
          <text:p/>
        </draw:connector>
        <draw:connector draw:style-name="gr34" draw:layer="layout" svg:x1="6.292cm" svg:y1="5.161cm" svg:x2="17.587cm" svg:y2="8.19cm" draw:start-shape="id98" draw:start-glue-point="2" draw:end-shape="id99" draw:end-glue-point="0" svg:d="M6292 5161v1515h11295v1514" svg:viewBox="0 0 11296 3030">
          <text:p/>
        </draw:connector>
        <draw:connector draw:style-name="gr34" draw:layer="layout" svg:x1="6.292cm" svg:y1="5.161cm" svg:x2="4.175cm" svg:y2="8.19cm" draw:start-shape="id98" draw:start-glue-point="2" draw:end-shape="id100" draw:end-glue-point="0" svg:d="M6292 5161v1515h-2117v1514" svg:viewBox="0 0 2118 3030">
          <text:p/>
        </draw:connector>
        <draw:custom-shape draw:style-name="gr139" draw:text-style-name="P2" xml:id="id103" draw:id="id103"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0"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1" draw:text-style-name="P2" xml:id="id101" draw:id="id101"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99" draw:start-glue-point="1" draw:end-shape="id101" draw:end-glue-point="3" svg:d="M20762 8571h1166v30h1165" svg:viewBox="0 0 2332 31">
          <text:p/>
        </draw:connector>
        <draw:custom-shape draw:style-name="gr143" draw:text-style-name="P2" xml:id="id102" draw:id="id102"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4"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0" draw:start-glue-point="8" draw:end-shape="id102" draw:end-glue-point="3" svg:d="M7350 8824h816v-2h815" svg:viewBox="0 0 1632 3">
          <text:p/>
        </draw:connector>
        <draw:connector draw:style-name="gr25" draw:layer="layout" svg:x1="20.762cm" svg:y1="8.571cm" svg:x2="23.093cm" svg:y2="14.137cm" draw:start-shape="id99" draw:start-glue-point="1" draw:end-shape="id103" svg:d="M20762 8571h1166v5566h1165" svg:viewBox="0 0 2332 5567">
          <text:p/>
        </draw:connector>
        <draw:custom-shape draw:style-name="gr145" draw:text-style-name="P2" xml:id="id105" draw:id="id105"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46" draw:text-style-name="P40" xml:id="id104" draw:id="id104"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3" draw:layer="layout" svg:x1="20.421cm" svg:y1="17.782cm" svg:x2="20.437cm" svg:y2="18.882cm" draw:start-shape="id104" draw:start-glue-point="2" draw:end-shape="id105" draw:end-glue-point="0" svg:d="M20421 17782v550h16v550" svg:viewBox="0 0 17 1101">
          <text:p/>
        </draw:connector>
        <draw:frame draw:style-name="gr101" draw:text-style-name="P11" draw:layer="layout" svg:width="26.008cm" svg:height="1.839cm" svg:x="1.006cm" svg:y="1.001cm">
          <draw:text-box>
            <text:p text:style-name="P4"><text:span text:style-name="T6">Two Cycle Game Classes</text:span></text:p>
          </draw:text-box>
        </draw:frame>
        <draw:frame draw:style-name="gr147" draw:text-style-name="P46" draw:layer="layout" svg:width="8.155cm" svg:height="3.585cm" svg:x="18.647cm" svg:y="3.04cm">
          <draw:text-box>
            <text:list text:style-name="L1">
              <text:list-item>
                <text:p text:style-name="P45"><text:span text:style-name="T15">Attributes and methods shown are over-ridden, reassigned or reconfigured.</text:span></text:p>
              </text:list-item>
              <text:list-item>
                <text:p text:style-name="P45"><text:span text:style-name="T15">Consult code for how deco chains are modified.</text:span></text:p>
              </text:list-item>
              <text:list-item>
                <text:p text:style-name="P45"><text:span text:style-name="T15">NorthSouthCycle.deco.sower is replaced when sow_own_store is set.</text:span></text:p>
              </text:list-item>
            </text:list>
          </draw:text-box>
        </draw:frame>
        <draw:custom-shape draw:style-name="gr148" draw:text-style-name="P47" xml:id="id107" draw:id="id107"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3" draw:layer="layout" svg:x1="5.599cm" svg:y1="12.502cm" svg:x2="8.325cm" svg:y2="13.939cm" draw:start-shape="id96" draw:start-glue-point="2" draw:end-shape="id106" draw:end-glue-point="0" svg:d="M5599 12502v719h2726v718" svg:viewBox="0 0 2727 1438">
          <text:p/>
        </draw:connector>
        <draw:custom-shape draw:style-name="gr149" draw:text-style-name="P2" xml:id="id106" draw:id="id106"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8.325cm" svg:y1="14.701cm" svg:x2="8.325cm" svg:y2="15.428cm" draw:start-shape="id106" draw:start-glue-point="2" draw:end-shape="id107" draw:end-glue-point="0" svg:d="M8325 14701v727" svg:viewBox="0 0 1 728">
          <text:p/>
        </draw:connector>
        <draw:custom-shape draw:style-name="gr150" draw:text-style-name="P2" xml:id="id109" draw:id="id109"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1" draw:text-style-name="P40" xml:id="id108" draw:id="id108"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3" draw:layer="layout" svg:x1="13.615cm" svg:y1="16.172cm" svg:x2="13.615cm" svg:y2="17.315cm" draw:start-shape="id108" draw:start-glue-point="2" draw:end-shape="id109" draw:end-glue-point="0" svg:d="M13615 16172v1143" svg:viewBox="0 0 1 1144">
          <text:p/>
        </draw:connector>
        <draw:custom-shape draw:style-name="gr152" draw:text-style-name="P2" xml:id="id110" draw:id="id110"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4" draw:layer="layout" svg:x1="13.615cm" svg:y1="18.077cm" svg:x2="13.615cm" svg:y2="19.062cm" draw:start-shape="id109" draw:start-glue-point="2" draw:end-shape="id110" draw:end-glue-point="0" svg:d="M13615 18077v985" svg:viewBox="0 0 1 986">
          <text:p/>
        </draw:connector>
        <draw:custom-shape draw:style-name="gr153" draw:text-style-name="P2" xml:id="id111" draw:id="id111"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4"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99" draw:start-glue-point="1" draw:end-shape="id111" draw:end-glue-point="3" svg:d="M20762 8571h1170v3273h1170" svg:viewBox="0 0 2341 3274">
          <text:p/>
        </draw:connector>
      </draw:page>
      <draw:page draw:name="page11" draw:style-name="dp1" draw:master-page-name="Default">
        <draw:custom-shape draw:style-name="gr155" draw:text-style-name="P40" xml:id="id114" draw:id="id114"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56" draw:text-style-name="P2" xml:id="id116" draw:id="id116"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57" draw:text-style-name="P42" xml:id="id112" draw:id="id112"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58" draw:text-style-name="P2" xml:id="id113" draw:id="id113"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38"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4" draw:layer="layout" svg:x1="6.292cm" svg:y1="12.251cm" svg:x2="6.292cm" svg:y2="15.074cm" draw:start-shape="id112" draw:start-glue-point="2" draw:end-shape="id113" draw:end-glue-point="0" svg:d="M6292 12251v2823" svg:viewBox="0 0 1 2824">
          <text:p/>
        </draw:connector>
        <draw:connector draw:style-name="gr34" draw:layer="layout" svg:x1="6.292cm" svg:y1="4.561cm" svg:x2="6.282cm" svg:y2="6.942cm" draw:start-shape="id114" draw:start-glue-point="2" svg:d="M6292 4561v1450h-10v931" svg:viewBox="0 0 11 2382">
          <text:p/>
        </draw:connector>
        <draw:custom-shape draw:style-name="gr159" draw:text-style-name="P2" xml:id="id118" draw:id="id118"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0"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1" draw:text-style-name="P2" xml:id="id115" draw:id="id115"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3" draw:start-glue-point="1" draw:end-shape="id115" draw:end-glue-point="3" svg:d="M9467 15455h1166v-670h1165" svg:viewBox="0 0 2332 671">
          <text:p/>
        </draw:connector>
        <draw:custom-shape draw:style-name="gr162" draw:text-style-name="P2" xml:id="id117" draw:id="id117" draw:layer="layout" svg:width="3.81cm" svg:height="0.762cm" svg:x="11.798cm" svg:y="6.9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3" draw:text-style-name="P44" draw:layer="layout" svg:width="3.829cm" svg:height="1.015cm" svg:x="11.789cm" svg:y="7.755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98cm" svg:y2="7.374cm" draw:start-shape="id116" draw:start-glue-point="1" draw:end-shape="id117" draw:end-glue-point="3" svg:d="M9467 7323h1166v51h1165" svg:viewBox="0 0 2332 52">
          <text:p/>
        </draw:connector>
        <draw:connector draw:style-name="gr25" draw:layer="layout" svg:x1="9.467cm" svg:y1="15.455cm" svg:x2="11.798cm" svg:y2="18.121cm" draw:start-shape="id113" draw:start-glue-point="1" draw:end-shape="id118" svg:d="M9467 15455h1166v2666h1165" svg:viewBox="0 0 2332 2667">
          <text:p/>
        </draw:connector>
        <draw:frame draw:style-name="gr101" draw:text-style-name="P11" draw:layer="layout" svg:width="26.008cm" svg:height="1.839cm" svg:x="1.006cm" svg:y="1.001cm">
          <draw:text-box>
            <text:p text:style-name="P4"><text:span text:style-name="T6">SameSide and Ohojichi Game Classes</text:span></text:p>
          </draw:text-box>
        </draw:frame>
        <draw:frame draw:style-name="gr164"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5">Each game class uses the appropriate two_cycle incrementer as the base incrementer.</text:span></text:p>
              </text:list-item>
              <text:list-item>
                <text:p text:style-name="P45"><text:span text:style-name="T15">Ohojichi only calls the allow deco chain when on the first part of turns, not on the place seeds opposite part.</text:span></text:p>
                <text:p text:style-name="P45"><text:span text:style-name="T15"/></text:p>
              </text:list-item>
            </text:list>
          </draw:text-box>
        </draw:frame>
        <draw:custom-shape draw:style-name="gr165" draw:text-style-name="P2" xml:id="id120" draw:id="id120"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18" draw:text-style-name="P20" xml:id="id119" draw:id="id119"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4" draw:layer="layout" svg:x1="22.25cm" svg:y1="12.84cm" svg:x2="22.25cm" svg:y2="14.12cm" draw:start-shape="id119" draw:start-glue-point="2" draw:end-shape="id120" draw:end-glue-point="0" svg:d="M22250 12840v1280" svg:viewBox="0 0 1 1281">
          <text:p/>
        </draw:connector>
        <draw:custom-shape draw:style-name="gr166" draw:text-style-name="P2" xml:id="id121" draw:id="id121" draw:layer="layout" svg:width="3.81cm" svg:height="0.762cm" svg:x="11.766cm" svg:y="9.6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7" draw:text-style-name="P44" draw:layer="layout" svg:width="3.829cm" svg:height="1.426cm" svg:x="11.757cm" svg:y="10.375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9.994cm" draw:start-shape="id116" draw:start-glue-point="1" draw:end-shape="id121" draw:end-glue-point="3" svg:d="M9467 7323h1150v2671h1149" svg:viewBox="0 0 2300 2672">
          <text:p/>
        </draw:connector>
      </draw:page>
      <draw:page draw:name="page12" draw:style-name="dp1" draw:master-page-name="Default">
        <draw:custom-shape draw:style-name="gr168" draw:text-style-name="P40" xml:id="id126" draw:id="id126"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9" draw:text-style-name="P2" xml:id="id128" draw:id="id128"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0" draw:text-style-name="P2" xml:id="id123" draw:id="id123"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1" draw:text-style-name="P40" xml:id="id122" draw:id="id122"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2" draw:text-style-name="P42" xml:id="id124" draw:id="id124"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73" draw:text-style-name="P2" xml:id="id125" draw:id="id125"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38"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3" draw:layer="layout" svg:x1="21.687cm" svg:y1="14.714cm" svg:x2="21.687cm" svg:y2="15.857cm" draw:start-shape="id122" draw:start-glue-point="2" draw:end-shape="id123" draw:end-glue-point="0" svg:d="M21687 14714v1143" svg:viewBox="0 0 1 1144">
          <text:p/>
        </draw:connector>
        <draw:connector draw:style-name="gr34" draw:layer="layout" svg:x1="6.028cm" svg:y1="9.939cm" svg:x2="6.028cm" svg:y2="12.777cm" draw:start-shape="id124" draw:start-glue-point="2" draw:end-shape="id125" draw:end-glue-point="0" svg:d="M6028 9939v2838" svg:viewBox="0 0 1 2839">
          <text:p/>
        </draw:connector>
        <draw:connector draw:style-name="gr34" draw:layer="layout" svg:x1="6.028cm" svg:y1="5.964cm" svg:x2="6.018cm" svg:y2="8.345cm" draw:start-shape="id126" draw:start-glue-point="2" svg:d="M6028 5964v1450h-10v931" svg:viewBox="0 0 11 2382">
          <text:p/>
        </draw:connector>
        <draw:custom-shape draw:style-name="gr174" draw:text-style-name="P2" xml:id="id127" draw:id="id127"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5" draw:start-glue-point="1" draw:end-shape="id127" draw:end-glue-point="3" svg:d="M9203 13158h1166v30h1165" svg:viewBox="0 0 2332 31">
          <text:p/>
        </draw:connector>
        <draw:custom-shape draw:style-name="gr175" draw:text-style-name="P2" xml:id="id129" draw:id="id129"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8" draw:start-glue-point="1" draw:end-shape="id129" draw:end-glue-point="3" svg:d="M9203 8726h1166v51h1165" svg:viewBox="0 0 2332 52">
          <text:p/>
        </draw:connector>
        <draw:frame draw:style-name="gr101" draw:text-style-name="P11" draw:layer="layout" svg:width="26.008cm" svg:height="1.839cm" svg:x="1.006cm" svg:y="1.001cm">
          <draw:text-box>
            <text:p text:style-name="P4"><text:span text:style-name="T6">Diffusion and DiffusionV2 Game Classes</text:span></text:p>
          </draw:text-box>
        </draw:frame>
        <draw:frame draw:style-name="gr177" draw:text-style-name="P46" draw:layer="layout" svg:width="8.155cm" svg:height="4.504cm" svg:x="17.669cm" svg:y="4.031cm">
          <draw:text-box>
            <text:list text:style-name="L1">
              <text:list-item>
                <text:p text:style-name="P48"><text:span text:style-name="T15">Attributes and methods shown are over-ridden, reassigned or reconfigured.</text:span></text:p>
              </text:list-item>
              <text:list-item>
                <text:p text:style-name="P45"><text:span text:style-name="T15">The incr deco chain is cleared because it should not be used: the sower is completely replaced and the capturer deco is CaptNone.</text:span></text:p>
              </text:list-item>
              <text:list-item>
                <text:p text:style-name="P45"><text:span text:style-name="T15">Both game classes use the DiffusionSower.</text:span></text:p>
                <text:p text:style-name="P45"><text:span text:style-name="T15"/></text:p>
              </text:list-item>
            </text:list>
          </draw:text-box>
        </draw:frame>
      </draw:page>
      <draw:page draw:name="page13" draw:style-name="dp1" draw:master-page-name="Default">
        <draw:custom-shape draw:style-name="gr26" draw:text-style-name="P31" xml:id="id130" draw:id="id130"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Bear Off Game Class</text:span></text:p>
          </draw:text-box>
        </draw:frame>
        <draw:custom-shape draw:style-name="gr26" draw:text-style-name="P31" xml:id="id132" draw:id="id132"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78" draw:text-style-name="P2" xml:id="id131" draw:id="id131"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0" draw:start-glue-point="2" draw:end-shape="id131" draw:end-glue-point="0" svg:d="M5812 6051v1616" svg:viewBox="0 0 1 1617">
          <text:p/>
        </draw:connector>
        <draw:custom-shape draw:style-name="gr179" draw:text-style-name="P2" xml:id="id133" draw:id="id133"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3" draw:text-style-name="P49" draw:layer="layout" svg:x1="21.469cm" svg:y1="14.412cm" svg:x2="21.469cm" svg:y2="16.004cm" draw:start-shape="id132" draw:start-glue-point="2" draw:end-shape="id133" draw:end-glue-point="0" svg:d="M21469 14412v1592" svg:viewBox="0 0 1 1593">
          <text:p/>
        </draw:connector>
        <draw:custom-shape draw:style-name="gr180" draw:text-style-name="P2" xml:id="id135" draw:id="id135"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4" draw:text-style-name="P49" draw:layer="layout" svg:x1="13.98cm" svg:y1="14.412cm" svg:x2="13.98cm" svg:y2="16.004cm" draw:start-shape="id134" draw:start-glue-point="2" draw:end-shape="id135" draw:end-glue-point="0" svg:d="M13980 14412v1592" svg:viewBox="0 0 1 1593">
          <text:p/>
        </draw:connector>
        <draw:frame draw:style-name="gr181" draw:text-style-name="P50" draw:layer="layout" svg:width="2.408cm" svg:height="0.715cm" svg:x="21.281cm" svg:y="16.95cm">
          <draw:text-box>
            <text:p><text:span text:style-name="T21">animation msg</text:span></text:p>
          </draw:text-box>
        </draw:frame>
        <draw:custom-shape draw:style-name="gr118" draw:text-style-name="P31" xml:id="id134" draw:id="id134"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2"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83" draw:text-style-name="P46" draw:layer="layout" svg:width="8.155cm" svg:height="4.407cm" svg:x="17.67cm" svg:y="4.031cm">
          <draw:text-box>
            <text:list text:style-name="L1">
              <text:list-item>
                <text:p text:style-name="P48"><text:span text:style-name="T15">Attributes and methods shown are over-ridden, reassigned or reconfigured.</text:span></text:p>
              </text:list-item>
              <text:list-item>
                <text:p text:style-name="P45"><text:span text:style-name="T15">The BearOff sower is inserted in the deco chain before the single sower. The BearOffSower either does the bear off style sowing or calls down the deco chain to the original single sower.</text:span></text:p>
                <text:p text:style-name="P45"><text:span text:style-name="T15"/></text:p>
              </text:list-item>
            </text:list>
          </draw:text-box>
        </draw:frame>
        <draw:custom-shape draw:style-name="gr184" draw:text-style-name="P2" xml:id="id136" draw:id="id136"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1" draw:start-glue-point="1" draw:end-shape="id136" draw:end-glue-point="3" svg:d="M8982 8048h1276v21h1276" svg:viewBox="0 0 2553 22">
          <text:p/>
        </draw:connector>
      </draw:page>
      <draw:page draw:name="page14" draw:style-name="dp1" draw:master-page-name="Default">
        <draw:custom-shape draw:style-name="gr118" draw:text-style-name="P31" xml:id="id137" draw:id="id137"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ZigZag Game Class</text:span></text:p>
          </draw:text-box>
        </draw:frame>
        <draw:custom-shape draw:style-name="gr185" draw:text-style-name="P2" xml:id="id138" draw:id="id138"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7" draw:start-glue-point="2" draw:end-shape="id138" draw:end-glue-point="0" svg:d="M5812 6051v1616" svg:viewBox="0 0 1 1617">
          <text:p/>
        </draw:connector>
        <draw:custom-shape draw:style-name="gr186"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187" draw:text-style-name="P51" draw:layer="layout" svg:width="9.345cm" svg:height="8.494cm" svg:x="17.22cm" svg:y="2.999cm">
          <draw:text-box>
            <text:list text:style-name="L1">
              <text:list-item>
                <text:p text:style-name="P48"><text:span text:style-name="T15">Attributes and methods shown are over-ridden, reassigned or reconfigured.</text:span></text:p>
              </text:list-item>
              <text:list-item>
                <text:p text:style-name="P45"><text:span text:style-name="T15">ZigZag Cycle:</text:span></text:p>
                <text:list>
                  <text:list-item>
                    <text:p text:style-name="P45"><text:span text:style-name="T15">The ZigZag cycle is similar to the normal cycle in that each hole is visited once before any hole is visited a second time. </text:span></text:p>
                  </text:list-item>
                  <text:list-item>
                    <text:p text:style-name="P45"><text:span text:style-name="T15">The cycle is generated as though sowing from South’s Leftmost hole (loc 0) throught the board to North’s Rightmost hole. </text:span></text:p>
                  </text:list-item>
                  <text:list-item>
                    <text:p text:style-name="P45"><text:span text:style-name="T15">The sow direction describes which way through this cycle and the incrementer should move.</text:span></text:p>
                  </text:list-item>
                </text:list>
              </text:list-item>
              <text:list-item>
                <text:p text:style-name="P45"><text:span text:style-name="T15">Consult code for how deco chains are modified.</text:span></text:p>
                <text:p text:style-name="P45"><text:span text:style-name="T15"/></text:p>
              </text:list-item>
            </text:list>
          </draw:text-box>
        </draw:frame>
        <draw:custom-shape draw:style-name="gr188" draw:text-style-name="P2" xml:id="id139" draw:id="id139"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9"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38" draw:start-glue-point="1" draw:end-shape="id139" draw:end-glue-point="3" svg:d="M8982 8048h1076v13h1076" svg:viewBox="0 0 2153 14">
          <text:p/>
        </draw:connector>
        <draw:custom-shape draw:style-name="gr190" draw:text-style-name="P40" xml:id="id140" draw:id="id140"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8" draw:text-style-name="P47" xml:id="id142" draw:id="id142"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191" draw:text-style-name="P2" xml:id="id141" draw:id="id141"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3" draw:layer="layout" svg:x1="20.497cm" svg:y1="13.89cm" svg:x2="20.497cm" svg:y2="14.927cm" draw:start-shape="id140" draw:start-glue-point="2" draw:end-shape="id141" draw:end-glue-point="0" svg:d="M20497 13890v1037" svg:viewBox="0 0 1 1038">
          <text:p/>
        </draw:connector>
        <draw:connector draw:style-name="gr34" draw:layer="layout" svg:x1="20.497cm" svg:y1="15.689cm" svg:x2="20.497cm" svg:y2="16.616cm" draw:start-shape="id141" draw:start-glue-point="2" draw:end-shape="id142" draw:end-glue-point="0" svg:d="M20497 15689v927" svg:viewBox="0 0 1 928">
          <text:p/>
        </draw:connector>
        <draw:custom-shape draw:style-name="gr192" draw:text-style-name="P40" xml:id="id143" draw:id="id143"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193" draw:text-style-name="P2" xml:id="id144" draw:id="id144"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3" draw:layer="layout" svg:x1="13.96cm" svg:y1="13.838cm" svg:x2="13.96cm" svg:y2="14.875cm" draw:start-shape="id143" draw:start-glue-point="2" draw:end-shape="id144" draw:end-glue-point="0" svg:d="M13960 13838v1037" svg:viewBox="0 0 1 1038">
          <text:p/>
        </draw:connector>
        <draw:custom-shape draw:style-name="gr194" draw:text-style-name="P40" xml:id="id145" draw:id="id145"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95" draw:text-style-name="P47" xml:id="id147" draw:id="id147"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196" draw:text-style-name="P53" xml:id="id146" draw:id="id146"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3" draw:layer="layout" svg:x1="6.835cm" svg:y1="13.856cm" svg:x2="6.835cm" svg:y2="14.893cm" draw:start-shape="id145" draw:start-glue-point="2" draw:end-shape="id146" draw:end-glue-point="0" svg:d="M6835 13856v1037" svg:viewBox="0 0 1 1038">
          <text:p/>
        </draw:connector>
        <draw:connector draw:style-name="gr34" draw:layer="layout" svg:x1="6.835cm" svg:y1="15.655cm" svg:x2="6.835cm" svg:y2="16.582cm" draw:start-shape="id146" draw:start-glue-point="2" draw:end-shape="id147" draw:end-glue-point="0" svg:d="M6835 15655v927" svg:viewBox="0 0 1 928">
          <text:p/>
        </draw:connector>
      </draw:page>
      <draw:page draw:name="page15" draw:style-name="dp1" draw:master-page-name="Default">
        <draw:custom-shape draw:style-name="gr197" draw:text-style-name="P29" xml:id="id148" draw:id="id148"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198"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199" draw:text-style-name="P13" xml:id="id149" draw:id="id149"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199" draw:text-style-name="P13" xml:id="id152" draw:id="id152"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199" draw:text-style-name="P13" xml:id="id151" draw:id="id151"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199" draw:text-style-name="P13" xml:id="id150" draw:id="id150"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48" draw:start-glue-point="6" draw:end-shape="id149" draw:end-glue-point="3" svg:d="M4464 9470v1213h1298" svg:viewBox="0 0 1299 1214">
          <text:p/>
        </draw:connector>
        <draw:connector draw:style-name="gr34" draw:layer="layout" svg:x1="4.464cm" svg:y1="9.47cm" svg:x2="5.762cm" svg:y2="12.165cm" draw:start-shape="id148" draw:start-glue-point="6" draw:end-shape="id150" draw:end-glue-point="3" svg:d="M4464 9470v2695h1298" svg:viewBox="0 0 1299 2696">
          <text:p/>
        </draw:connector>
        <draw:connector draw:style-name="gr34" draw:layer="layout" svg:x1="4.464cm" svg:y1="9.47cm" svg:x2="5.762cm" svg:y2="13.646cm" draw:start-shape="id148" draw:start-glue-point="6" draw:end-shape="id151" draw:end-glue-point="3" svg:d="M4464 9470v4176h1298" svg:viewBox="0 0 1299 4177">
          <text:p/>
        </draw:connector>
        <draw:connector draw:style-name="gr34" draw:layer="layout" svg:x1="4.464cm" svg:y1="9.47cm" svg:x2="5.762cm" svg:y2="15.128cm" draw:start-shape="id148" draw:start-glue-point="6" draw:end-shape="id152" draw:end-glue-point="3" svg:d="M4464 9470v5658h1298" svg:viewBox="0 0 1299 5659">
          <text:p/>
        </draw:connector>
        <draw:frame draw:style-name="gr38" draw:text-style-name="P11" draw:layer="layout" svg:width="13.017cm" svg:height="0.971cm" svg:x="7.034cm" svg:y="0.982cm">
          <draw:text-box>
            <text:p text:style-name="P4"><text:span text:style-name="T6">Import Classes for Moves</text:span></text:p>
          </draw:text-box>
        </draw:frame>
        <draw:custom-shape draw:style-name="gr20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01"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02"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03"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04" draw:text-style-name="P55" draw:layer="layout" svg:width="3.492cm" svg:height="2.01cm" svg:x="2.905cm" svg:y="16.77cm">
          <draw:text-box>
            <text:p><text:span text:style-name="T9">The decorator chains and button behaviors use and control the inhibitor.</text:span></text:p>
          </draw:text-box>
        </draw:frame>
      </draw:page>
      <draw:page draw:name="page16" draw:style-name="dp1" draw:master-page-name="Default">
        <draw:frame draw:style-name="gr205"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6"><text:span text:style-name="T22">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6"><text:span text:style-name="T22">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7" draw:style-name="dp1" draw:master-page-name="Default">
        <draw:frame draw:style-name="gr206" draw:text-style-name="P58" draw:layer="layout" svg:width="3.493cm" svg:height="3.255cm" svg:x="6.079cm" svg:y="14.102cm">
          <draw:text-box>
            <text:p text:style-name="P57"><text:span text:style-name="T8">Parameters:</text:span></text:p>
            <text:p text:style-name="P57"><text:span text:style-name="T8"><text:tab/></text:span><text:span text:style-name="T8">blocks</text:span></text:p>
            <text:p text:style-name="P57"><text:span text:style-name="T8"><text:tab/></text:span><text:span text:style-name="T8">goal</text:span></text:p>
            <text:p text:style-name="P57"><text:span text:style-name="T8"><text:tab/></text:span><text:span text:style-name="T8">min_move</text:span></text:p>
            <text:p text:style-name="P57"><text:span text:style-name="T8"><text:tab/></text:span><text:span text:style-name="T8">round_starter</text:span></text:p>
            <text:p text:style-name="P57"><text:span text:style-name="T8"><text:tab/></text:span><text:span text:style-name="T8">round_fill</text:span></text:p>
            <text:p text:style-name="P57"><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3" draw:start-glue-point="1" draw:end-shape="id154" draw:end-glue-point="0" svg:d="M15540 10238h5161v1025" svg:viewBox="0 0 5162 1026">
          <text:p/>
        </draw:connector>
        <draw:custom-shape draw:style-name="gr207" draw:text-style-name="P13" xml:id="id153" draw:id="id153"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08" draw:text-style-name="P13" xml:id="id158" draw:id="id158"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08" draw:text-style-name="P13" xml:id="id159" draw:id="id159"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09"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10" draw:text-style-name="P29" xml:id="id155" draw:id="id155"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11" draw:text-style-name="P29" xml:id="id156" draw:id="id156"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4" draw:layer="layout" svg:x1="16.628cm" svg:y1="16.656cm" svg:x2="16.628cm" svg:y2="17.61cm" draw:start-shape="id155" draw:start-glue-point="2" draw:end-shape="id156" draw:end-glue-point="0" svg:d="M16628 16656v954" svg:viewBox="0 0 1 955">
          <text:p/>
        </draw:connector>
        <draw:connector draw:style-name="gr212" draw:text-style-name="P4" draw:layer="layout" draw:line-skew="-0.079cm" svg:x1="13.432cm" svg:y1="4.62cm" svg:x2="17.543cm" svg:y2="6.597cm" draw:start-shape="id157" draw:start-glue-point="2" draw:end-shape="id158" draw:end-glue-point="0" svg:d="M13432 4620v910h4111v1067" svg:viewBox="0 0 4112 1978">
          <text:p/>
        </draw:connector>
        <draw:connector draw:style-name="gr212" draw:text-style-name="P4" draw:layer="layout" draw:line-skew="-0.052cm" svg:x1="13.432cm" svg:y1="4.62cm" svg:x2="11.404cm" svg:y2="6.597cm" draw:start-shape="id157" draw:start-glue-point="2" draw:end-shape="id159" draw:end-glue-point="0" svg:d="M13432 4620v937h-2028v1040" svg:viewBox="0 0 2029 1978">
          <text:p/>
        </draw:connector>
        <draw:custom-shape draw:style-name="gr208" draw:text-style-name="P13" xml:id="id160" draw:id="id160"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12" draw:text-style-name="P4" draw:layer="layout" draw:line-skew="-0.052cm" svg:x1="13.432cm" svg:y1="4.62cm" svg:x2="5.266cm" svg:y2="6.597cm" draw:start-shape="id157" draw:start-glue-point="2" draw:end-shape="id160" draw:end-glue-point="0" svg:d="M13432 4620v937h-8166v1040" svg:viewBox="0 0 8167 1978">
          <text:p/>
        </draw:connector>
        <draw:custom-shape draw:style-name="gr44" draw:text-style-name="P4" xml:id="id163" draw:id="id163"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033cm" svg:y="0.981cm">
          <draw:text-box>
            <text:p text:style-name="P4"><text:span text:style-name="T6">New Game Decorators and Chain</text:span></text:p>
          </draw:text-box>
        </draw:frame>
        <draw:custom-shape draw:style-name="gr208" draw:text-style-name="P13" xml:id="id161" draw:id="id161"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13" draw:text-style-name="P4" draw:layer="layout" svg:x1="13.432cm" svg:y1="10.605cm" svg:x2="13.432cm" svg:y2="11.545cm" draw:start-shape="id153" draw:start-glue-point="2" draw:end-shape="id161" draw:end-glue-point="0" svg:d="M13432 10605v940" svg:viewBox="0 0 1 941">
          <text:p/>
        </draw:connector>
        <draw:connector draw:style-name="gr213" draw:text-style-name="P4" draw:layer="layout" svg:x1="17.543cm" svg:y1="7.331cm" svg:x2="13.432cm" svg:y2="9.871cm" draw:start-shape="id158" draw:start-glue-point="2" draw:end-shape="id153" draw:end-glue-point="0" svg:d="M17543 7331v1270h-4111v1270" svg:viewBox="0 0 4112 2541">
          <text:p/>
        </draw:connector>
        <draw:connector draw:style-name="gr213" draw:text-style-name="P4" draw:layer="layout" svg:x1="11.404cm" svg:y1="7.331cm" svg:x2="13.432cm" svg:y2="9.871cm" draw:start-shape="id159" draw:start-glue-point="2" draw:end-shape="id153" draw:end-glue-point="0" svg:d="M11404 7331v1270h2028v1270" svg:viewBox="0 0 2029 2541">
          <text:p/>
        </draw:connector>
        <draw:connector draw:style-name="gr213" draw:text-style-name="P4" draw:layer="layout" svg:x1="5.266cm" svg:y1="7.331cm" svg:x2="13.432cm" svg:y2="9.871cm" draw:start-shape="id160" draw:start-glue-point="2" draw:end-shape="id153" draw:end-glue-point="0" svg:d="M5266 7331v1270h8166v1270" svg:viewBox="0 0 8167 2541">
          <text:p/>
        </draw:connector>
        <draw:frame draw:style-name="gr119" draw:text-style-name="P59" draw:layer="layout" svg:width="4.127cm" svg:height="4.043cm" svg:x="1.317cm" svg:y="14.102cm">
          <draw:text-box>
            <text:p text:style-name="P57"><text:span text:style-name="T8">State <text:s/>variables change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14"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15" draw:text-style-name="P29" xml:id="id154" draw:id="id154"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16" draw:text-style-name="P13" xml:id="id162" draw:id="id162"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13" draw:text-style-name="P4" draw:layer="layout" draw:line-skew="-0.079cm" svg:x1="13.432cm" svg:y1="4.62cm" svg:x2="23.681cm" svg:y2="6.597cm" draw:start-shape="id157" draw:start-glue-point="2" draw:end-shape="id162" draw:end-glue-point="0" svg:d="M13432 4620v910h10249v1067" svg:viewBox="0 0 10250 1978">
          <text:p/>
        </draw:connector>
        <draw:connector draw:style-name="gr213" draw:text-style-name="P4" draw:layer="layout" svg:x1="23.681cm" svg:y1="7.331cm" svg:x2="13.432cm" svg:y2="9.871cm" draw:start-shape="id162" draw:start-glue-point="2" draw:end-shape="id153" draw:end-glue-point="0" svg:d="M23681 7331v1270h-10249v1270" svg:viewBox="0 0 10250 2541">
          <text:p/>
        </draw:connector>
        <draw:custom-shape draw:style-name="gr217" draw:text-style-name="P13" xml:id="id157" draw:id="id157"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13" draw:text-style-name="P4" draw:layer="layout" svg:x1="13.433cm" svg:y1="3.029cm" svg:x2="13.432cm" svg:y2="3.886cm" draw:start-shape="id163" draw:start-glue-point="8" draw:end-shape="id157" draw:end-glue-point="0" svg:d="M13433 3029v421h-1v436" svg:viewBox="0 0 2 858">
          <text:p/>
        </draw:connector>
        <draw:custom-shape draw:style-name="gr218" draw:text-style-name="P60" xml:id="id164" draw:id="id164"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13" draw:text-style-name="P4" draw:layer="layout" svg:x1="13.432cm" svg:y1="12.279cm" svg:x2="13.432cm" svg:y2="13.174cm" draw:start-shape="id161" draw:start-glue-point="2" draw:end-shape="id164" draw:end-glue-point="0" svg:d="M13432 12279v895" svg:viewBox="0 0 1 896">
          <text:p/>
        </draw:connector>
      </draw:page>
      <draw:page draw:name="page18" draw:style-name="dp1" draw:master-page-name="Default">
        <draw:custom-shape draw:style-name="gr219" draw:text-style-name="P61" xml:id="id177" draw:id="id177" draw:layer="layout" svg:width="2.54cm" svg:height="1.505cm" svg:x="17.3cm" svg:y="12.325cm">
          <text:p text:style-name="P61"><text:span text:style-name="T9">Allow Rule Decos</text:span></text:p>
          <draw:enhanced-geometry svg:viewBox="0 0 21600 21600" draw:type="rectangle" draw:enhanced-path="M 0 0 L 21600 0 21600 21600 0 21600 0 0 Z N"/>
        </draw:custom-shape>
        <draw:frame draw:style-name="gr119" draw:text-style-name="P59" draw:layer="layout" svg:width="3.493cm" svg:height="4.043cm" svg:x="2.53cm" svg:y="13.382cm">
          <draw:text-box>
            <text:p text:style-name="P57"><text:span text:style-name="T8">State <text:s/>variables read:</text:span></text:p>
            <text:p text:style-name="P57"><text:span text:style-name="T8"><text:tab/></text:span><text:span text:style-name="T8">turn</text:span></text:p>
            <text:p text:style-name="P57"><text:span text:style-name="T8"><text:tab/></text:span><text:span text:style-name="T8">board</text:span></text:p>
            <text:p text:style-name="P57"><text:span text:style-name="T8"><text:tab/></text:span><text:span text:style-name="T8">store</text:span></text:p>
            <text:p text:style-name="P57"><text:span text:style-name="T8"><text:tab/></text:span><text:span text:style-name="T8">blocked</text:span></text:p>
            <text:p text:style-name="P57"><text:span text:style-name="T8"><text:tab/></text:span><text:span text:style-name="T8">owner</text:span></text:p>
            <text:p text:style-name="P57"><text:span text:style-name="T8"><text:tab/></text:span><text:span text:style-name="T8">child</text:span></text:p>
            <text:p text:style-name="P57"><text:span text:style-name="T8"><text:tab/></text:span><text:span text:style-name="T8">mcount</text:span></text:p>
            <text:p text:style-name="P57"><text:span text:style-name="T8"/></text:p>
            <text:p text:style-name="P57"><text:span text:style-name="T8"><text:tab/></text:span><text:span text:style-name="T8"><text:tab/></text:span></text:p>
          </draw:text-box>
        </draw:frame>
        <draw:frame draw:style-name="gr38" draw:text-style-name="P11" draw:layer="layout" svg:width="13.017cm" svg:height="0.971cm" svg:x="7.667cm" svg:y="1cm">
          <draw:text-box>
            <text:p text:style-name="P4"><text:span text:style-name="T6">Allowables Decorators and Chain</text:span></text:p>
          </draw:text-box>
        </draw:frame>
        <draw:frame draw:style-name="gr220" draw:text-style-name="P58" draw:layer="layout" svg:width="3.232cm" svg:height="3.155cm" svg:x="6.658cm" svg:y="13.382cm">
          <draw:text-box>
            <text:p text:style-name="P57"><text:span text:style-name="T8">Parameters:</text:span></text:p>
            <text:p text:style-name="P57"><text:span text:style-name="T8"><text:tab/></text:span><text:span text:style-name="T8">min_move</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ustshare</text:span></text:p>
            <text:p text:style-name="P57"><text:span text:style-name="T8"><text:tab/></text:span><text:span text:style-name="T8">grandslam</text:span></text:p>
            <text:p text:style-name="P57"><text:span text:style-name="T8"><text:tab/></text:span><text:span text:style-name="T8">udir_holes</text:span></text:p>
          </draw:text-box>
        </draw:frame>
        <draw:custom-shape draw:style-name="gr221" draw:text-style-name="P20" xml:id="id165" draw:id="id165"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21" draw:text-style-name="P20" xml:id="id167" draw:id="id167"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21" draw:text-style-name="P20" xml:id="id168" draw:id="id168"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6.261cm" svg:x2="18.57cm" svg:y2="7.018cm" draw:start-shape="id165" draw:start-glue-point="2" draw:end-shape="id166" draw:end-glue-point="0" svg:d="M18570 6261v757" svg:viewBox="0 0 1 758">
          <text:p/>
        </draw:connector>
        <draw:connector draw:style-name="gr213" draw:text-style-name="P4" draw:layer="layout" svg:x1="18.57cm" svg:y1="9.265cm" svg:x2="15.99cm" svg:y2="10.267cm" draw:start-shape="id167" draw:start-glue-point="2" draw:end-shape="id168" draw:end-glue-point="0" svg:d="M18570 9265v501h-2580v501" svg:viewBox="0 0 2581 1003">
          <text:p/>
        </draw:connector>
        <draw:custom-shape draw:style-name="gr222"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23" draw:text-style-name="P29" xml:id="id169" draw:id="id169"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4" draw:text-style-name="P29" xml:id="id170" draw:id="id170"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3" draw:id="id173" draw:layer="layout" svg:width="4.332cm" svg:height="0.734cm" svg:x="13.8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2" draw:id="id172" draw:layer="layout" svg:width="4.332cm" svg:height="0.734cm" svg:x="18.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69" draw:start-glue-point="2" draw:end-shape="id170" draw:end-glue-point="0" svg:d="M6627 5861v954" svg:viewBox="0 0 1 955">
          <text:p/>
        </draw:connector>
        <draw:connector draw:style-name="gr212" draw:text-style-name="P4" draw:layer="layout" svg:x1="18.57cm" svg:y1="15.575cm" svg:x2="21.162cm" svg:y2="16.752cm" draw:start-shape="id171" draw:start-glue-point="2" draw:end-shape="id172" draw:end-glue-point="0" svg:d="M18570 15575v589h2592v588" svg:viewBox="0 0 2593 1178">
          <text:p/>
        </draw:connector>
        <draw:connector draw:style-name="gr212" draw:text-style-name="P4" draw:layer="layout" svg:x1="18.57cm" svg:y1="15.575cm" svg:x2="15.99cm" svg:y2="16.771cm" draw:start-shape="id171" draw:start-glue-point="2" draw:end-shape="id173" draw:end-glue-point="0" svg:d="M18570 15575v598h-2580v598" svg:viewBox="0 0 2581 1197">
          <text:p/>
        </draw:connector>
        <draw:frame draw:style-name="gr225" draw:text-style-name="P59" draw:layer="layout" svg:width="10.16cm" svg:height="1.909cm" svg:x="13.7cm" svg:y="18.336cm">
          <draw:text-box>
            <text:p text:style-name="P57"><text:span text:style-name="T8">Notes:</text:span></text:p>
            <text:p text:style-name="P57"><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4" draw:text-style-name="P4" xml:id="id174" draw:id="id174"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554cm" svg:y1="3.157cm" svg:x2="18.57cm" svg:y2="3.969cm" draw:start-shape="id174" draw:start-glue-point="8" draw:end-shape="id175" draw:end-glue-point="0" svg:d="M18554 3157v398h16v414" svg:viewBox="0 0 17 813">
          <text:p/>
        </draw:connector>
        <draw:custom-shape draw:style-name="gr208" draw:text-style-name="P13" xml:id="id176" draw:id="id176"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26" draw:layer="layout" svg:x1="18.57cm" svg:y1="9.265cm" svg:x2="21.162cm" svg:y2="10.267cm" draw:start-shape="id167" draw:start-glue-point="2" draw:end-shape="id176" draw:end-glue-point="0" svg:d="M18570 9265v501h2592v501" svg:viewBox="0 0 2593 1003">
          <text:p/>
        </draw:connector>
        <draw:connector draw:style-name="gr226" draw:layer="layout" svg:x1="21.162cm" svg:y1="11.001cm" svg:x2="18.57cm" svg:y2="12.325cm" draw:start-shape="id176" draw:start-glue-point="2" draw:end-shape="id177" draw:end-glue-point="0" svg:d="M21162 11001v644h-2592v680" svg:viewBox="0 0 2593 1325">
          <text:p/>
        </draw:connector>
        <draw:connector draw:style-name="gr226" draw:layer="layout" svg:x1="15.99cm" svg:y1="11.001cm" svg:x2="18.57cm" svg:y2="12.325cm" draw:start-shape="id168" draw:start-glue-point="2" draw:end-shape="id177" draw:end-glue-point="0" svg:d="M15990 11001v644h2580v680" svg:viewBox="0 0 2581 1325">
          <text:p/>
        </draw:connector>
        <draw:custom-shape draw:style-name="gr221" draw:text-style-name="P20" xml:id="id175" draw:id="id175"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27" draw:text-style-name="P62" draw:layer="layout" svg:x1="18.57cm" svg:y1="4.703cm" svg:x2="18.57cm" svg:y2="5.527cm" draw:start-shape="id175" draw:start-glue-point="2" draw:end-shape="id165" draw:end-glue-point="0" svg:d="M18570 4703v824" svg:viewBox="0 0 1 825">
          <text:p/>
        </draw:connector>
        <draw:custom-shape draw:style-name="gr221" draw:text-style-name="P20" xml:id="id171" draw:id="id171"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13.83cm" svg:x2="18.57cm" svg:y2="14.841cm" draw:start-shape="id177" draw:start-glue-point="2" draw:end-shape="id171" draw:end-glue-point="0" svg:d="M18570 13830v1011" svg:viewBox="0 0 1 1012">
          <text:p/>
        </draw:connector>
        <draw:custom-shape draw:style-name="gr208" draw:text-style-name="P13" xml:id="id166" draw:id="id166"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13" draw:text-style-name="P4" draw:layer="layout" svg:x1="18.57cm" svg:y1="7.752cm" svg:x2="18.57cm" svg:y2="8.531cm" draw:start-shape="id166" draw:start-glue-point="2" draw:end-shape="id167" draw:end-glue-point="0" svg:d="M18570 7752v779" svg:viewBox="0 0 1 780">
          <text:p/>
        </draw:connector>
        <draw:frame draw:style-name="gr228" draw:text-style-name="P59" draw:layer="layout" svg:width="3.895cm" svg:height="1.136cm" svg:x="21.373cm" svg:y="6.88cm">
          <draw:text-box>
            <text:p text:style-name="P57"><text:span text:style-name="T8">Included automatically when it applies.</text:span></text:p>
          </draw:text-box>
        </draw:frame>
      </draw:page>
      <draw:page draw:name="page19" draw:style-name="dp1" draw:master-page-name="Default">
        <draw:custom-shape draw:style-name="gr229" draw:text-style-name="P13" xml:id="id178" draw:id="id178"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30" draw:text-style-name="P13" xml:id="id179" draw:id="id179"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30" draw:text-style-name="P13" xml:id="id180" draw:id="id180"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0" draw:text-style-name="P13" xml:id="id181" draw:id="id181"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30" draw:text-style-name="P13" xml:id="id182" draw:id="id182"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30" draw:text-style-name="P13" xml:id="id183" draw:id="id183"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1" draw:text-style-name="P63" xml:id="id186" draw:id="id186"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2" draw:text-style-name="P63" xml:id="id187" draw:id="id187"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0" draw:text-style-name="P13" xml:id="id184" draw:id="id184"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30" draw:text-style-name="P13" xml:id="id185" draw:id="id185"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33" draw:text-style-name="P59" draw:layer="layout" svg:width="7.937cm" svg:height="2.861cm" svg:x="18.145cm" svg:y="14.331cm">
          <draw:text-box>
            <text:p text:style-name="P57"><text:span text:style-name="T8">Notes:</text:span></text:p>
            <text:p text:style-name="P57"><text:span text:style-name="T8">Some allow rule decos are shown more than once for clarity.</text:span></text:p>
            <text:p text:style-name="P57"><text:span text:style-name="T8">* Simulates some portion of moves to determine allowables</text:span><text:span text:style-name="T8"><text:line-break/></text:span><text:span text:style-name="T8"/></text:p>
          </draw:text-box>
        </draw:frame>
        <draw:frame draw:style-name="gr38" draw:text-style-name="P11" draw:layer="layout" svg:width="13.017cm" svg:height="0.971cm" svg:x="7.668cm" svg:y="1.001cm">
          <draw:text-box>
            <text:p text:style-name="P4"><text:span text:style-name="T6">Allow Rule Decos</text:span></text:p>
          </draw:text-box>
        </draw:frame>
        <draw:connector draw:style-name="gr226" draw:layer="layout" draw:line-skew="1.471cm" svg:x1="3.857cm" svg:y1="11.712cm" svg:x2="5.817cm" svg:y2="3.69cm" draw:start-shape="id178" draw:start-glue-point="3" draw:end-shape="id179" draw:end-glue-point="3" svg:d="M3857 11712h970v-8022h990" svg:viewBox="0 0 1961 8023">
          <text:p/>
        </draw:connector>
        <draw:connector draw:style-name="gr226" draw:layer="layout" draw:line-skew="1.471cm" svg:x1="3.857cm" svg:y1="11.712cm" svg:x2="5.817cm" svg:y2="6.414cm" draw:start-shape="id178" draw:start-glue-point="3" draw:end-shape="id180" draw:end-glue-point="3" svg:d="M3857 11712h970v-5298h990" svg:viewBox="0 0 1961 5299">
          <text:p/>
        </draw:connector>
        <draw:connector draw:style-name="gr226" draw:layer="layout" draw:line-skew="1.471cm" svg:x1="3.857cm" svg:y1="11.712cm" svg:x2="5.817cm" svg:y2="8.237cm" draw:start-shape="id178" draw:end-shape="id181" draw:end-glue-point="3" svg:d="M3857 11712h970v-3475h990" svg:viewBox="0 0 1961 3476">
          <text:p/>
        </draw:connector>
        <draw:connector draw:style-name="gr226" draw:layer="layout" draw:line-skew="1.471cm" svg:x1="3.857cm" svg:y1="11.712cm" svg:x2="5.817cm" svg:y2="10.261cm" draw:start-shape="id178" draw:end-shape="id182" draw:end-glue-point="3" svg:d="M3857 11712h970v-1451h990" svg:viewBox="0 0 1961 1452">
          <text:p/>
        </draw:connector>
        <draw:connector draw:style-name="gr226" draw:layer="layout" draw:line-skew="1.471cm" svg:x1="3.857cm" svg:y1="11.712cm" svg:x2="5.817cm" svg:y2="11.984cm" draw:start-shape="id178" draw:start-glue-point="3" draw:end-shape="id183" draw:end-glue-point="3" svg:d="M3857 11712h970v272h990" svg:viewBox="0 0 1961 273">
          <text:p/>
        </draw:connector>
        <draw:connector draw:style-name="gr226" draw:layer="layout" draw:line-skew="1.471cm" svg:x1="3.857cm" svg:y1="11.712cm" svg:x2="5.817cm" svg:y2="13.708cm" draw:start-shape="id178" draw:end-shape="id184" draw:end-glue-point="3" svg:d="M3857 11712h970v1996h990" svg:viewBox="0 0 1961 1997">
          <text:p/>
        </draw:connector>
        <draw:connector draw:style-name="gr226" draw:layer="layout" draw:line-skew="1.471cm" svg:x1="3.857cm" svg:y1="11.712cm" svg:x2="5.817cm" svg:y2="15.499cm" draw:start-shape="id178" draw:start-glue-point="3" draw:end-shape="id185" draw:end-glue-point="11" svg:d="M3857 11712h970v3787h990" svg:viewBox="0 0 1961 3788">
          <text:p/>
        </draw:connector>
        <draw:connector draw:style-name="gr226" draw:layer="layout" svg:x1="10.262cm" svg:y1="8.237cm" svg:x2="11.85cm" svg:y2="7.534cm" draw:start-shape="id181" draw:start-glue-point="1" draw:end-shape="id186" draw:end-glue-point="3" svg:d="M10262 8237h794v-703h794" svg:viewBox="0 0 1589 704">
          <text:p/>
        </draw:connector>
        <draw:connector draw:style-name="gr226" draw:layer="layout" svg:x1="10.262cm" svg:y1="8.237cm" svg:x2="11.85cm" svg:y2="9.023cm" draw:start-shape="id181" draw:start-glue-point="1" draw:end-shape="id187" svg:d="M10262 8237h793v786h795" svg:viewBox="0 0 1589 787">
          <text:p/>
        </draw:connector>
        <draw:connector draw:style-name="gr226" draw:layer="layout" draw:line-skew="-1.471cm" svg:x1="10.262cm" svg:y1="3.69cm" svg:x2="16.875cm" svg:y2="11.712cm" draw:start-shape="id179" draw:start-glue-point="1" draw:end-shape="id178" draw:end-glue-point="1" svg:d="M10262 3690h5643v8022h970" svg:viewBox="0 0 6614 8023">
          <text:p/>
        </draw:connector>
        <draw:connector draw:style-name="gr234" draw:text-style-name="P9" draw:layer="layout" draw:line-skew="-1.471cm" svg:x1="14.914cm" svg:y1="7.534cm" svg:x2="16.875cm" svg:y2="11.712cm" draw:start-shape="id186" draw:start-glue-point="1" draw:end-shape="id178" svg:d="M14914 7534h991v4178h970" svg:viewBox="0 0 1962 4179">
          <text:p/>
        </draw:connector>
        <draw:connector draw:style-name="gr226" draw:layer="layout" draw:line-skew="-1.471cm" svg:x1="14.917cm" svg:y1="9.023cm" svg:x2="16.875cm" svg:y2="11.712cm" draw:start-shape="id187" draw:start-glue-point="1" draw:end-shape="id178" draw:end-glue-point="1" svg:d="M14917 9023h988v2689h970" svg:viewBox="0 0 1959 2690">
          <text:p/>
        </draw:connector>
        <draw:connector draw:style-name="gr226" draw:layer="layout" draw:line-skew="-1.471cm" svg:x1="10.262cm" svg:y1="10.261cm" svg:x2="16.875cm" svg:y2="11.712cm" draw:start-shape="id182" draw:start-glue-point="1" draw:end-shape="id178" draw:end-glue-point="1" svg:d="M10262 10261h5643v1451h970" svg:viewBox="0 0 6614 1452">
          <text:p/>
        </draw:connector>
        <draw:connector draw:style-name="gr226" draw:layer="layout" draw:line-skew="-1.471cm" svg:x1="10.262cm" svg:y1="11.984cm" svg:x2="16.875cm" svg:y2="11.712cm" draw:start-shape="id183" draw:start-glue-point="1" draw:end-shape="id178" draw:end-glue-point="1" svg:d="M10262 11984h5643v-272h970" svg:viewBox="0 0 6614 273">
          <text:p/>
        </draw:connector>
        <draw:connector draw:style-name="gr226" draw:layer="layout" draw:line-skew="-1.471cm" svg:x1="10.262cm" svg:y1="13.708cm" svg:x2="16.875cm" svg:y2="11.712cm" draw:start-shape="id184" draw:start-glue-point="1" draw:end-shape="id178" draw:end-glue-point="1" svg:d="M10262 13708h5643v-1996h970" svg:viewBox="0 0 6614 1997">
          <text:p/>
        </draw:connector>
        <draw:connector draw:style-name="gr226" draw:layer="layout" draw:line-skew="-1.471cm" svg:x1="10.262cm" svg:y1="15.255cm" svg:x2="16.875cm" svg:y2="11.712cm" draw:start-shape="id185" draw:start-glue-point="1" draw:end-shape="id178" draw:end-glue-point="1" svg:d="M10262 15255h5643v-3543h970" svg:viewBox="0 0 6614 3544">
          <text:p/>
        </draw:connector>
        <draw:connector draw:style-name="gr226" draw:layer="layout" draw:line-skew="-1.471cm" svg:x1="10.261cm" svg:y1="6.658cm" svg:x2="16.875cm" svg:y2="11.712cm" draw:start-shape="id180" draw:start-glue-point="8" draw:end-shape="id178" draw:end-glue-point="1" svg:d="M10261 6658h5644v5054h970" svg:viewBox="0 0 6615 5055">
          <text:p/>
        </draw:connector>
        <draw:custom-shape draw:style-name="gr230" draw:text-style-name="P13" xml:id="id188" draw:id="id188"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13" draw:text-style-name="P4" draw:layer="layout" draw:line-skew="1.476cm" svg:x1="3.857cm" svg:y1="11.712cm" svg:x2="5.817cm" svg:y2="4.746cm" draw:start-shape="id178" draw:start-glue-point="3" draw:end-shape="id188" draw:end-glue-point="10" svg:d="M3857 11712h975v-6966h985" svg:viewBox="0 0 1961 6967">
          <text:p/>
        </draw:connector>
        <draw:connector draw:style-name="gr213" draw:text-style-name="P4" draw:layer="layout" draw:line-skew="-1.492cm" svg:x1="10.261cm" svg:y1="5.234cm" svg:x2="16.875cm" svg:y2="11.712cm" draw:start-shape="id188" draw:start-glue-point="8" draw:end-shape="id178" draw:end-glue-point="1" svg:d="M10261 5234h5623v6478h991" svg:viewBox="0 0 6615 6479">
          <text:p/>
        </draw:connector>
        <draw:custom-shape draw:style-name="gr230" draw:text-style-name="P13" xml:id="id189" draw:id="id189"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30" draw:text-style-name="P13" xml:id="id190" draw:id="id190"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13" draw:text-style-name="P4" draw:layer="layout" draw:line-skew="1.486cm" svg:x1="3.857cm" svg:y1="11.712cm" svg:x2="5.817cm" svg:y2="16.678cm" draw:start-shape="id178" draw:start-glue-point="3" draw:end-shape="id189" draw:end-glue-point="3" svg:d="M3857 11712h985v4966h975" svg:viewBox="0 0 1961 4967">
          <text:p/>
        </draw:connector>
        <draw:connector draw:style-name="gr213" draw:text-style-name="P4" draw:layer="layout" draw:line-skew="1.485cm" svg:x1="3.857cm" svg:y1="11.712cm" svg:x2="5.817cm" svg:y2="18.032cm" draw:start-shape="id178" draw:start-glue-point="3" draw:end-shape="id190" draw:end-glue-point="3" svg:d="M3857 11712h984v6320h976" svg:viewBox="0 0 1961 6321">
          <text:p/>
        </draw:connector>
        <draw:connector draw:style-name="gr213" draw:text-style-name="P4" draw:layer="layout" draw:line-skew="-1.395cm" svg:x1="10.262cm" svg:y1="16.678cm" svg:x2="16.875cm" svg:y2="11.712cm" draw:start-shape="id189" draw:start-glue-point="1" draw:end-shape="id178" draw:end-glue-point="1" svg:d="M10262 16678h5719v-4966h894" svg:viewBox="0 0 6614 4967">
          <text:p/>
        </draw:connector>
        <draw:connector draw:style-name="gr213" draw:text-style-name="P4" draw:layer="layout" draw:line-skew="-1.474cm" svg:x1="10.261cm" svg:y1="18.276cm" svg:x2="16.875cm" svg:y2="11.712cm" draw:start-shape="id190" draw:start-glue-point="8" draw:end-shape="id178" draw:end-glue-point="1" svg:d="M10261 18276h5641v-6564h973" svg:viewBox="0 0 6615 6565">
          <text:p/>
        </draw:connector>
      </draw:page>
      <draw:page draw:name="page20" draw:style-name="dp1" draw:master-page-name="Default">
        <draw:frame draw:style-name="gr235" draw:text-style-name="P58" draw:layer="layout" svg:width="3.493cm" svg:height="3.175cm" svg:x="7.984cm" svg:y="14.017cm">
          <draw:text-box>
            <text:p text:style-name="P57"><text:span text:style-name="T8">Parameters:</text:span></text:p>
            <text:p text:style-name="P57"><text:span text:style-name="T8"><text:tab/></text:span><text:span text:style-name="T8">mlength</text:span></text:p>
            <text:p text:style-name="P57"><text:span text:style-name="T8"><text:tab/></text:span><text:span text:style-name="T8">mustpas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6" draw:text-style-name="P13" xml:id="id194" draw:id="id194"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195" draw:id="id195"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196" draw:id="id196"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36"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37" draw:text-style-name="P29" xml:id="id191" draw:id="id191"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8" draw:text-style-name="P29" xml:id="id192" draw:id="id192"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4" draw:layer="layout" svg:x1="20.296cm" svg:y1="14.116cm" svg:x2="20.296cm" svg:y2="15.07cm" draw:start-shape="id191" draw:start-glue-point="2" draw:end-shape="id192" draw:end-glue-point="0" svg:d="M20296 14116v954" svg:viewBox="0 0 1 955">
          <text:p/>
        </draw:connector>
        <draw:connector draw:style-name="gr212" draw:text-style-name="P4" draw:layer="layout" svg:x1="13.579cm" svg:y1="7.784cm" svg:x2="6.23cm" svg:y2="10.011cm" draw:start-shape="id193" draw:start-glue-point="2" draw:end-shape="id194" draw:end-glue-point="0" svg:d="M13579 7784v1114h-7349v1113" svg:viewBox="0 0 7350 2228">
          <text:p/>
        </draw:connector>
        <draw:connector draw:style-name="gr212" draw:text-style-name="P4" draw:layer="layout" svg:x1="13.579cm" svg:y1="7.784cm" svg:x2="11.071cm" svg:y2="10.011cm" draw:start-shape="id193" draw:start-glue-point="2" draw:end-shape="id195" draw:end-glue-point="0" svg:d="M13579 7784v1114h-2508v1113" svg:viewBox="0 0 2509 2228">
          <text:p/>
        </draw:connector>
        <draw:connector draw:style-name="gr212" draw:text-style-name="P4" draw:layer="layout" svg:x1="13.579cm" svg:y1="7.784cm" svg:x2="15.913cm" svg:y2="10.011cm" draw:start-shape="id193" draw:start-glue-point="2" draw:end-shape="id196" draw:end-glue-point="0" svg:d="M13579 7784v1114h2334v1113" svg:viewBox="0 0 2335 2228">
          <text:p/>
        </draw:connector>
        <draw:custom-shape draw:style-name="gr26" draw:text-style-name="P13" xml:id="id197" draw:id="id197"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12" draw:text-style-name="P4" draw:layer="layout" svg:x1="13.579cm" svg:y1="7.784cm" svg:x2="20.806cm" svg:y2="10.011cm" draw:start-shape="id193" draw:start-glue-point="2" draw:end-shape="id197" draw:end-glue-point="0" svg:d="M13579 7784v1114h7227v1113" svg:viewBox="0 0 7228 2228">
          <text:p/>
        </draw:connector>
        <draw:custom-shape draw:style-name="gr44" draw:text-style-name="P4" xml:id="id198" draw:id="id198"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Moves Decorators and Chain</text:span></text:p>
          </draw:text-box>
        </draw:frame>
        <draw:custom-shape draw:style-name="gr208" draw:text-style-name="P13" xml:id="id193" draw:id="id193"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19" draw:text-style-name="P59" draw:layer="layout" svg:width="4.127cm" svg:height="4.043cm" svg:x="3.222cm" svg:y="14.017cm">
          <draw:text-box>
            <text:p text:style-name="P57"><text:span text:style-name="T8">State <text:s/>variables rea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08" draw:text-style-name="P13" xml:id="id199" draw:id="id199"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58cm" svg:y1="4.429cm" svg:x2="13.579cm" svg:y2="5.462cm" draw:start-shape="id198" draw:start-glue-point="8" draw:end-shape="id199" draw:end-glue-point="0" svg:d="M13580 4429v509h-1v524" svg:viewBox="0 0 2 1034">
          <text:p/>
        </draw:connector>
        <draw:connector draw:style-name="gr213" draw:text-style-name="P4" draw:layer="layout" svg:x1="13.579cm" svg:y1="6.196cm" svg:x2="13.579cm" svg:y2="7.05cm" draw:start-shape="id199" draw:start-glue-point="2" draw:end-shape="id193" draw:end-glue-point="0" svg:d="M13579 6196v854" svg:viewBox="0 0 1 855">
          <text:p/>
        </draw:connector>
      </draw:page>
      <draw:page draw:name="page21" draw:style-name="dp1" draw:master-page-name="Default">
        <draw:frame draw:style-name="gr235" draw:text-style-name="P58" draw:layer="layout" svg:width="3.493cm" svg:height="3.175cm" svg:x="8.126cm" svg:y="13.409cm">
          <draw:text-box>
            <text:p text:style-name="P57"><text:span text:style-name="T8">Parameters:</text:span></text:p>
            <text:p text:style-name="P57"><text:span text:style-name="T8"><text:tab/></text:span><text:span text:style-name="T8">no_side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39" draw:text-style-name="P13" xml:id="id203" draw:id="id203"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40" draw:text-style-name="P13" xml:id="id204" draw:id="id204"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17" draw:text-style-name="P20" xml:id="id202" draw:id="id202"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41"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42" draw:text-style-name="P29" xml:id="id200" draw:id="id200"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3" draw:text-style-name="P29" xml:id="id201" draw:id="id201"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4" draw:layer="layout" svg:x1="20.438cm" svg:y1="15.069cm" svg:x2="20.438cm" svg:y2="16.023cm" draw:start-shape="id200" draw:start-glue-point="2" draw:end-shape="id201" draw:end-glue-point="0" svg:d="M20438 15069v954" svg:viewBox="0 0 1 955">
          <text:p/>
        </draw:connector>
        <draw:connector draw:style-name="gr212" draw:text-style-name="P4" draw:layer="layout" svg:x1="7.858cm" svg:y1="6.39cm" svg:x2="5.891cm" svg:y2="8.171cm" draw:start-shape="id202" draw:start-glue-point="2" draw:end-shape="id203" draw:end-glue-point="0" svg:d="M7858 6390v891h-1967v890" svg:viewBox="0 0 1968 1782">
          <text:p/>
        </draw:connector>
        <draw:connector draw:style-name="gr212" draw:text-style-name="P4" draw:layer="layout" svg:x1="7.858cm" svg:y1="6.39cm" svg:x2="2.482cm" svg:y2="8.171cm" draw:start-shape="id202" draw:start-glue-point="2" draw:end-shape="id204" draw:end-glue-point="0" svg:d="M7858 6390v891h-5376v890" svg:viewBox="0 0 5377 1782">
          <text:p/>
        </draw:connector>
        <draw:custom-shape draw:style-name="gr244" draw:text-style-name="P60" xml:id="id208" draw:id="id208"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4" draw:text-style-name="P4" xml:id="id205" draw:id="id205"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Direction Decorators and Chain</text:span></text:p>
          </draw:text-box>
        </draw:frame>
        <draw:custom-shape draw:style-name="gr208" draw:text-style-name="P13" xml:id="id206" draw:id="id206"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13" draw:text-style-name="P4" draw:layer="layout" draw:line-skew="-0.269cm" svg:x1="14.259cm" svg:y1="4.204cm" svg:x2="20.609cm" svg:y2="6.192cm" draw:start-shape="id205" draw:start-glue-point="8" draw:end-shape="id206" draw:end-glue-point="0" svg:d="M14259 4204v717h6350v1271" svg:viewBox="0 0 6351 1989">
          <text:p/>
        </draw:connector>
        <draw:frame draw:style-name="gr51" draw:text-style-name="P59" draw:layer="layout" svg:width="4.127cm" svg:height="1.905cm" svg:x="3.047cm" svg:y="13.409cm">
          <draw:text-box>
            <text:p text:style-name="P57"><text:span text:style-name="T8">State <text:s/>variables read:</text:span></text:p>
            <text:p text:style-name="P57"><text:span text:style-name="T8"><text:tab/></text:span><text:span text:style-name="T8">mcount</text:span></text:p>
            <text:p text:style-name="P57"><text:span text:style-name="T8"><text:tab/></text:span><text:span text:style-name="T8">turn</text:span></text:p>
            <text:p text:style-name="P57"><text:span text:style-name="T8"><text:tab/></text:span><text:span text:style-name="T8"><text:tab/></text:span></text:p>
          </draw:text-box>
        </draw:frame>
        <draw:custom-shape draw:style-name="gr245" draw:text-style-name="P64" xml:id="id207" draw:id="id207"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20.609cm" svg:y1="6.926cm" svg:x2="17.99cm" svg:y2="8.942cm" draw:start-shape="id206" draw:start-glue-point="2" draw:end-shape="id207" draw:end-glue-point="0" svg:d="M20609 6926v1008h-2619v1008" svg:viewBox="0 0 2620 2017">
          <text:p/>
        </draw:connector>
        <draw:connector draw:style-name="gr213" draw:text-style-name="P4" draw:layer="layout" svg:x1="20.609cm" svg:y1="6.926cm" svg:x2="22.979cm" svg:y2="8.942cm" draw:start-shape="id206" draw:start-glue-point="2" draw:end-shape="id208" draw:end-glue-point="0" svg:d="M20609 6926v1008h2370v1008" svg:viewBox="0 0 2371 2017">
          <text:p/>
        </draw:connector>
        <draw:connector draw:style-name="gr213" draw:text-style-name="P4" draw:layer="layout" svg:x1="14.259cm" svg:y1="4.204cm" svg:x2="7.858cm" svg:y2="5.656cm" draw:start-shape="id205" draw:start-glue-point="8" draw:end-shape="id202" draw:end-glue-point="0" svg:d="M14259 4204v718h-6401v734" svg:viewBox="0 0 6402 1453">
          <text:p/>
        </draw:connector>
        <draw:connector draw:style-name="gr25" draw:layer="layout" draw:line-skew="-0.629cm 0.615cm" svg:x1="9.96cm" svg:y1="6.023cm" svg:x2="22.979cm" svg:y2="9.676cm" draw:start-shape="id202" draw:start-glue-point="1" draw:end-shape="id208" draw:end-glue-point="2" svg:d="M9960 6023h4830v4786h8189v-1133" svg:viewBox="0 0 13020 4787">
          <text:p/>
        </draw:connector>
        <draw:connector draw:style-name="gr25" draw:layer="layout" draw:line-skew="1.893cm 0.615cm" svg:x1="9.96cm" svg:y1="6.023cm" svg:x2="17.99cm" svg:y2="9.676cm" draw:start-shape="id202" draw:start-glue-point="1" draw:end-shape="id207" draw:end-glue-point="2" svg:d="M9960 6023h4857v4786h3173v-1133" svg:viewBox="0 0 8031 4787">
          <text:p/>
        </draw:connector>
        <draw:frame draw:style-name="gr246" draw:text-style-name="P65" draw:layer="layout" svg:width="4.503cm" svg:height="1.01cm" svg:x="10.455cm" svg:y="5.366cm">
          <draw:text-box>
            <text:p><text:span text:style-name="T2">1 of (not both)</text:span></text:p>
          </draw:text-box>
        </draw:frame>
        <draw:custom-shape draw:style-name="gr240" draw:text-style-name="P13" xml:id="id209" draw:id="id209"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12.709cm" svg:y2="8.171cm" draw:start-shape="id202" draw:start-glue-point="2" draw:end-shape="id209" draw:end-glue-point="0" svg:d="M7858 6390v891h4851v890" svg:viewBox="0 0 4852 1782">
          <text:p/>
        </draw:connector>
        <draw:custom-shape draw:style-name="gr247" draw:text-style-name="P13" xml:id="id210" draw:id="id210"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9.3cm" svg:y2="8.171cm" draw:start-shape="id202" draw:start-glue-point="2" draw:end-shape="id210" draw:end-glue-point="0" svg:d="M7858 6390v891h1442v890" svg:viewBox="0 0 1443 1782">
          <text:p/>
        </draw:connector>
      </draw:page>
      <draw:page draw:name="page22" draw:style-name="dp1" draw:master-page-name="Default">
        <draw:frame draw:style-name="gr248" draw:text-style-name="P59" draw:layer="layout" svg:width="3.493cm" svg:height="1.285cm" svg:x="3.222cm" svg:y="13.7cm">
          <draw:text-box>
            <text:p text:style-name="P57"><text:span text:style-name="T8">State <text:s/>variables read:</text:span></text:p>
            <text:p text:style-name="P57"><text:span text:style-name="T8"><text:tab/></text:span><text:span text:style-name="T8">blocked</text:span></text:p>
            <text:p text:style-name="P57"><text:span text:style-name="T8"/></text:p>
          </draw:text-box>
        </draw:frame>
        <draw:frame draw:style-name="gr101" draw:text-style-name="P11" draw:layer="layout" svg:width="14.605cm" svg:height="1.839cm" svg:x="6.397cm" svg:y="1cm">
          <draw:text-box>
            <text:p text:style-name="P4"><text:span text:style-name="T6">Incrementer Decorators and Chains</text:span></text:p>
          </draw:text-box>
        </draw:frame>
        <draw:frame draw:style-name="gr249" draw:text-style-name="P58" draw:layer="layout" svg:width="3.867cm" svg:height="2.222cm" svg:x="8.05cm" svg:y="13.7cm">
          <draw:text-box>
            <text:p text:style-name="P57"><text:span text:style-name="T8">Parameters:</text:span></text:p>
            <text:p text:style-name="P57"><text:span text:style-name="T8"><text:tab/></text:span><text:span text:style-name="T8">blocks</text:span></text:p>
            <text:p text:style-name="P57"><text:span text:style-name="T8"><text:tab/></text:span><text:span text:style-name="T8">skip_start</text:span></text:p>
            <text:p text:style-name="P57"><text:span text:style-name="T8"/></text:p>
          </draw:text-box>
        </draw:frame>
        <draw:custom-shape draw:style-name="gr26" draw:text-style-name="P13" xml:id="id216" draw:id="id216"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0" draw:text-style-name="P20" xml:id="id215" draw:id="id215"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0" draw:text-style-name="P20" xml:id="id214" draw:id="id214"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1"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52" draw:text-style-name="P29" xml:id="id211" draw:id="id211"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3" draw:text-style-name="P29" xml:id="id212" draw:id="id212"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11" draw:start-glue-point="2" draw:end-shape="id212" draw:end-glue-point="0" svg:d="M7738 6496v1011" svg:viewBox="0 0 1 1012">
          <text:p/>
        </draw:connector>
        <draw:custom-shape draw:style-name="gr44" draw:text-style-name="P4" xml:id="id213" draw:id="id213"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145cm" svg:y1="4.81cm" svg:x2="18.144cm" svg:y2="6.08cm" draw:start-shape="id213" draw:start-glue-point="8" draw:end-shape="id214" draw:end-glue-point="0" svg:d="M18145 4810v627h-1v643" svg:viewBox="0 0 2 1271">
          <text:p/>
        </draw:connector>
        <draw:connector draw:style-name="gr213" draw:text-style-name="P4" draw:layer="layout" svg:x1="18.144cm" svg:y1="6.814cm" svg:x2="18.144cm" svg:y2="7.817cm" draw:start-shape="id214" draw:start-glue-point="2" draw:end-shape="id215" draw:end-glue-point="0" svg:d="M18144 6814v1003" svg:viewBox="0 0 1 1004">
          <text:p/>
        </draw:connector>
        <draw:connector draw:style-name="gr213" draw:text-style-name="P4" draw:layer="layout" svg:x1="18.144cm" svg:y1="8.551cm" svg:x2="18.144cm" svg:y2="9.791cm" draw:start-shape="id215" draw:start-glue-point="2" draw:end-shape="id216" draw:end-glue-point="0" svg:d="M18144 8551v1240" svg:viewBox="0 0 1 1241">
          <text:p/>
        </draw:connector>
      </draw:page>
      <draw:page draw:name="page23" draw:style-name="dp1" draw:master-page-name="Default">
        <draw:custom-shape draw:style-name="gr254" draw:text-style-name="P13" draw:layer="layout" svg:width="12.891cm" svg:height="4.631cm" svg:x="8.355cm" svg:y="7.858cm">
          <text:p text:style-name="P13">Child Locs</text:p>
          <text:p text:style-name="P13"><text:span text:style-name="T23">(animation msgs)</text:span></text:p>
          <draw:enhanced-geometry svg:viewBox="0 0 21600 21600" draw:type="rectangle" draw:enhanced-path="M 0 0 L 21600 0 21600 21600 0 21600 0 0 Z N"/>
        </draw:custom-shape>
        <draw:custom-shape draw:style-name="gr254" draw:text-style-name="P13" xml:id="id217" draw:id="id217" draw:layer="layout" svg:width="24.765cm" svg:height="2.905cm" svg:x="1.317cm" svg:y="12.942cm">
          <text:p text:style-name="P13">Child Rule</text:p>
          <draw:enhanced-geometry svg:viewBox="0 0 21600 21600" draw:type="rectangle" draw:enhanced-path="M 0 0 L 21600 0 21600 21600 0 21600 0 0 Z N"/>
        </draw:custom-shape>
        <draw:frame draw:style-name="gr124" draw:text-style-name="P11" draw:layer="layout" svg:width="12.065cm" svg:height="1.27cm" svg:x="7.985cm" svg:y="1cm">
          <draw:text-box>
            <text:p text:style-name="P4"><text:span text:style-name="T6">MakeChild Decorator and Chain </text:span></text:p>
          </draw:text-box>
        </draw:frame>
        <draw:custom-shape draw:style-name="gr255" draw:text-style-name="P60" xml:id="id223" draw:id="id223"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56" draw:text-style-name="P20" xml:id="id229" draw:id="id229"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22" draw:id="id222"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21" draw:text-style-name="P20" xml:id="id218" draw:id="id218"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12" draw:text-style-name="P4" draw:layer="layout" svg:x1="13.699cm" svg:y1="15.847cm" svg:x2="8.616cm" svg:y2="17.157cm" draw:start-shape="id217" draw:start-glue-point="2" draw:end-shape="id218" draw:end-glue-point="0" svg:d="M13699 15847v646h-5083v664" svg:viewBox="0 0 5084 1311">
          <text:p/>
        </draw:connector>
        <draw:custom-shape draw:style-name="gr221" draw:text-style-name="P20" xml:id="id219" draw:id="id219"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21" draw:text-style-name="P20" xml:id="id220" draw:id="id220"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24" draw:id="id224"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57" draw:text-style-name="P20" xml:id="id231" draw:id="id231"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699cm" svg:y1="15.847cm" svg:x2="13.724cm" svg:y2="17.173cm" draw:start-shape="id217" draw:start-glue-point="2" draw:end-shape="id219" draw:end-glue-point="0" svg:d="M13699 15847v654h25v672" svg:viewBox="0 0 26 1327">
          <text:p/>
        </draw:connector>
        <draw:connector draw:style-name="gr213" draw:text-style-name="P4" draw:layer="layout" svg:x1="13.699cm" svg:y1="15.847cm" svg:x2="18.599cm" svg:y2="17.173cm" draw:start-shape="id217" draw:start-glue-point="2" draw:end-shape="id220" draw:end-glue-point="0" svg:d="M13699 15847v654h4900v672" svg:viewBox="0 0 4901 1327">
          <text:p/>
        </draw:connector>
        <draw:custom-shape draw:style-name="gr44" draw:text-style-name="P4" xml:id="id221" draw:id="id221"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0.528cm" svg:y1="5.093cm" svg:x2="6.31cm" svg:y2="6.68cm" draw:start-shape="id221" draw:start-glue-point="8" draw:end-shape="id222" draw:end-glue-point="0" svg:d="M10528 5093v786h-4218v801" svg:viewBox="0 0 4219 1588">
          <text:p/>
        </draw:connector>
        <draw:connector draw:style-name="gr213" draw:text-style-name="P4" draw:layer="layout" svg:x1="10.528cm" svg:y1="5.093cm" svg:x2="14.632cm" svg:y2="6.68cm" draw:start-shape="id221" draw:start-glue-point="8" draw:end-shape="id223" draw:end-glue-point="0" svg:d="M10528 5093v786h4104v801" svg:viewBox="0 0 4105 1588">
          <text:p/>
        </draw:connector>
        <draw:connector draw:style-name="gr213" draw:text-style-name="P4" draw:layer="layout" svg:x1="8.616cm" svg:y1="17.891cm" svg:x2="13.756cm" svg:y2="19.732cm" draw:start-shape="id218" draw:start-glue-point="2" draw:end-shape="id224" draw:end-glue-point="0" svg:d="M8616 17891v921h5140v920" svg:viewBox="0 0 5141 1842">
          <text:p/>
        </draw:connector>
        <draw:connector draw:style-name="gr213" draw:text-style-name="P4" draw:layer="layout" svg:x1="13.724cm" svg:y1="17.907cm" svg:x2="13.756cm" svg:y2="19.732cm" draw:start-shape="id219" draw:start-glue-point="2" draw:end-shape="id224" draw:end-glue-point="0" svg:d="M13724 17907v913h32v912" svg:viewBox="0 0 33 1826">
          <text:p/>
        </draw:connector>
        <draw:connector draw:style-name="gr213" draw:text-style-name="P4" draw:layer="layout" svg:x1="18.599cm" svg:y1="17.907cm" svg:x2="13.756cm" svg:y2="19.732cm" draw:start-shape="id220" draw:start-glue-point="2" draw:end-shape="id224" draw:end-glue-point="0" svg:d="M18599 17907v913h-4843v912" svg:viewBox="0 0 4844 1826">
          <text:p/>
        </draw:connector>
        <draw:custom-shape draw:style-name="gr25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59" draw:text-style-name="P29" xml:id="id225" draw:id="id225"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26" draw:id="id226"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4" draw:layer="layout" svg:x1="23.137cm" svg:y1="3.004cm" svg:x2="23.137cm" svg:y2="3.958cm" draw:start-shape="id225" draw:start-glue-point="2" draw:end-shape="id226" draw:end-glue-point="0" svg:d="M23137 3004v954" svg:viewBox="0 0 1 955">
          <text:p/>
        </draw:connector>
        <draw:frame draw:style-name="gr261" draw:text-style-name="P59" draw:layer="layout" svg:width="3.493cm" svg:height="2.54cm" svg:x="2.269cm" svg:y="2.2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inhibitor</text:span></text:p>
            <text:p text:style-name="P57"><text:span text:style-name="T8"><text:tab/></text:span><text:span text:style-name="T8">owner</text:span></text:p>
            <text:p text:style-name="P57"><text:span text:style-name="T8"><text:tab/></text:span><text:span text:style-name="T8">turn</text:span></text:p>
          </draw:text-box>
        </draw:frame>
        <draw:frame draw:style-name="gr262" draw:text-style-name="P58" draw:layer="layout" svg:width="3.232cm" svg:height="2.467cm" svg:x="6.34cm" svg:y="2.27cm">
          <draw:text-box>
            <text:p text:style-name="P57"><text:span text:style-name="T8">Parameters:</text:span></text:p>
            <text:p text:style-name="P57"><text:span text:style-name="T8"><text:tab/></text:span><text:span text:style-name="T8">child_cvt</text:span></text:p>
            <text:p text:style-name="P57"><text:span text:style-name="T8"><text:tab/></text:span><text:span text:style-name="T8">child_locs</text:span></text:p>
            <text:p text:style-name="P57"><text:span text:style-name="T8"><text:tab/></text:span><text:span text:style-name="T8">child_rule</text:span></text:p>
            <text:p text:style-name="P57"><text:span text:style-name="T8"><text:tab/></text:span><text:span text:style-name="T8">child_type</text:span></text:p>
            <text:p text:style-name="P57"><text:span text:style-name="T8"/></text:p>
          </draw:text-box>
        </draw:frame>
        <draw:custom-shape draw:style-name="gr263" draw:text-style-name="P20" xml:id="id228" draw:id="id228"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64" draw:text-style-name="P20" xml:id="id230" draw:id="id230"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34" draw:text-style-name="P9" draw:layer="layout" svg:x1="11.932cm" svg:y1="9.72cm" svg:x2="14.632cm" svg:y2="11.208cm" draw:start-shape="id227" draw:start-glue-point="2" draw:end-shape="id228" draw:end-glue-point="0" svg:d="M11932 9720v743h2700v745" svg:viewBox="0 0 2701 1489">
          <text:p/>
        </draw:connector>
        <draw:custom-shape draw:style-name="gr264" draw:text-style-name="P20" xml:id="id232" draw:id="id232"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56" draw:text-style-name="P20" xml:id="id233" draw:id="id233"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13" draw:text-style-name="P4" draw:layer="layout" svg:x1="14.632cm" svg:y1="11.941cm" svg:x2="3.494cm" svg:y2="14.761cm" draw:start-shape="id228" draw:start-glue-point="2" draw:end-shape="id229" svg:d="M14632 11941v1410h-11138v1410" svg:viewBox="0 0 11139 2821">
          <text:p/>
        </draw:connector>
        <draw:connector draw:style-name="gr213" draw:text-style-name="P4" draw:layer="layout" svg:x1="14.632cm" svg:y1="11.941cm" svg:x2="7.514cm" svg:y2="14.761cm" draw:start-shape="id228" draw:start-glue-point="2" draw:end-shape="id230" svg:d="M14632 11941v1410h-7118v1410" svg:viewBox="0 0 7119 2821">
          <text:p/>
        </draw:connector>
        <draw:connector draw:style-name="gr213" draw:text-style-name="P4" draw:layer="layout" svg:x1="14.632cm" svg:y1="11.941cm" svg:x2="11.534cm" svg:y2="14.761cm" draw:start-shape="id228" draw:start-glue-point="2" draw:end-shape="id231" draw:end-glue-point="0" svg:d="M14632 11941v1409h-3098v1411" svg:viewBox="0 0 3099 2821">
          <text:p/>
        </draw:connector>
        <draw:connector draw:style-name="gr213" draw:text-style-name="P4" draw:layer="layout" svg:x1="14.632cm" svg:y1="11.941cm" svg:x2="19.575cm" svg:y2="14.761cm" draw:start-shape="id228" draw:start-glue-point="2" draw:end-shape="id232" draw:end-glue-point="0" svg:d="M14632 11941v1410h4943v1410" svg:viewBox="0 0 4944 2821">
          <text:p/>
        </draw:connector>
        <draw:connector draw:style-name="gr213" draw:text-style-name="P4" draw:layer="layout" svg:x1="14.632cm" svg:y1="11.941cm" svg:x2="23.595cm" svg:y2="14.761cm" draw:start-shape="id228" draw:start-glue-point="2" draw:end-shape="id233" draw:end-glue-point="0" svg:d="M14632 11941v1410h8963v1410" svg:viewBox="0 0 8964 2821">
          <text:p/>
        </draw:connector>
        <draw:custom-shape draw:style-name="gr263" draw:text-style-name="P20" xml:id="id227" draw:id="id227"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1.932cm" svg:y2="8.987cm" draw:start-shape="id223" draw:start-glue-point="2" draw:end-shape="id227" draw:end-glue-point="0" svg:d="M14632 7414v786h-2700v787" svg:viewBox="0 0 2701 1574">
          <text:p/>
        </draw:connector>
        <draw:custom-shape draw:style-name="gr263" draw:text-style-name="P20" xml:id="id234" draw:id="id234"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7.751cm" svg:y2="8.987cm" draw:start-shape="id223" draw:start-glue-point="2" draw:end-shape="id234" draw:end-glue-point="0" svg:d="M14632 7414v786h3119v787" svg:viewBox="0 0 3120 1574">
          <text:p/>
        </draw:connector>
        <draw:connector draw:style-name="gr213" draw:text-style-name="P4" draw:layer="layout" svg:x1="17.751cm" svg:y1="9.72cm" svg:x2="14.632cm" svg:y2="11.208cm" draw:start-shape="id234" draw:start-glue-point="2" draw:end-shape="id228" draw:end-glue-point="0" svg:d="M17751 9720v743h-3119v745" svg:viewBox="0 0 3120 1489">
          <text:p/>
        </draw:connector>
        <draw:custom-shape draw:style-name="gr265" draw:text-style-name="P20" xml:id="id235" draw:id="id235"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26" draw:layer="layout" svg:x1="14.632cm" svg:y1="11.941cm" svg:x2="15.57cm" svg:y2="14.761cm" draw:start-shape="id228" draw:start-glue-point="2" draw:end-shape="id235" draw:end-glue-point="0" svg:d="M14632 11941v1409h938v1411" svg:viewBox="0 0 939 2821">
          <text:p/>
        </draw:connector>
      </draw:page>
      <draw:page draw:name="page24" draw:style-name="dp1" draw:master-page-name="Default">
        <draw:frame draw:style-name="gr235" draw:text-style-name="P58" draw:layer="layout" svg:width="3.493cm" svg:height="3.175cm" svg:x="8.126cm" svg:y="14.97cm">
          <draw:text-box>
            <text:p text:style-name="P57"><text:span text:style-name="T8">Parameters:</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ove_one</text:span></text:p>
            <text:p text:style-name="P57"><text:span text:style-name="T8"><text:tab/></text:span><text:span text:style-name="T8">moveunlock</text:span></text:p>
            <text:p text:style-name="P57"><text:span text:style-name="T8"><text:tab/></text:span><text:span text:style-name="T8">sow_start</text:span></text:p>
          </draw:text-box>
        </draw:frame>
        <draw:custom-shape draw:style-name="gr26" draw:text-style-name="P13" xml:id="id248" draw:id="id248"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47" draw:id="id247"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46" draw:id="id246"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6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67" draw:text-style-name="P29" xml:id="id236" draw:id="id236"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8" draw:text-style-name="P29" xml:id="id237" draw:id="id237"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4" draw:layer="layout" svg:x1="20.438cm" svg:y1="15.069cm" svg:x2="20.438cm" svg:y2="16.023cm" draw:start-shape="id236" draw:start-glue-point="2" draw:end-shape="id237" draw:end-glue-point="0" svg:d="M20438 15069v954" svg:viewBox="0 0 1 955">
          <text:p/>
        </draw:connector>
        <draw:custom-shape draw:style-name="gr26" draw:text-style-name="P13" xml:id="id239" draw:id="id239"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4" draw:text-style-name="P4" xml:id="id238" draw:id="id238"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Draw Decorators and Chain</text:span></text:p>
          </draw:text-box>
        </draw:frame>
        <draw:custom-shape draw:style-name="gr208" draw:text-style-name="P13" xml:id="id242" draw:id="id242"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33" draw:text-style-name="P59" draw:layer="layout" svg:width="4.127cm" svg:height="2.861cm" svg:x="3.047cm" svg:y="14.97cm">
          <draw:text-box>
            <text:p text:style-name="P57"><text:span text:style-name="T8">State <text:s/>variables:</text:span></text:p>
            <text:p text:style-name="P57"><text:span text:style-name="T8"><text:tab/></text:span><text:span text:style-name="T8">Read:</text:span></text:p>
            <text:p text:style-name="P57"><text:span text:style-name="T8"><text:tab/></text:span><text:span text:style-name="T8"><text:tab/></text:span><text:span text:style-name="T8">turn</text:span></text:p>
            <text:p text:style-name="P57"><text:span text:style-name="T8"><text:tab/></text:span><text:span text:style-name="T8">Changed:</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unlocked</text:span></text:p>
            <text:p text:style-name="P57"><text:span text:style-name="T8"><text:tab/></text:span><text:span text:style-name="T8"><text:tab/></text:span></text:p>
          </draw:text-box>
        </draw:frame>
        <draw:custom-shape draw:style-name="gr26" draw:text-style-name="P13" xml:id="id243" draw:id="id243"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40" draw:id="id240"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69" draw:text-style-name="P13" xml:id="id241" draw:id="id241"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0" draw:text-style-name="P13" xml:id="id244" draw:id="id244"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1" draw:text-style-name="P13" xml:id="id245" draw:id="id245"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13" draw:text-style-name="P4" draw:layer="layout" svg:x1="13.358cm" svg:y1="3.675cm" svg:x2="13.357cm" svg:y2="5.499cm" draw:start-shape="id238" draw:start-glue-point="8" draw:end-shape="id239" svg:d="M13358 3675v904h-1v920" svg:viewBox="0 0 2 1825">
          <text:p/>
        </draw:connector>
        <draw:connector draw:style-name="gr213" draw:text-style-name="P4" draw:layer="layout" svg:x1="13.358cm" svg:y1="3.675cm" svg:x2="17.904cm" svg:y2="5.499cm" draw:start-shape="id238" draw:start-glue-point="8" draw:end-shape="id240" svg:d="M13358 3675v904h4546v920" svg:viewBox="0 0 4547 1825">
          <text:p/>
        </draw:connector>
        <draw:connector draw:style-name="gr213" draw:text-style-name="P4" draw:layer="layout" svg:x1="13.357cm" svg:y1="6.985cm" svg:x2="13.357cm" svg:y2="8.603cm" draw:start-shape="id241" draw:start-glue-point="2" draw:end-shape="id242" draw:end-glue-point="0" svg:d="M13357 6985v1618" svg:viewBox="0 0 1 1619">
          <text:p/>
        </draw:connector>
        <draw:connector draw:style-name="gr213" draw:text-style-name="P4" draw:layer="layout" svg:x1="13.358cm" svg:y1="3.675cm" svg:x2="8.833cm" svg:y2="5.499cm" draw:start-shape="id238" draw:start-glue-point="8" draw:end-shape="id243" draw:end-glue-point="0" svg:d="M13358 3675v904h-4525v920" svg:viewBox="0 0 4526 1825">
          <text:p/>
        </draw:connector>
        <draw:connector draw:style-name="gr213" draw:text-style-name="P4" draw:layer="layout" svg:x1="8.838cm" svg:y1="6.985cm" svg:x2="13.357cm" svg:y2="8.603cm" draw:start-shape="id244" draw:start-glue-point="2" draw:end-shape="id242" svg:d="M8838 6985v809h4519v809" svg:viewBox="0 0 4520 1619">
          <text:p/>
        </draw:connector>
        <draw:connector draw:style-name="gr213" draw:text-style-name="P4" draw:layer="layout" svg:x1="17.909cm" svg:y1="6.985cm" svg:x2="13.357cm" svg:y2="8.603cm" draw:start-shape="id245" draw:start-glue-point="2" draw:end-shape="id242" draw:end-glue-point="0" svg:d="M17909 6985v809h-4552v809" svg:viewBox="0 0 4553 1619">
          <text:p/>
        </draw:connector>
        <draw:connector draw:style-name="gr213" draw:text-style-name="P4" draw:layer="layout" svg:x1="13.357cm" svg:y1="9.337cm" svg:x2="17.851cm" svg:y2="11.025cm" draw:start-shape="id242" draw:start-glue-point="2" draw:end-shape="id246" draw:end-glue-point="0" svg:d="M13357 9337v844h4494v844" svg:viewBox="0 0 4495 1689">
          <text:p/>
        </draw:connector>
        <draw:connector draw:style-name="gr213" draw:text-style-name="P4" draw:layer="layout" svg:x1="13.357cm" svg:y1="9.337cm" svg:x2="13.357cm" svg:y2="11.025cm" draw:start-shape="id242" draw:end-shape="id247" draw:end-glue-point="0" svg:d="M13357 9337v1688" svg:viewBox="0 0 1 1689">
          <text:p/>
        </draw:connector>
        <draw:connector draw:style-name="gr213" draw:text-style-name="P4" draw:layer="layout" svg:x1="13.357cm" svg:y1="9.337cm" svg:x2="8.857cm" svg:y2="11.025cm" draw:start-shape="id242" draw:start-glue-point="2" draw:end-shape="id248" svg:d="M13357 9337v844h-4500v844" svg:viewBox="0 0 4501 1689">
          <text:p/>
        </draw:connector>
        <draw:frame draw:style-name="gr272" draw:text-style-name="P58" draw:layer="layout" svg:width="3.493cm" svg:height="1.588cm" svg:x="21.019cm" svg:y="5.462cm">
          <draw:text-box>
            <text:p text:style-name="P57"><text:span text:style-name="T8">The first drawer converts the move into board location.</text:span></text:p>
          </draw:text-box>
        </draw:frame>
      </draw:page>
      <draw:page draw:name="page25" draw:style-name="dp1" draw:master-page-name="Default">
        <draw:custom-shape draw:style-name="gr273" draw:text-style-name="P29" xml:id="id255" draw:id="id255"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74" draw:text-style-name="P29" xml:id="id249" draw:id="id249"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75" draw:text-style-name="P29" xml:id="id251" draw:id="id251"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76" draw:text-style-name="P29" xml:id="id252" draw:id="id252"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7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78" draw:text-style-name="P29" xml:id="id253" draw:id="id253"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7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80" draw:text-style-name="P29" xml:id="id250" draw:id="id250"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8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4" draw:text-style-name="P66" draw:layer="layout" svg:x1="10.278cm" svg:y1="7.053cm" svg:x2="7.438cm" svg:y2="8.602cm" draw:start-shape="id249" draw:start-glue-point="2" draw:end-shape="id250" draw:end-glue-point="0" svg:d="M10278 7053v774h-2840v775" svg:viewBox="0 0 2841 1550">
          <text:p/>
        </draw:connector>
        <draw:connector draw:style-name="gr34" draw:text-style-name="P66" draw:layer="layout" svg:x1="10.278cm" svg:y1="7.053cm" svg:x2="12.782cm" svg:y2="8.602cm" draw:start-shape="id249" draw:start-glue-point="2" draw:end-shape="id251" draw:end-glue-point="0" svg:d="M10278 7053v774h2504v775" svg:viewBox="0 0 2505 1550">
          <text:p/>
        </draw:connector>
        <draw:connector draw:style-name="gr25" draw:text-style-name="P66" draw:layer="layout" svg:x1="14.948cm" svg:y1="8.725cm" svg:x2="17.334cm" svg:y2="10.031cm" draw:start-shape="id251" draw:start-glue-point="9" draw:end-shape="id252" draw:end-glue-point="3" svg:d="M14948 8725h1193v1306h1193" svg:viewBox="0 0 2387 1307">
          <text:p/>
        </draw:connector>
        <draw:connector draw:style-name="gr25" draw:layer="layout" draw:line-skew="-0.536cm" svg:x1="14.948cm" svg:y1="9.213cm" svg:x2="17.334cm" svg:y2="12.123cm" draw:start-shape="id251" draw:start-glue-point="8" draw:end-shape="id253" draw:end-glue-point="3" svg:d="M14948 9213h657v2910h1729" svg:viewBox="0 0 2387 2911">
          <text:p/>
        </draw:connector>
        <draw:frame draw:style-name="gr119" draw:text-style-name="P59" draw:layer="layout" svg:width="3.493cm" svg:height="4.043cm" svg:x="1.952cm" svg:y="13.467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inhibitor</text:span></text:p>
            <text:p text:style-name="P57"><text:span text:style-name="T8"><text:tab/></text:span><text:span text:style-name="T8"><text:tab/></text:span><text:span text:style-name="T8">turn</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mcount</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span text:style-name="T8">blocked</text:span></text:p>
          </draw:text-box>
        </draw:frame>
        <draw:frame draw:style-name="gr124" draw:text-style-name="P11" draw:layer="layout" svg:width="8.89cm" svg:height="1.27cm" svg:x="9.255cm" svg:y="1cm">
          <draw:text-box>
            <text:p text:style-name="P4"><text:span text:style-name="T6">Sower Decorators</text:span></text:p>
          </draw:text-box>
        </draw:frame>
        <draw:frame draw:style-name="gr282" draw:text-style-name="P58" draw:layer="layout" svg:width="3.232cm" svg:height="6.801cm" svg:x="6.023cm" svg:y="13.46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p>
            <text:p text:style-name="P57"><text:span text:style-name="T8"><text:tab/></text:span><text:span text:style-name="T8">capt_on</text:span></text:p>
            <text:p text:style-name="P57"><text:span text:style-name="T8"><text:tab/></text:span><text:span text:style-name="T8">child_type</text:span></text:p>
            <text:p text:style-name="P57"><text:span text:style-name="T8"><text:tab/></text:span><text:span text:style-name="T8">crosscapt</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laps</text:span></text:p>
            <text:p text:style-name="P57"><text:span text:style-name="T8"><text:tab/></text:span><text:span text:style-name="T8">prescribed</text:span></text:p>
            <text:p text:style-name="P57"><text:span text:style-name="T8"><text:tab/></text:span><text:span text:style-name="T8">presowcapt</text:span></text:p>
            <text:p text:style-name="P57"><text:span text:style-name="T8"><text:tab/></text:span><text:span text:style-name="T8">sow_direct</text:span></text:p>
            <text:p text:style-name="P57"><text:span text:style-name="T8"><text:tab/></text:span><text:span text:style-name="T8">sow_own_store</text:span></text:p>
            <text:p text:style-name="P57"><text:span text:style-name="T8"><text:tab/></text:span><text:span text:style-name="T8">sow_param</text:span></text:p>
            <text:p text:style-name="P57"><text:span text:style-name="T8"><text:tab/></text:span><text:span text:style-name="T8">sow_rule</text:span></text:p>
            <text:p text:style-name="P57"><text:span text:style-name="T8"><text:tab/></text:span><text:span text:style-name="T8">visit_opp</text:span></text:p>
          </draw:text-box>
        </draw:frame>
        <draw:custom-shape draw:style-name="gr283" draw:text-style-name="P29" xml:id="id254" draw:id="id254"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4" draw:layer="layout" draw:line-skew="-0.209cm" svg:x1="14.878cm" svg:y1="4.039cm" svg:x2="10.278cm" svg:y2="5.328cm" draw:start-shape="id254" draw:start-glue-point="2" draw:end-shape="id255" draw:end-glue-point="0" svg:d="M14878 4039v436h-4600v853" svg:viewBox="0 0 4601 1290">
          <text:p/>
        </draw:connector>
        <draw:connector draw:style-name="gr34" draw:layer="layout" draw:line-skew="-2.377cm" svg:x1="14.878cm" svg:y1="4.039cm" svg:x2="19.644cm" svg:y2="9.664cm" draw:start-shape="id254" draw:start-glue-point="2" draw:end-shape="id252" draw:end-glue-point="0" svg:d="M14878 4039v436h4766v5189" svg:viewBox="0 0 4767 5626">
          <text:p/>
        </draw:connector>
        <draw:custom-shape draw:style-name="gr284" draw:text-style-name="P13" xml:id="id258" draw:id="id258"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4" draw:text-style-name="P13" xml:id="id257" draw:id="id257"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4" draw:text-style-name="P13" xml:id="id259" draw:id="id259"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4" draw:text-style-name="P4" xml:id="id256" draw:id="id256"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5" draw:text-style-name="P58" draw:layer="layout" svg:width="1.962cm" svg:height="0.497cm" svg:x="17.9cm" svg:y="16.046cm">
          <draw:text-box>
            <text:p text:style-name="P57"><text:span text:style-name="T8">Mlap Op</text:span></text:p>
          </draw:text-box>
        </draw:frame>
        <draw:frame draw:style-name="gr286" draw:text-style-name="P58" draw:layer="layout" svg:width="3.549cm" svg:height="0.891cm" svg:x="22.345cm" svg:y="16.163cm">
          <draw:text-box>
            <text:p text:style-name="P57"><text:span text:style-name="T8">Not a deco chain.</text:span></text:p>
            <text:p text:style-name="P57"><text:span text:style-name="T8"/></text:p>
          </draw:text-box>
        </draw:frame>
        <draw:connector draw:style-name="gr213" draw:text-style-name="P4" draw:layer="layout" svg:x1="18.697cm" svg:y1="16.982cm" svg:x2="18.718cm" svg:y2="18.068cm" draw:start-shape="id256" draw:start-glue-point="8" draw:end-shape="id257" draw:end-glue-point="0" svg:d="M18697 16982v535h21v551" svg:viewBox="0 0 22 1087">
          <text:p/>
        </draw:connector>
        <draw:connector draw:style-name="gr213" draw:text-style-name="P4" draw:layer="layout" svg:x1="18.697cm" svg:y1="16.982cm" svg:x2="14.275cm" svg:y2="18.068cm" draw:start-shape="id256" draw:start-glue-point="8" draw:end-shape="id258" draw:end-glue-point="0" svg:d="M18697 16982v535h-4422v551" svg:viewBox="0 0 4423 1087">
          <text:p/>
        </draw:connector>
        <draw:connector draw:style-name="gr213" draw:text-style-name="P4" draw:layer="layout" svg:x1="18.697cm" svg:y1="16.982cm" svg:x2="23.346cm" svg:y2="18.068cm" draw:start-shape="id256" draw:start-glue-point="8" draw:end-shape="id259" draw:end-glue-point="0" svg:d="M18697 16982v535h4649v551" svg:viewBox="0 0 4650 1087">
          <text:p/>
        </draw:connector>
        <draw:custom-shape draw:style-name="gr28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28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289" draw:text-style-name="P58" draw:layer="layout" svg:width="5.567cm" svg:height="1.285cm" svg:x="9.779cm" svg:y="12.618cm">
          <draw:text-box>
            <text:p text:style-name="P57"><text:span text:style-name="T8">Used for prescribed sowers that use another deco for the sowing.</text:span></text:p>
            <text:p text:style-name="P57"><text:span text:style-name="T8"/></text:p>
          </draw:text-box>
        </draw:frame>
      </draw:page>
      <draw:page draw:name="page26" draw:style-name="dp1" draw:master-page-name="Default">
        <draw:custom-shape draw:style-name="gr254" draw:text-style-name="P13" draw:layer="layout" svg:width="23.812cm" svg:height="4.127cm" svg:x="1.635cm" svg:y="4.175cm">
          <text:p text:style-name="P13"><text:span text:style-name="T24">Prescribed Sower</text:span></text:p>
          <text:p text:style-name="P13"><text:span text:style-name="T24"/></text:p>
          <draw:enhanced-geometry svg:viewBox="0 0 21600 21600" draw:type="rectangle" draw:enhanced-path="M 0 0 L 21600 0 21600 21600 0 21600 0 0 Z N"/>
        </draw:custom-shape>
        <draw:custom-shape draw:style-name="gr254" draw:text-style-name="P13" xml:id="id266" draw:id="id266" draw:layer="layout" svg:width="17.463cm" svg:height="2.788cm" svg:x="5.079cm" svg:y="10.442cm">
          <text:p text:style-name="P13"><text:span text:style-name="T24">Presow Capture</text:span></text:p>
          <draw:enhanced-geometry svg:viewBox="0 0 21600 21600" draw:type="rectangle" draw:enhanced-path="M 0 0 L 21600 0 21600 21600 0 21600 0 0 Z N"/>
        </draw:custom-shape>
        <draw:custom-shape draw:style-name="gr290" draw:text-style-name="P20" xml:id="id271" draw:id="id271"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492cm" svg:y="1cm">
          <draw:text-box>
            <text:p text:style-name="P4"><text:span text:style-name="T6">Sower Deco Chain</text:span></text:p>
          </draw:text-box>
        </draw:frame>
        <draw:custom-shape draw:style-name="gr221" draw:text-style-name="P20" xml:id="id265" draw:id="id265"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1" draw:text-style-name="P20" xml:id="id270" draw:id="id270"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2" draw:text-style-name="P20" xml:id="id269" draw:id="id269"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3" draw:text-style-name="P20" xml:id="id268" draw:id="id268"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294" draw:text-style-name="P20" xml:id="id278" draw:id="id278"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5" draw:text-style-name="P20" xml:id="id267" draw:id="id267"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08" draw:text-style-name="P13" xml:id="id263" draw:id="id263"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08" draw:text-style-name="P13" xml:id="id264" draw:id="id264"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4" draw:text-style-name="P4" xml:id="id260" draw:id="id260"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13" xml:id="id262" draw:id="id262"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7" draw:text-style-name="P13" xml:id="id261" draw:id="id261"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13" draw:text-style-name="P4" draw:layer="layout" draw:line-skew="0.17cm" svg:x1="13.855cm" svg:y1="3.48cm" svg:x2="5.158cm" svg:y2="5.451cm" draw:start-shape="id260" draw:start-glue-point="8" draw:end-shape="id261" draw:end-glue-point="0" svg:d="M13855 3480v1148h-8697v823" svg:viewBox="0 0 8698 1972">
          <text:p/>
        </draw:connector>
        <draw:connector draw:style-name="gr213" draw:text-style-name="P4" draw:layer="layout" draw:line-skew="0.17cm" svg:x1="13.855cm" svg:y1="3.48cm" svg:x2="10.906cm" svg:y2="5.451cm" draw:start-shape="id260" draw:start-glue-point="8" draw:end-shape="id262" svg:d="M13855 3480v1148h-2949v823" svg:viewBox="0 0 2950 1972">
          <text:p/>
        </draw:connector>
        <draw:connector draw:style-name="gr213" draw:text-style-name="P4" draw:layer="layout" svg:x1="13.855cm" svg:y1="3.48cm" svg:x2="16.746cm" svg:y2="5.851cm" draw:start-shape="id260" draw:start-glue-point="8" draw:end-shape="id263" draw:end-glue-point="0" svg:d="M13855 3480v1178h2891v1193" svg:viewBox="0 0 2892 2372">
          <text:p/>
        </draw:connector>
        <draw:connector draw:style-name="gr213" draw:text-style-name="P4" draw:layer="layout" svg:x1="13.855cm" svg:y1="3.48cm" svg:x2="22.393cm" svg:y2="5.851cm" draw:start-shape="id260" draw:start-glue-point="8" draw:end-shape="id264" draw:end-glue-point="0" svg:d="M13855 3480v1178h8538v1193" svg:viewBox="0 0 8539 2372">
          <text:p/>
        </draw:connector>
        <draw:connector draw:style-name="gr213" draw:text-style-name="P4" draw:layer="layout" svg:x1="5.158cm" svg:y1="6.691cm" svg:x2="13.878cm" svg:y2="8.726cm" draw:start-shape="id261" draw:start-glue-point="2" draw:end-shape="id265" draw:end-glue-point="0" svg:d="M5158 6691v1018h8720v1017" svg:viewBox="0 0 8721 2036">
          <text:p/>
        </draw:connector>
        <draw:connector draw:style-name="gr213" draw:text-style-name="P4" draw:layer="layout" svg:x1="10.906cm" svg:y1="6.691cm" svg:x2="13.878cm" svg:y2="8.726cm" draw:start-shape="id262" draw:start-glue-point="2" draw:end-shape="id265" draw:end-glue-point="0" svg:d="M10906 6691v1018h2972v1017" svg:viewBox="0 0 2973 2036">
          <text:p/>
        </draw:connector>
        <draw:connector draw:style-name="gr213" draw:text-style-name="P4" draw:layer="layout" svg:x1="16.746cm" svg:y1="6.585cm" svg:x2="13.878cm" svg:y2="8.726cm" draw:start-shape="id263" draw:start-glue-point="2" draw:end-shape="id265" draw:end-glue-point="0" svg:d="M16746 6585v1071h-2868v1070" svg:viewBox="0 0 2869 2142">
          <text:p/>
        </draw:connector>
        <draw:connector draw:style-name="gr213" draw:text-style-name="P4" draw:layer="layout" svg:x1="22.393cm" svg:y1="6.585cm" svg:x2="13.878cm" svg:y2="8.726cm" draw:start-shape="id264" draw:start-glue-point="2" draw:end-shape="id265" draw:end-glue-point="0" svg:d="M22393 6585v1071h-8515v1070" svg:viewBox="0 0 8516 2142">
          <text:p/>
        </draw:connector>
        <draw:connector draw:style-name="gr213" draw:text-style-name="P4" draw:layer="layout" draw:line-skew="-0.005cm" svg:x1="13.81cm" svg:y1="13.23cm" svg:x2="24.801cm" svg:y2="15.466cm" draw:start-shape="id266" draw:start-glue-point="2" draw:end-shape="id267" svg:d="M13810 13230v1105h10991v1131" svg:viewBox="0 0 10992 2237">
          <text:p/>
        </draw:connector>
        <draw:connector draw:style-name="gr213" draw:text-style-name="P4" draw:layer="layout" draw:line-skew="-1.098cm" svg:x1="13.81cm" svg:y1="13.23cm" svg:x2="9.466cm" svg:y2="17.652cm" draw:start-shape="id266" draw:start-glue-point="2" draw:end-shape="id268" draw:end-glue-point="0" svg:d="M13810 13230v1105h-4344v3317" svg:viewBox="0 0 4345 4423">
          <text:p/>
        </draw:connector>
        <draw:connector draw:style-name="gr213" draw:text-style-name="P4" draw:layer="layout" draw:line-skew="-1.098cm" svg:x1="13.81cm" svg:y1="13.23cm" svg:x2="13.206cm" svg:y2="17.652cm" draw:start-shape="id266" draw:start-glue-point="2" draw:end-shape="id269" draw:end-glue-point="0" svg:d="M13810 13230v1105h-604v3317" svg:viewBox="0 0 605 4423">
          <text:p/>
        </draw:connector>
        <draw:connector draw:style-name="gr213" draw:text-style-name="P4" draw:layer="layout" svg:x1="24.801cm" svg:y1="16.2cm" svg:x2="24.784cm" svg:y2="17.653cm" draw:start-shape="id267" draw:start-glue-point="2" draw:end-shape="id270" draw:end-glue-point="0" svg:d="M24801 16200v727h-17v726" svg:viewBox="0 0 18 1454">
          <text:p/>
        </draw:connector>
        <draw:connector draw:style-name="gr213" draw:text-style-name="P4" draw:layer="layout" draw:line-skew="-1.097cm" svg:x1="13.81cm" svg:y1="13.23cm" svg:x2="5.589cm" svg:y2="17.652cm" draw:start-shape="id266" draw:start-glue-point="2" draw:end-shape="id271" draw:end-glue-point="0" svg:d="M13810 13230v1105h-8221v3317" svg:viewBox="0 0 8222 4423">
          <text:p/>
        </draw:connector>
        <draw:connector draw:style-name="gr213" draw:text-style-name="P4" draw:layer="layout" draw:line-skew="-0.142cm" svg:x1="13.81cm" svg:y1="13.23cm" svg:x2="3.046cm" svg:y2="15.741cm" draw:start-shape="id266" draw:start-glue-point="2" draw:end-shape="id272" draw:end-glue-point="0" svg:d="M13810 13230v1105h-10764v1406" svg:viewBox="0 0 10765 2512">
          <text:p/>
        </draw:connector>
        <draw:custom-shape draw:style-name="gr298" draw:text-style-name="P20" xml:id="id273" draw:id="id273"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098cm" svg:x1="13.81cm" svg:y1="13.23cm" svg:x2="16.758cm" svg:y2="17.652cm" draw:start-shape="id266" draw:start-glue-point="2" draw:end-shape="id273" draw:end-glue-point="0" svg:d="M13810 13230v1105h2948v3317" svg:viewBox="0 0 2949 4423">
          <text:p/>
        </draw:connector>
        <draw:custom-shape draw:style-name="gr221" draw:text-style-name="P13" xml:id="id276" draw:id="id276"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21" draw:text-style-name="P13" xml:id="id274" draw:id="id274"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21" draw:text-style-name="P13" xml:id="id275" draw:id="id275"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299" draw:text-style-name="P20" xml:id="id277" draw:id="id277"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34" draw:text-style-name="P9" draw:layer="layout" draw:line-skew="0.609cm" svg:x1="13.878cm" svg:y1="9.46cm" svg:x2="14.163cm" svg:y2="11.812cm" draw:start-shape="id265" draw:start-glue-point="2" draw:end-shape="id274" draw:end-glue-point="0" svg:d="M13878 9460v1785h285v567" svg:viewBox="0 0 286 2353">
          <text:p/>
        </draw:connector>
        <draw:connector draw:style-name="gr234" draw:text-style-name="P9" draw:layer="layout" draw:line-skew="0.609cm" svg:x1="13.878cm" svg:y1="9.46cm" svg:x2="8.516cm" svg:y2="11.812cm" draw:start-shape="id265" draw:start-glue-point="2" draw:end-shape="id275" draw:end-glue-point="0" svg:d="M13878 9460v1785h-5362v567" svg:viewBox="0 0 5363 2353">
          <text:p/>
        </draw:connector>
        <draw:connector draw:style-name="gr234" draw:text-style-name="P9" draw:layer="layout" draw:line-skew="0.609cm" svg:x1="13.878cm" svg:y1="9.46cm" svg:x2="19.809cm" svg:y2="11.812cm" draw:start-shape="id265" draw:start-glue-point="2" draw:end-shape="id276" draw:end-glue-point="0" svg:d="M13878 9460v1785h5931v567" svg:viewBox="0 0 5932 2353">
          <text:p/>
        </draw:connector>
        <draw:connector draw:style-name="gr234" draw:text-style-name="P9" draw:layer="layout" draw:line-skew="-1.095cm" svg:x1="13.81cm" svg:y1="13.23cm" svg:x2="20.425cm" svg:y2="17.646cm" draw:start-shape="id266" draw:start-glue-point="2" draw:end-shape="id277" draw:end-glue-point="0" svg:d="M13810 13230v1105h6615v3311" svg:viewBox="0 0 6616 4417">
          <text:p/>
        </draw:connector>
        <draw:custom-shape draw:style-name="gr295" draw:text-style-name="P20" xml:id="id272" draw:id="id272"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34" draw:text-style-name="P9" draw:layer="layout" svg:x1="3.046cm" svg:y1="16.475cm" svg:x2="2.117cm" svg:y2="17.652cm" draw:start-shape="id272" draw:start-glue-point="2" draw:end-shape="id278" draw:end-glue-point="0" svg:d="M3046 16475v589h-929v588" svg:viewBox="0 0 930 1178">
          <text:p/>
        </draw:connector>
        <draw:custom-shape draw:style-name="gr300" draw:text-style-name="P20" xml:id="id279" draw:id="id279"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87cm" svg:x1="13.81cm" svg:y1="13.23cm" svg:x2="18.392cm" svg:y2="19.26cm" draw:start-shape="id266" draw:start-glue-point="2" draw:end-shape="id279" draw:end-glue-point="0" svg:d="M13810 13230v1137h4582v4893" svg:viewBox="0 0 4583 6031">
          <text:p/>
        </draw:connector>
        <draw:connector draw:style-name="gr25" draw:layer="layout" svg:x1="3.682cm" svg:y1="6.691cm" svg:x2="1.454cm" svg:y2="17.652cm" draw:start-shape="id261" draw:start-glue-point="6" draw:end-shape="id278" draw:end-glue-point="5" svg:d="M3682 6691v5481h-2228v5480" svg:viewBox="0 0 2229 10962">
          <text:p/>
        </draw:connector>
        <draw:connector draw:style-name="gr25" draw:layer="layout" draw:line-skew="0.334cm" svg:x1="12.322cm" svg:y1="6.691cm" svg:x2="12.579cm" svg:y2="8.726cm" draw:start-shape="id262" draw:start-glue-point="7" draw:end-shape="id265" draw:end-glue-point="5" svg:d="M12322 6691v1352h257v683" svg:viewBox="0 0 258 2036">
          <text:p/>
        </draw:connector>
      </draw:page>
      <draw:page draw:name="page27" draw:style-name="dp1" draw:master-page-name="Default">
        <draw:custom-shape draw:style-name="gr301" draw:text-style-name="P13" xml:id="id290" draw:id="id290"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519cm" svg:y="1.053cm">
          <draw:text-box>
            <text:p text:style-name="P4"><text:span text:style-name="T6">Lap Continuer Deco Chain and Mlap Operation</text:span></text:p>
          </draw:text-box>
        </draw:frame>
        <draw:custom-shape draw:style-name="gr208" draw:text-style-name="P13" xml:id="id283" draw:id="id283"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08" draw:text-style-name="P13" xml:id="id280" draw:id="id280"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08" draw:text-style-name="P13" xml:id="id281" draw:id="id281"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45" draw:text-style-name="P64" xml:id="id282" draw:id="id282"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2" draw:text-style-name="P64" xml:id="id284" draw:id="id284"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85" draw:id="id285"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86" draw:id="id286"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87" draw:id="id287"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26" draw:layer="layout" svg:x1="9.733cm" svg:y1="9.971cm" svg:x2="14.319cm" svg:y2="11.404cm" draw:start-shape="id280" draw:start-glue-point="2" draw:end-shape="id281" draw:end-glue-point="0" svg:d="M9733 9971v717h4586v716" svg:viewBox="0 0 4587 1434">
          <text:p/>
        </draw:connector>
        <draw:connector draw:style-name="gr226" draw:layer="layout" svg:x1="9.733cm" svg:y1="9.971cm" svg:x2="4.166cm" svg:y2="11.387cm" draw:start-shape="id280" draw:start-glue-point="2" draw:end-shape="id282" draw:end-glue-point="0" svg:d="M9733 9971v708h-5567v708" svg:viewBox="0 0 5568 1417">
          <text:p/>
        </draw:connector>
        <draw:connector draw:style-name="gr226" draw:layer="layout" svg:x1="11.847cm" svg:y1="4.21cm" svg:x2="11.833cm" svg:y2="4.933cm" draw:end-shape="id283" draw:end-glue-point="0" svg:d="M11847 4210v103h-14v620" svg:viewBox="0 0 15 724">
          <text:p/>
        </draw:connector>
        <draw:frame draw:style-name="gr285" draw:text-style-name="P58" draw:layer="layout" svg:width="1.28cm" svg:height="0.497cm" svg:x="10.08cm" svg:y="2.287cm">
          <draw:text-box>
            <text:p text:style-name="P57"><text:span text:style-name="T8">Lapper</text:span></text:p>
          </draw:text-box>
        </draw:frame>
        <draw:connector draw:style-name="gr213" draw:text-style-name="P4" draw:layer="layout" svg:x1="14.319cm" svg:y1="18.264cm" svg:x2="9.455cm" svg:y2="19.853cm" draw:start-shape="id284" draw:start-glue-point="2" draw:end-shape="id285" draw:end-glue-point="0" svg:d="M14319 18264v795h-4864v794" svg:viewBox="0 0 4865 1590">
          <text:p/>
        </draw:connector>
        <draw:connector draw:style-name="gr213" draw:text-style-name="P4" draw:layer="layout" svg:x1="14.319cm" svg:y1="18.264cm" svg:x2="14.319cm" svg:y2="19.853cm" draw:start-shape="id284" draw:start-glue-point="2" draw:end-shape="id286" draw:end-glue-point="0" svg:d="M14319 18264v1589" svg:viewBox="0 0 1 1590">
          <text:p/>
        </draw:connector>
        <draw:connector draw:style-name="gr213" draw:text-style-name="P4" draw:layer="layout" svg:x1="14.319cm" svg:y1="18.264cm" svg:x2="19.411cm" svg:y2="19.853cm" draw:start-shape="id284" draw:start-glue-point="2" draw:end-shape="id287" draw:end-glue-point="0" svg:d="M14319 18264v795h5092v794" svg:viewBox="0 0 5093 1590">
          <text:p/>
        </draw:connector>
        <draw:custom-shape draw:style-name="gr303" draw:text-style-name="P63" xml:id="id291" draw:id="id291"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4" draw:text-style-name="P63" xml:id="id289" draw:id="id289"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5" draw:text-style-name="P63" xml:id="id288" draw:id="id288"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26" draw:layer="layout" svg:x1="14.319cm" svg:y1="12.138cm" svg:x2="6.98cm" svg:y2="13.726cm" draw:start-shape="id281" draw:start-glue-point="2" draw:end-shape="id288" draw:end-glue-point="0" svg:d="M14319 12138v794h-7339v794" svg:viewBox="0 0 7340 1589">
          <text:p/>
        </draw:connector>
        <draw:connector draw:style-name="gr226" draw:layer="layout" svg:x1="14.319cm" svg:y1="12.138cm" svg:x2="19.964cm" svg:y2="13.726cm" draw:start-shape="id281" draw:start-glue-point="2" draw:end-shape="id289" draw:end-glue-point="0" svg:d="M14319 12138v794h5645v794" svg:viewBox="0 0 5646 1589">
          <text:p/>
        </draw:connector>
        <draw:connector draw:style-name="gr226" draw:layer="layout" svg:x1="14.319cm" svg:y1="12.138cm" svg:x2="24.797cm" svg:y2="13.726cm" draw:start-shape="id281" draw:start-glue-point="2" draw:end-shape="id290" draw:end-glue-point="0" svg:d="M14319 12138v794h10478v794" svg:viewBox="0 0 10479 1589">
          <text:p/>
        </draw:connector>
        <draw:connector draw:style-name="gr226" draw:layer="layout" svg:x1="14.319cm" svg:y1="12.138cm" svg:x2="3.102cm" svg:y2="13.726cm" draw:start-shape="id281" draw:start-glue-point="2" draw:end-shape="id291" draw:end-glue-point="0" svg:d="M14319 12138v794h-11217v794" svg:viewBox="0 0 11218 1589">
          <text:p/>
        </draw:connector>
        <draw:connector draw:style-name="gr226" draw:layer="layout" svg:x1="3.102cm" svg:y1="14.46cm" svg:x2="14.319cm" svg:y2="16.008cm" draw:start-shape="id291" draw:start-glue-point="2" draw:end-shape="id292" draw:end-glue-point="0" svg:d="M3102 14460v774h11217v774" svg:viewBox="0 0 11218 1549">
          <text:p/>
        </draw:connector>
        <draw:connector draw:style-name="gr226" draw:layer="layout" svg:x1="14.319cm" svg:y1="16.742cm" svg:x2="14.319cm" svg:y2="17.53cm" draw:start-shape="id292" draw:start-glue-point="2" draw:end-shape="id284" draw:end-glue-point="0" svg:d="M14319 16742v788" svg:viewBox="0 0 1 789">
          <text:p/>
        </draw:connector>
        <draw:connector draw:style-name="gr226" draw:layer="layout" svg:x1="19.964cm" svg:y1="14.46cm" svg:x2="14.319cm" svg:y2="16.008cm" draw:start-shape="id289" draw:start-glue-point="2" draw:end-shape="id292" draw:end-glue-point="0" svg:d="M19964 14460v774h-5645v774" svg:viewBox="0 0 5646 1549">
          <text:p/>
        </draw:connector>
        <draw:connector draw:style-name="gr226" draw:layer="layout" svg:x1="24.797cm" svg:y1="14.459cm" svg:x2="14.319cm" svg:y2="16.008cm" draw:start-shape="id290" draw:start-glue-point="2" draw:end-shape="id292" draw:end-glue-point="0" svg:d="M24797 14459v774h-10478v775" svg:viewBox="0 0 10479 1550">
          <text:p/>
        </draw:connector>
        <draw:custom-shape draw:style-name="gr306" draw:text-style-name="P63" xml:id="id293" draw:id="id293"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13" draw:text-style-name="P4" draw:layer="layout" svg:x1="14.319cm" svg:y1="12.138cm" svg:x2="15.302cm" svg:y2="13.707cm" draw:start-shape="id281" draw:start-glue-point="2" draw:end-shape="id293" draw:end-glue-point="0" svg:d="M14319 12138v785h983v784" svg:viewBox="0 0 984 1570">
          <text:p/>
        </draw:connector>
        <draw:connector draw:style-name="gr213" draw:text-style-name="P4" draw:layer="layout" svg:x1="15.302cm" svg:y1="14.441cm" svg:x2="14.319cm" svg:y2="16.008cm" draw:start-shape="id293" draw:start-glue-point="2" draw:end-shape="id292" draw:end-glue-point="0" svg:d="M15302 14441v784h-983v783" svg:viewBox="0 0 984 1568">
          <text:p/>
        </draw:connector>
        <draw:custom-shape draw:style-name="gr221" draw:text-style-name="P13" xml:id="id294" draw:id="id294"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21"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26" draw:layer="layout" draw:line-skew="0.167cm" svg:x1="11.889cm" svg:y1="2.769cm" svg:x2="11.888cm" svg:y2="3.492cm" svg:d="M11889 2769v529h-1v194" svg:viewBox="0 0 2 724">
          <text:p/>
        </draw:connector>
        <draw:custom-shape draw:style-name="gr44"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3" xml:id="id295" draw:id="id295"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onnector draw:style-name="gr227" draw:text-style-name="P62" draw:layer="layout" svg:x1="11.833cm" svg:y1="5.667cm" svg:x2="6.433cm" svg:y2="7.297cm" draw:start-shape="id283" draw:start-glue-point="2" draw:end-shape="id294" draw:end-glue-point="0" svg:d="M11833 5667v815h-5400v815" svg:viewBox="0 0 5401 1631">
          <text:p/>
        </draw:connector>
        <draw:connector draw:style-name="gr227" draw:text-style-name="P62" draw:layer="layout" svg:x1="11.833cm" svg:y1="5.667cm" svg:x2="12.667cm" svg:y2="7.297cm" draw:start-shape="id283" draw:start-glue-point="2" draw:end-shape="id295" draw:end-glue-point="0" svg:d="M11833 5667v815h834v815" svg:viewBox="0 0 835 1631">
          <text:p/>
        </draw:connector>
        <draw:connector draw:style-name="gr227" draw:text-style-name="P62" draw:layer="layout" svg:x1="6.433cm" svg:y1="8.031cm" svg:x2="9.733cm" svg:y2="9.237cm" draw:start-shape="id294" draw:start-glue-point="2" draw:end-shape="id280" draw:end-glue-point="0" svg:d="M6433 8031v603h3300v603" svg:viewBox="0 0 3301 1207">
          <text:p/>
        </draw:connector>
        <draw:connector draw:style-name="gr227" draw:text-style-name="P62" draw:layer="layout" svg:x1="12.667cm" svg:y1="8.031cm" svg:x2="9.733cm" svg:y2="9.237cm" draw:start-shape="id295" draw:start-glue-point="2" draw:end-shape="id280" draw:end-glue-point="0" svg:d="M12667 8031v603h-2934v603" svg:viewBox="0 0 2935 1207">
          <text:p/>
        </draw:connector>
        <draw:custom-shape draw:style-name="gr307" draw:text-style-name="P63" xml:id="id296" draw:id="id296"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13" draw:text-style-name="P4" draw:layer="layout" svg:x1="14.319cm" svg:y1="12.138cm" svg:x2="11.23cm" svg:y2="13.726cm" draw:start-shape="id281" draw:start-glue-point="2" draw:end-shape="id296" draw:end-glue-point="0" svg:d="M14319 12138v794h-3089v794" svg:viewBox="0 0 3090 1589">
          <text:p/>
        </draw:connector>
        <draw:connector draw:style-name="gr213" draw:text-style-name="P4" draw:layer="layout" svg:x1="11.23cm" svg:y1="14.46cm" svg:x2="14.319cm" svg:y2="16.008cm" draw:start-shape="id296" draw:start-glue-point="2" draw:end-shape="id292" draw:end-glue-point="0" svg:d="M11230 14460v774h3089v774" svg:viewBox="0 0 3090 1549">
          <text:p/>
        </draw:connector>
        <draw:custom-shape draw:style-name="gr221" draw:text-style-name="P13" xml:id="id292" draw:id="id292"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13" draw:text-style-name="P4" draw:layer="layout" svg:x1="6.98cm" svg:y1="14.46cm" svg:x2="14.319cm" svg:y2="16.008cm" draw:start-shape="id288" draw:start-glue-point="2" draw:end-shape="id292" draw:end-glue-point="0" svg:d="M6980 14460v774h7339v774" svg:viewBox="0 0 7340 1549">
          <text:p/>
        </draw:connector>
        <draw:custom-shape draw:style-name="gr221" draw:text-style-name="P13" xml:id="id297" draw:id="id297"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de</text:p>
          <draw:enhanced-geometry svg:viewBox="0 0 21600 21600" draw:mirror-horizontal="false" draw:mirror-vertical="false" draw:type="rectangle" draw:enhanced-path="M 0 0 L 21600 0 21600 21600 0 21600 0 0 Z N"/>
        </draw:custom-shape>
        <draw:connector draw:style-name="gr213" draw:text-style-name="P4" draw:layer="layout" svg:x1="11.833cm" svg:y1="5.667cm" svg:x2="18.367cm" svg:y2="7.297cm" draw:start-shape="id283" draw:start-glue-point="2" draw:end-shape="id297" draw:end-glue-point="0" svg:d="M11833 5667v815h6534v815" svg:viewBox="0 0 6535 1631">
          <text:p/>
        </draw:connector>
        <draw:connector draw:style-name="gr213" draw:text-style-name="P4" draw:layer="layout" svg:x1="18.367cm" svg:y1="8.031cm" svg:x2="9.733cm" svg:y2="9.237cm" draw:start-shape="id297" draw:start-glue-point="2" draw:end-shape="id280" draw:end-glue-point="0" svg:d="M18367 8031v603h-8634v603" svg:viewBox="0 0 8635 1207">
          <text:p/>
        </draw:connector>
      </draw:page>
      <draw:page draw:name="page28" draw:style-name="dp1" draw:master-page-name="Default">
        <draw:frame draw:style-name="gr119" draw:text-style-name="P59" draw:layer="layout" svg:width="3.493cm" svg:height="4.043cm" svg:x="3.222cm" svg:y="13.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turn</text:span></text:p>
            <text:p text:style-name="P57"><text:span text:style-name="T8"><text:tab/></text:span><text:span text:style-name="T8">unlocked</text:span></text:p>
            <text:p text:style-name="P57"><text:span text:style-name="T8"><text:tab/></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Capt Ok Decorators and Chains</text:span></text:p>
          </draw:text-box>
        </draw:frame>
        <draw:frame draw:style-name="gr308" draw:text-style-name="P58" draw:layer="layout" svg:width="3.867cm" svg:height="4.128cm" svg:x="7.35cm" svg:y="13.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span text:style-name="T8"><text:tab/></text:span></text:p>
            <text:p text:style-name="P57"><text:span text:style-name="T8"><text:tab/></text:span><text:span text:style-name="T8">capt_on</text:span></text:p>
            <text:p text:style-name="P57"><text:span text:style-name="T8"><text:tab/></text:span><text:span text:style-name="T8">capt_side</text:span></text:p>
            <text:p text:style-name="P57"><text:span text:style-name="T8"><text:tab/></text:span><text:span text:style-name="T8">moveunlock</text:span><text:span text:style-name="T8"><text:tab/></text:span><text:span text:style-name="T8"><text:tab/></text:span><text:span text:style-name="T8"><text:tab/></text:span></text:p>
            <text:p text:style-name="P57"><text:span text:style-name="T8"/></text:p>
          </draw:text-box>
        </draw:frame>
        <draw:custom-shape draw:style-name="gr26" draw:text-style-name="P13" xml:id="id308" draw:id="id308"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0" draw:text-style-name="P20" xml:id="id307" draw:id="id307"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08" draw:text-style-name="P13" xml:id="id306" draw:id="id306"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0" draw:text-style-name="P13" xml:id="id305" draw:id="id305"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08" draw:text-style-name="P13" xml:id="id304" draw:id="id304"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09" draw:text-style-name="P20" xml:id="id303" draw:id="id303"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0"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11" draw:text-style-name="P29" xml:id="id298" draw:id="id298"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2" draw:text-style-name="P29" xml:id="id299" draw:id="id299"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01" draw:id="id301"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50" draw:text-style-name="P13" xml:id="id302" draw:id="id302"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98" draw:start-glue-point="2" draw:end-shape="id299" draw:end-glue-point="0" svg:d="M7738 6496v1011" svg:viewBox="0 0 1 1012">
          <text:p/>
        </draw:connector>
        <draw:custom-shape draw:style-name="gr44" draw:text-style-name="P4" xml:id="id300" draw:id="id300"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6" draw:layer="layout" svg:x1="18.322cm" svg:y1="4.81cm" svg:x2="18.321cm" svg:y2="5.779cm" draw:start-shape="id300" draw:start-glue-point="8" draw:end-shape="id301" draw:end-glue-point="0" svg:d="M18322 4810v477h-1v492" svg:viewBox="0 0 2 970">
          <text:p/>
        </draw:connector>
        <draw:connector draw:style-name="gr226" draw:layer="layout" svg:x1="18.321cm" svg:y1="6.513cm" svg:x2="18.321cm" svg:y2="7.273cm" draw:start-shape="id301" draw:start-glue-point="2" draw:end-shape="id302" draw:end-glue-point="0" svg:d="M18321 6513v760" svg:viewBox="0 0 1 761">
          <text:p/>
        </draw:connector>
        <draw:connector draw:style-name="gr226" draw:layer="layout" svg:x1="18.321cm" svg:y1="8.007cm" svg:x2="18.321cm" svg:y2="8.768cm" draw:start-shape="id302" draw:start-glue-point="2" draw:end-shape="id303" draw:end-glue-point="0" svg:d="M18321 8007v761" svg:viewBox="0 0 1 762">
          <text:p/>
        </draw:connector>
        <draw:connector draw:style-name="gr226" draw:layer="layout" svg:x1="18.321cm" svg:y1="9.502cm" svg:x2="18.321cm" svg:y2="10.262cm" draw:start-shape="id303" draw:start-glue-point="2" draw:end-shape="id304" draw:end-glue-point="0" svg:d="M18321 9502v760" svg:viewBox="0 0 1 761">
          <text:p/>
        </draw:connector>
        <draw:connector draw:style-name="gr226" draw:layer="layout" svg:x1="18.321cm" svg:y1="10.996cm" svg:x2="18.321cm" svg:y2="11.757cm" draw:start-shape="id304" draw:start-glue-point="2" draw:end-shape="id305" draw:end-glue-point="0" svg:d="M18321 10996v761" svg:viewBox="0 0 1 762">
          <text:p/>
        </draw:connector>
        <draw:connector draw:style-name="gr226" draw:layer="layout" svg:x1="18.321cm" svg:y1="12.491cm" svg:x2="18.321cm" svg:y2="13.251cm" draw:start-shape="id305" draw:start-glue-point="2" draw:end-shape="id306" draw:end-glue-point="0" svg:d="M18321 12491v760" svg:viewBox="0 0 1 761">
          <text:p/>
        </draw:connector>
        <draw:connector draw:style-name="gr226" draw:layer="layout" svg:x1="18.321cm" svg:y1="13.985cm" svg:x2="18.321cm" svg:y2="14.746cm" draw:start-shape="id306" draw:start-glue-point="2" draw:end-shape="id307" draw:end-glue-point="0" svg:d="M18321 13985v761" svg:viewBox="0 0 1 762">
          <text:p/>
        </draw:connector>
        <draw:connector draw:style-name="gr226" draw:layer="layout" svg:x1="18.321cm" svg:y1="15.48cm" svg:x2="18.321cm" svg:y2="16.24cm" draw:start-shape="id307" draw:start-glue-point="2" draw:end-shape="id308" draw:end-glue-point="0" svg:d="M18321 15480v760" svg:viewBox="0 0 1 761">
          <text:p/>
        </draw:connector>
        <draw:frame draw:style-name="gr313" draw:text-style-name="P67" draw:layer="layout" svg:width="4.984cm" svg:height="3.493cm" svg:x="21.956cm" svg:y="7.984cm">
          <draw:text-box>
            <text:p text:style-name="P57"><text:span text:style-name="T25">This is the Basic Capture Criteria.</text:span></text:p>
            <text:p text:style-name="P57"><text:span text:style-name="T25"/></text:p>
            <text:p text:style-name="P57"><text:span text:style-name="T25">These are effectively ANDed. </text:span></text:p>
            <text:p text:style-name="P57"><text:span text:style-name="T25">If any deco condition is false, it returns false, otherwise it calls down the deco chain.</text:span></text:p>
          </draw:text-box>
        </draw:frame>
      </draw:page>
      <draw:page draw:name="page29" draw:style-name="dp1" draw:master-page-name="Default">
        <draw:frame draw:style-name="gr314" draw:text-style-name="P11" draw:layer="layout" svg:width="11.747cm" svg:height="1.116cm" svg:x="7.985cm" svg:y="1.054cm">
          <draw:text-box>
            <text:p text:style-name="P4"><text:span text:style-name="T6">Capturer Decorators <text:s/>and Chain</text:span></text:p>
          </draw:text-box>
        </draw:frame>
        <draw:frame draw:style-name="gr315"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6"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17"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18" draw:text-style-name="P29" xml:id="id309" draw:id="id309"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9" draw:text-style-name="P29" xml:id="id310" draw:id="id310"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4" draw:layer="layout" svg:x1="7.22cm" svg:y1="4.64cm" svg:x2="7.22cm" svg:y2="5.594cm" draw:start-shape="id309" draw:start-glue-point="2" draw:end-shape="id310" draw:end-glue-point="0" svg:d="M7220 4640v954" svg:viewBox="0 0 1 955">
          <text:p/>
        </draw:connector>
        <draw:custom-shape draw:style-name="gr320" draw:text-style-name="P13" xml:id="id311" draw:id="id311"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21" draw:text-style-name="P13" xml:id="id312" draw:id="id312"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21" draw:text-style-name="P13" xml:id="id313" draw:id="id313"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4.114cm" svg:x2="17.94cm" svg:y2="4.584cm" draw:start-shape="id311" draw:start-glue-point="2" draw:end-shape="id312" draw:end-glue-point="0" svg:d="M17940 4114v470" svg:viewBox="0 0 1 471">
          <text:p/>
        </draw:connector>
        <draw:connector draw:style-name="gr213" draw:text-style-name="P4" draw:layer="layout" svg:x1="17.94cm" svg:y1="5.318cm" svg:x2="17.94cm" svg:y2="5.851cm" draw:start-shape="id312" draw:start-glue-point="2" draw:end-shape="id313" draw:end-glue-point="0" svg:d="M17940 5318v533" svg:viewBox="0 0 1 534">
          <text:p/>
        </draw:connector>
        <draw:custom-shape draw:style-name="gr44" draw:text-style-name="P4" xml:id="id314" draw:id="id314"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7.941cm" svg:y1="2.817cm" svg:x2="17.94cm" svg:y2="3.38cm" draw:start-shape="id314" draw:start-glue-point="8" draw:end-shape="id311" draw:end-glue-point="0" svg:d="M17941 2817v274h-1v289" svg:viewBox="0 0 2 564">
          <text:p/>
        </draw:connector>
        <draw:custom-shape draw:style-name="gr42" draw:text-style-name="P13" xml:id="id316" draw:id="id316"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1" draw:text-style-name="P68" xml:id="id317" draw:id="id317"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8"><text:span text:style-name="T26">Picker</text:span></text:p>
          <text:p text:style-name="P68"><text:span text:style-name="T26">Decos</text:span></text:p>
          <draw:enhanced-geometry svg:viewBox="0 0 21600 21600" draw:mirror-horizontal="false" draw:mirror-vertical="false" draw:type="rectangle" draw:enhanced-path="M 0 0 L 21600 0 21600 21600 0 21600 0 0 Z N"/>
        </draw:custom-shape>
        <draw:custom-shape draw:style-name="gr322" draw:text-style-name="P64" xml:id="id322" draw:id="id322"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2" draw:text-style-name="P13" xml:id="id318" draw:id="id318"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26" draw:layer="layout" svg:x1="17.94cm" svg:y1="7.934cm" svg:x2="17.94cm" svg:y2="8.837cm" draw:start-shape="id315" draw:start-glue-point="2" draw:end-shape="id316" draw:end-glue-point="0" svg:d="M17940 7934v903" svg:viewBox="0 0 1 904">
          <text:p/>
        </draw:connector>
        <draw:connector draw:style-name="gr226" draw:layer="layout" svg:x1="17.94cm" svg:y1="10.107cm" svg:x2="17.94cm" svg:y2="10.742cm" draw:start-shape="id316" draw:start-glue-point="2" draw:end-shape="id317" draw:end-glue-point="0" svg:d="M17940 10107v635" svg:viewBox="0 0 1 636">
          <text:p/>
        </draw:connector>
        <draw:connector draw:style-name="gr226" draw:layer="layout" svg:x1="17.94cm" svg:y1="12.012cm" svg:x2="17.94cm" svg:y2="12.647cm" draw:start-shape="id317" draw:start-glue-point="2" draw:end-shape="id318" draw:end-glue-point="0" svg:d="M17940 12012v635" svg:viewBox="0 0 1 636">
          <text:p/>
        </draw:connector>
        <draw:frame draw:style-name="gr323"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4" draw:text-style-name="P13" xml:id="id320" draw:id="id320"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4" draw:text-style-name="P13" xml:id="id319" draw:id="id319"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15.34cm" svg:y2="14.746cm" draw:start-shape="id318" draw:start-glue-point="2" draw:end-shape="id319" draw:end-glue-point="0" svg:d="M17940 13917v432h-2600v397" svg:viewBox="0 0 2601 830">
          <text:p/>
        </draw:connector>
        <draw:connector draw:style-name="gr213" draw:text-style-name="P4" draw:layer="layout" svg:x1="15.34cm" svg:y1="15.434cm" svg:x2="17.94cm" svg:y2="16.269cm" draw:start-shape="id319" draw:start-glue-point="2" draw:end-shape="id320" draw:end-glue-point="0" svg:d="M15340 15434v418h2600v417" svg:viewBox="0 0 2601 836">
          <text:p/>
        </draw:connector>
        <draw:connector draw:style-name="gr213" draw:text-style-name="P4" draw:layer="layout" svg:x1="17.94cm" svg:y1="18.333cm" svg:x2="17.94cm" svg:y2="18.91cm" draw:start-shape="id321" draw:start-glue-point="2" draw:end-shape="id322" draw:end-glue-point="0" svg:d="M17940 18333v577" svg:viewBox="0 0 1 578">
          <text:p/>
        </draw:connector>
        <draw:custom-shape draw:style-name="gr324" draw:text-style-name="P13" xml:id="id321" draw:id="id321"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27" draw:text-style-name="P62" draw:layer="layout" svg:x1="17.94cm" svg:y1="16.957cm" svg:x2="17.94cm" svg:y2="17.645cm" draw:start-shape="id320" draw:start-glue-point="2" draw:end-shape="id321" draw:end-glue-point="0" svg:d="M17940 16957v688" svg:viewBox="0 0 1 689">
          <text:p/>
        </draw:connector>
        <draw:custom-shape draw:style-name="gr208" draw:text-style-name="P13" xml:id="id315" draw:id="id315"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6.585cm" svg:x2="17.94cm" svg:y2="7.201cm" draw:start-shape="id313" draw:start-glue-point="2" draw:end-shape="id315" draw:end-glue-point="0" svg:d="M17940 6585v616" svg:viewBox="0 0 1 617">
          <text:p/>
        </draw:connector>
        <draw:custom-shape draw:style-name="gr324" draw:text-style-name="P13" xml:id="id323" draw:id="id323"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20.44cm" svg:y2="14.746cm" draw:start-shape="id318" draw:start-glue-point="2" draw:end-shape="id323" draw:end-glue-point="0" svg:d="M17940 13917v432h2500v397" svg:viewBox="0 0 2501 830">
          <text:p/>
        </draw:connector>
        <draw:connector draw:style-name="gr213" draw:text-style-name="P4" draw:layer="layout" svg:x1="20.44cm" svg:y1="15.434cm" svg:x2="17.94cm" svg:y2="16.269cm" draw:start-shape="id323" draw:start-glue-point="2" draw:end-shape="id320" draw:end-glue-point="0" svg:d="M20440 15434v418h-2500v417" svg:viewBox="0 0 2501 836">
          <text:p/>
        </draw:connector>
      </draw:page>
      <draw:page draw:name="page30" draw:style-name="dp1" draw:master-page-name="Default">
        <draw:custom-shape draw:style-name="gr254" draw:text-style-name="P13" xml:id="id333" draw:id="id333"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5" draw:text-style-name="P13" xml:id="id328" draw:id="id328"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254" draw:text-style-name="P13" xml:id="id337" draw:id="id337" draw:layer="layout" svg:width="18.732cm" svg:height="5.028cm" svg:x="4.175cm" svg:y="3.592cm">
          <text:p text:style-name="P13">Grandslam Decos</text:p>
          <text:p text:style-name="P13"><text:span text:style-name="T23">(animation msgs)</text:span></text:p>
          <draw:enhanced-geometry svg:viewBox="0 0 21600 21600" draw:type="rectangle" draw:enhanced-path="M 0 0 L 21600 0 21600 21600 0 21600 0 0 Z N"/>
        </draw:custom-shape>
        <draw:custom-shape draw:style-name="gr26" draw:text-style-name="P13" xml:id="id334" draw:id="id334"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Twos</text:p>
          <draw:enhanced-geometry svg:viewBox="0 0 21600 21600" draw:mirror-horizontal="false" draw:mirror-vertical="false" draw:type="rectangle" draw:enhanced-path="M 0 0 L 21600 0 21600 21600 0 21600 0 0 Z N"/>
        </draw:custom-shape>
        <draw:frame draw:style-name="gr101" draw:text-style-name="P11" draw:layer="layout" svg:width="7.938cm" svg:height="1.839cm" svg:x="9.889cm" svg:y="1cm">
          <draw:text-box>
            <text:p text:style-name="P4"><text:span text:style-name="T6">Capturer Deco Chains (1 of 2) </text:span></text:p>
          </draw:text-box>
        </draw:frame>
        <draw:custom-shape draw:style-name="gr26" draw:text-style-name="P13" xml:id="id336" draw:id="id336"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35" draw:id="id335"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30" draw:id="id330"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31" draw:id="id331"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29" draw:id="id329"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27" draw:id="id327" draw:layer="layout" svg:width="3.825cm" svg:height="0.733cm" svg:x="5.0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24" draw:id="id324" draw:layer="layout" svg:width="4.415cm" svg:height="0.733cm" svg:x="17.9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3.825cm" svg:height="0.733cm" svg:x="13.7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26" draw:id="id326" draw:layer="layout" svg:width="3.825cm" svg:height="0.733cm" svg:x="9.3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4" draw:layer="layout" svg:x1="20.133cm" svg:y1="4.96cm" svg:x2="16.802cm" svg:y2="6.132cm" draw:start-shape="id324" draw:start-glue-point="2" draw:end-shape="id325" draw:end-glue-point="4" svg:d="M20133 4960v585h-3331v587" svg:viewBox="0 0 3332 1173">
          <text:p/>
        </draw:connector>
        <draw:connector draw:style-name="gr34" draw:layer="layout" svg:x1="20.133cm" svg:y1="4.96cm" svg:x2="12.441cm" svg:y2="6.132cm" draw:start-shape="id324" draw:start-glue-point="2" draw:end-shape="id326" draw:end-glue-point="4" svg:d="M20133 4960v585h-7692v587" svg:viewBox="0 0 7693 1173">
          <text:p/>
        </draw:connector>
        <draw:connector draw:style-name="gr34" draw:layer="layout" svg:x1="20.133cm" svg:y1="4.96cm" svg:x2="8.061cm" svg:y2="6.132cm" draw:start-shape="id324" draw:start-glue-point="2" draw:end-shape="id327" draw:end-glue-point="4" svg:d="M20133 4960v585h-12072v587" svg:viewBox="0 0 12073 1173">
          <text:p/>
        </draw:connector>
        <draw:connector draw:style-name="gr234" draw:text-style-name="P9" draw:layer="layout" draw:line-skew="1.153cm" svg:x1="14.069cm" svg:y1="15.17cm" svg:x2="16.252cm" svg:y2="16.758cm" draw:start-shape="id328" draw:start-glue-point="0" draw:end-shape="id329" draw:end-glue-point="0" svg:d="M14069 15170v652h2183v936" svg:viewBox="0 0 2184 1589">
          <text:p/>
        </draw:connector>
        <draw:connector draw:style-name="gr234" draw:text-style-name="P9" draw:layer="layout" draw:line-skew="1.153cm" svg:x1="14.069cm" svg:y1="15.17cm" svg:x2="11.545cm" svg:y2="16.758cm" draw:start-shape="id328" draw:start-glue-point="0" draw:end-shape="id330" draw:end-glue-point="0" svg:d="M14069 15170v652h-2524v936" svg:viewBox="0 0 2525 1589">
          <text:p/>
        </draw:connector>
        <draw:connector draw:style-name="gr234" draw:text-style-name="P9" draw:layer="layout" draw:line-skew="1.153cm" svg:x1="14.069cm" svg:y1="15.17cm" svg:x2="6.839cm" svg:y2="16.758cm" draw:start-shape="id328" draw:end-shape="id331" draw:end-glue-point="0" svg:d="M14069 15170v652h-7230v936" svg:viewBox="0 0 7231 1589">
          <text:p/>
        </draw:connector>
        <draw:connector draw:style-name="gr234" draw:text-style-name="P9" draw:layer="layout" draw:line-skew="-1.153cm" svg:x1="6.839cm" svg:y1="17.492cm" svg:x2="14.069cm" svg:y2="18.98cm" draw:start-shape="id331" draw:start-glue-point="2" draw:end-shape="id328" draw:end-glue-point="2" svg:d="M6839 17492v836h7230v652" svg:viewBox="0 0 7231 1489">
          <text:p/>
        </draw:connector>
        <draw:connector draw:style-name="gr234" draw:text-style-name="P9" draw:layer="layout" draw:line-skew="-1.153cm" svg:x1="11.545cm" svg:y1="17.491cm" svg:x2="14.069cm" svg:y2="18.98cm" draw:start-shape="id330" draw:start-glue-point="2" draw:end-shape="id328" draw:end-glue-point="2" svg:d="M11545 17491v837h2524v652" svg:viewBox="0 0 2525 1490">
          <text:p/>
        </draw:connector>
        <draw:connector draw:style-name="gr234" draw:text-style-name="P9" draw:layer="layout" draw:line-skew="-1.153cm" svg:x1="16.252cm" svg:y1="17.491cm" svg:x2="14.069cm" svg:y2="18.98cm" draw:start-shape="id329" draw:start-glue-point="2" draw:end-shape="id328" draw:end-glue-point="2" svg:d="M16252 17491v837h-2183v652" svg:viewBox="0 0 2184 1490">
          <text:p/>
        </draw:connector>
        <draw:connector draw:style-name="gr234" draw:text-style-name="P9" draw:layer="layout" draw:line-skew="-1.153cm" svg:x1="20.959cm" svg:y1="17.491cm" svg:x2="14.069cm" svg:y2="18.98cm" draw:start-shape="id332" draw:start-glue-point="2" draw:end-shape="id328" draw:end-glue-point="2" svg:d="M20959 17491v837h-6890v652" svg:viewBox="0 0 6891 1490">
          <text:p/>
        </draw:connector>
        <draw:connector draw:style-name="gr234" draw:text-style-name="P9" draw:layer="layout" draw:line-skew="1.153cm" svg:x1="14.069cm" svg:y1="15.17cm" svg:x2="20.959cm" svg:y2="16.758cm" draw:start-shape="id328" draw:start-glue-point="0" draw:end-shape="id332" draw:end-glue-point="0" svg:d="M14069 15170v652h6890v936" svg:viewBox="0 0 6891 1589">
          <text:p/>
        </draw:connector>
        <draw:connector draw:style-name="gr234" draw:text-style-name="P9" draw:layer="layout" draw:line-skew="1.183cm" svg:x1="14.176cm" svg:y1="9.89cm" svg:x2="11.673cm" svg:y2="11.577cm" draw:start-shape="id333" draw:start-glue-point="0" draw:end-shape="id334" draw:end-glue-point="0" svg:d="M14176 9890v682h-2503v1005" svg:viewBox="0 0 2504 1688">
          <text:p/>
        </draw:connector>
        <draw:connector draw:style-name="gr234" draw:text-style-name="P9" draw:layer="layout" draw:line-skew="1.183cm" svg:x1="14.176cm" svg:y1="9.89cm" svg:x2="17.35cm" svg:y2="11.577cm" draw:start-shape="id333" draw:start-glue-point="0" draw:end-shape="id335" draw:end-glue-point="0" svg:d="M14176 9890v682h3174v1005" svg:viewBox="0 0 3175 1688">
          <text:p/>
        </draw:connector>
        <draw:connector draw:style-name="gr234" draw:text-style-name="P9" draw:layer="layout" draw:line-skew="1.183cm" svg:x1="14.176cm" svg:y1="9.89cm" svg:x2="5.952cm" svg:y2="11.577cm" draw:start-shape="id333" draw:start-glue-point="0" draw:end-shape="id336" svg:d="M14176 9890v682h-8224v1005" svg:viewBox="0 0 8225 1688">
          <text:p/>
        </draw:connector>
        <draw:connector draw:style-name="gr234" draw:text-style-name="P9" draw:layer="layout" draw:line-skew="-1.183cm" svg:x1="5.952cm" svg:y1="12.311cm" svg:x2="14.176cm" svg:y2="13.73cm" draw:start-shape="id336" draw:start-glue-point="2" draw:end-shape="id333" draw:end-glue-point="2" svg:d="M5952 12311v737h8224v682" svg:viewBox="0 0 8225 1420">
          <text:p/>
        </draw:connector>
        <draw:connector draw:style-name="gr234" draw:text-style-name="P9" draw:layer="layout" draw:line-skew="-1.183cm" svg:x1="11.673cm" svg:y1="12.31cm" svg:x2="14.176cm" svg:y2="13.73cm" draw:start-shape="id334" draw:start-glue-point="2" draw:end-shape="id333" draw:end-glue-point="2" svg:d="M11673 12310v738h2503v682" svg:viewBox="0 0 2504 1421">
          <text:p/>
        </draw:connector>
        <draw:connector draw:style-name="gr234" draw:text-style-name="P9" draw:layer="layout" draw:line-skew="-1.183cm" svg:x1="17.35cm" svg:y1="12.31cm" svg:x2="14.176cm" svg:y2="13.73cm" draw:start-shape="id335" draw:start-glue-point="2" draw:end-shape="id333" draw:end-glue-point="2" svg:d="M17350 12310v738h-3174v682" svg:viewBox="0 0 3175 1421">
          <text:p/>
        </draw:connector>
        <draw:connector draw:style-name="gr234" draw:text-style-name="P9" draw:layer="layout" draw:line-skew="1.418cm" svg:x1="13.541cm" svg:y1="3.592cm" svg:x2="11.294cm" svg:y2="6.132cm" draw:start-shape="id337" draw:start-glue-point="0" draw:end-shape="id326" draw:end-glue-point="0" svg:d="M13541 3592v917h-2247v1623" svg:viewBox="0 0 2248 2541">
          <text:p/>
        </draw:connector>
        <draw:connector draw:style-name="gr234" draw:text-style-name="P9" draw:layer="layout" draw:line-skew="1.418cm" svg:x1="13.541cm" svg:y1="3.592cm" svg:x2="6.914cm" svg:y2="6.132cm" draw:start-shape="id337" draw:start-glue-point="0" draw:end-shape="id327" draw:end-glue-point="0" svg:d="M13541 3592v917h-6627v1623" svg:viewBox="0 0 6628 2541">
          <text:p/>
        </draw:connector>
        <draw:connector draw:style-name="gr234" draw:text-style-name="P9" draw:layer="layout" draw:line-skew="-1.153cm" svg:x1="6.914cm" svg:y1="6.865cm" svg:x2="13.541cm" svg:y2="8.62cm" draw:start-shape="id327" draw:start-glue-point="2" draw:end-shape="id337" draw:end-glue-point="2" svg:d="M6914 6865v1103h6627v652" svg:viewBox="0 0 6628 1756">
          <text:p/>
        </draw:connector>
        <draw:connector draw:style-name="gr234" draw:text-style-name="P9" draw:layer="layout" draw:line-skew="-1.153cm" svg:x1="11.294cm" svg:y1="6.865cm" svg:x2="13.541cm" svg:y2="8.62cm" draw:start-shape="id326" draw:start-glue-point="2" draw:end-shape="id337" draw:end-glue-point="2" svg:d="M11294 6865v1103h2247v652" svg:viewBox="0 0 2248 1756">
          <text:p/>
        </draw:connector>
        <draw:connector draw:style-name="gr234" draw:text-style-name="P9" draw:layer="layout" draw:line-skew="-1.153cm" svg:x1="15.655cm" svg:y1="6.865cm" svg:x2="13.541cm" svg:y2="8.62cm" draw:start-shape="id325" draw:start-glue-point="2" draw:end-shape="id337" draw:end-glue-point="2" svg:d="M15655 6865v1103h-2114v652" svg:viewBox="0 0 2115 1756">
          <text:p/>
        </draw:connector>
        <draw:connector draw:style-name="gr234" draw:text-style-name="P9" draw:layer="layout" draw:line-skew="1.418cm" svg:x1="13.541cm" svg:y1="3.592cm" svg:x2="15.655cm" svg:y2="6.132cm" draw:start-shape="id337" draw:start-glue-point="0" draw:end-shape="id325" draw:end-glue-point="0" svg:d="M13541 3592v917h2114v1623" svg:viewBox="0 0 2115 2541">
          <text:p/>
        </draw:connector>
        <draw:custom-shape draw:style-name="gr326" draw:text-style-name="P13" xml:id="id338" draw:id="id338"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34" draw:text-style-name="P9" draw:layer="layout" draw:line-skew="1.153cm" svg:x1="14.176cm" svg:y1="9.89cm" svg:x2="22.699cm" svg:y2="11.577cm" draw:start-shape="id333" draw:start-glue-point="0" draw:end-shape="id338" draw:end-glue-point="0" svg:d="M14176 9890v652h8523v1035" svg:viewBox="0 0 8524 1688">
          <text:p/>
        </draw:connector>
        <draw:connector draw:style-name="gr234" draw:text-style-name="P9" draw:layer="layout" draw:line-skew="-1.183cm" svg:x1="22.699cm" svg:y1="12.31cm" svg:x2="14.176cm" svg:y2="13.73cm" draw:start-shape="id338" draw:start-glue-point="2" draw:end-shape="id333" draw:end-glue-point="2" svg:d="M22699 12310v738h-8523v682" svg:viewBox="0 0 8524 1421">
          <text:p/>
        </draw:connector>
      </draw:page>
      <draw:page draw:name="page31" draw:style-name="dp1" draw:master-page-name="Default">
        <draw:custom-shape draw:style-name="gr254" draw:text-style-name="P13" xml:id="id343" draw:id="id343"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27" draw:text-style-name="P13" xml:id="id344" draw:id="id344" draw:layer="layout" svg:width="3.092cm" svg:height="0.689cm" svg:x="5.8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28" draw:text-style-name="P13" xml:id="id348" draw:id="id348" draw:layer="layout" svg:width="3.3cm" svg:height="0.688cm" svg:x="9.481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29" draw:text-style-name="P13" xml:id="id346" draw:id="id346" draw:layer="layout" svg:width="3.297cm" svg:height="0.688cm" svg:x="13.19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0" draw:text-style-name="P13" xml:id="id340" draw:id="id340"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1" draw:text-style-name="P13" xml:id="id342" draw:id="id342"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1" draw:text-style-name="P13" xml:id="id341" draw:id="id341"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2" draw:text-style-name="P13" xml:id="id339" draw:id="id339"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13" draw:text-style-name="P4" draw:layer="layout" svg:x1="19.372cm" svg:y1="12.533cm" svg:x2="21.577cm" svg:y2="13.389cm" draw:start-shape="id339" draw:start-glue-point="2" draw:end-shape="id340" draw:end-glue-point="0" svg:d="M19372 12533v427h2205v429" svg:viewBox="0 0 2206 857">
          <text:p/>
        </draw:connector>
        <draw:connector draw:style-name="gr213" draw:text-style-name="P4" draw:layer="layout" svg:x1="24.018cm" svg:y1="12.533cm" svg:x2="21.577cm" svg:y2="13.389cm" draw:start-shape="id341" draw:start-glue-point="2" draw:end-shape="id340" draw:end-glue-point="0" svg:d="M24018 12533v427h-2441v429" svg:viewBox="0 0 2442 857">
          <text:p/>
        </draw:connector>
        <draw:connector draw:style-name="gr213" draw:text-style-name="P4" draw:layer="layout" svg:x1="21.577cm" svg:y1="10.575cm" svg:x2="19.372cm" svg:y2="11.8cm" draw:start-shape="id342" draw:start-glue-point="2" draw:end-shape="id339" draw:end-glue-point="0" svg:d="M21577 10575v612h-2205v613" svg:viewBox="0 0 2206 1226">
          <text:p/>
        </draw:connector>
        <draw:connector draw:style-name="gr213" draw:text-style-name="P4" draw:layer="layout" svg:x1="21.577cm" svg:y1="10.575cm" svg:x2="24.018cm" svg:y2="11.8cm" draw:start-shape="id342" draw:start-glue-point="2" draw:end-shape="id341" draw:end-glue-point="0" svg:d="M21577 10575v612h2441v613" svg:viewBox="0 0 2442 1226">
          <text:p/>
        </draw:connector>
        <draw:frame draw:style-name="gr101" draw:text-style-name="P11" draw:layer="layout" svg:width="7.938cm" svg:height="1.839cm" svg:x="9.889cm" svg:y="1.001cm">
          <draw:text-box>
            <text:p text:style-name="P4"><text:span text:style-name="T6">Capturer Deco Chains (2 of 2) </text:span></text:p>
          </draw:text-box>
        </draw:frame>
        <draw:custom-shape draw:style-name="gr333" draw:text-style-name="P13" xml:id="id347" draw:id="id347" draw:layer="layout" svg:width="3.298cm" svg:height="0.688cm" svg:x="16.90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26" draw:layer="layout" draw:line-skew="1.47cm" svg:x1="14.017cm" svg:y1="4.81cm" svg:x2="7.419cm" svg:y2="7.271cm" draw:start-shape="id343" draw:end-shape="id344" draw:end-glue-point="0" svg:d="M14017 4810v968h-6598v1493" svg:viewBox="0 0 6599 2462">
          <text:p/>
        </draw:connector>
        <draw:custom-shape draw:style-name="gr334" draw:text-style-name="P64" xml:id="id345" draw:id="id345"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13" draw:text-style-name="P4" draw:layer="layout" draw:line-skew="1.471cm" svg:x1="14.017cm" svg:y1="4.81cm" svg:x2="3.708cm" svg:y2="7.271cm" draw:start-shape="id343" draw:start-glue-point="0" draw:end-shape="id345" draw:end-glue-point="0" svg:d="M14017 4810v969h-10309v1492" svg:viewBox="0 0 10310 2462">
          <text:p/>
        </draw:connector>
        <draw:connector draw:style-name="gr213" draw:text-style-name="P4" draw:layer="layout" draw:line-skew="1.471cm" svg:x1="14.017cm" svg:y1="4.81cm" svg:x2="14.842cm" svg:y2="7.271cm" draw:start-shape="id343" draw:start-glue-point="0" draw:end-shape="id346" draw:end-glue-point="0" svg:d="M14017 4810v969h825v1492" svg:viewBox="0 0 826 2462">
          <text:p/>
        </draw:connector>
        <draw:connector draw:style-name="gr213" draw:text-style-name="P4" draw:layer="layout" draw:line-skew="1.471cm" svg:x1="14.017cm" svg:y1="4.81cm" svg:x2="18.553cm" svg:y2="7.271cm" draw:start-shape="id343" draw:start-glue-point="0" draw:end-shape="id347" draw:end-glue-point="0" svg:d="M14017 4810v969h4536v1492" svg:viewBox="0 0 4537 2462">
          <text:p/>
        </draw:connector>
        <draw:connector draw:style-name="gr213" draw:text-style-name="P4" draw:layer="layout" draw:line-skew="1.471cm" svg:x1="14.017cm" svg:y1="4.81cm" svg:x2="21.577cm" svg:y2="9.842cm" draw:start-shape="id343" draw:end-shape="id342" draw:end-glue-point="0" svg:d="M14017 4810v969h7560v4063" svg:viewBox="0 0 7561 5033">
          <text:p/>
        </draw:connector>
        <draw:connector draw:style-name="gr213" draw:text-style-name="P4" draw:layer="layout" draw:line-skew="1.471cm" svg:x1="14.017cm" svg:y1="4.81cm" svg:x2="11.131cm" svg:y2="7.271cm" draw:start-shape="id343" draw:start-glue-point="0" draw:end-shape="id348" draw:end-glue-point="0" svg:d="M14017 4810v969h-2886v1492" svg:viewBox="0 0 2887 2462">
          <text:p/>
        </draw:connector>
        <draw:custom-shape draw:style-name="gr328" draw:text-style-name="P13" xml:id="id349" draw:id="id349"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13" draw:text-style-name="P4" draw:layer="layout" draw:line-skew="1.53cm" svg:x1="14.017cm" svg:y1="4.81cm" svg:x2="24.043cm" svg:y2="7.271cm" draw:start-shape="id343" draw:start-glue-point="0" draw:end-shape="id349" draw:end-glue-point="0" svg:d="M14017 4810v1028h10026v1433" svg:viewBox="0 0 10027 2462">
          <text:p/>
        </draw:connector>
      </draw:page>
      <draw:page draw:name="page32" draw:style-name="dp1" draw:master-page-name="Default">
        <draw:frame draw:style-name="gr119" draw:text-style-name="P59" draw:layer="layout" svg:width="3.493cm" svg:height="4.043cm" svg:x="2.27cm" svg:y="4.688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owner</text:span></text:p>
            <text:p text:style-name="P57"><text:span text:style-name="T8"><text:tab/></text:span><text:span text:style-name="T8"><text:tab/></text:span><text:span text:style-name="T8">turn</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35" draw:text-style-name="P58" draw:layer="layout" svg:width="3.232cm" svg:height="8.377cm" svg:x="6.398cm" svg:y="4.688cm">
          <draw:text-box>
            <text:p text:style-name="P57"><text:span text:style-name="T8">Parameters:</text:span></text:p>
            <text:p text:style-name="P57"><text:span text:style-name="T8"><text:tab/></text:span><text:span text:style-name="T8">capt_min</text:span><text:span text:style-name="T8"><text:tab/></text:span></text:p>
            <text:p text:style-name="P57"><text:span text:style-name="T8"><text:tab/></text:span><text:span text:style-name="T8">capt_next</text:span><text:span text:style-name="T8"><text:tab/></text:span></text:p>
            <text:p text:style-name="P57"><text:span text:style-name="T8"><text:tab/></text:span><text:span text:style-name="T8">capt_on</text:span><text:span text:style-name="T8"><text:tab/></text:span></text:p>
            <text:p text:style-name="P57"><text:span text:style-name="T8"><text:tab/></text:span><text:span text:style-name="T8">capttwoout</text:span><text:span text:style-name="T8"><text:tab/></text:span></text:p>
            <text:p text:style-name="P57"><text:span text:style-name="T8"><text:tab/></text:span><text:span text:style-name="T8">child_cvt</text:span></text:p>
            <text:p text:style-name="P57"><text:span text:style-name="T8"><text:tab/></text:span><text:span text:style-name="T8">child_type</text:span></text:p>
            <text:p text:style-name="P57"><text:span text:style-name="T8"><text:tab/></text:span><text:span text:style-name="T8">crosscapt</text:span><text:span text:style-name="T8"><text:tab/></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in_move</text:span></text:p>
            <text:p text:style-name="P57"><text:span text:style-name="T8"><text:tab/></text:span><text:span text:style-name="T8">mlaps</text:span></text:p>
            <text:p text:style-name="P57"><text:span text:style-name="T8"><text:tab/></text:span><text:span text:style-name="T8">mustpass</text:span></text:p>
            <text:p text:style-name="P57"><text:span text:style-name="T8"><text:tab/></text:span><text:span text:style-name="T8">mustshare</text:span></text:p>
            <text:p text:style-name="P57"><text:span text:style-name="T8"><text:tab/></text:span><text:span text:style-name="T8">no_sides</text:span></text:p>
            <text:p text:style-name="P57"><text:span text:style-name="T8"><text:tab/></text:span><text:span text:style-name="T8">round_fill</text:span></text:p>
            <text:p text:style-name="P57"><text:span text:style-name="T8"><text:tab/></text:span><text:span text:style-name="T8">rounds</text:span></text:p>
            <text:p text:style-name="P57"><text:span text:style-name="T8"><text:tab/></text:span><text:span text:style-name="T8">sow_own_store</text:span></text:p>
            <text:p text:style-name="P57"><text:span text:style-name="T8"><text:tab/></text:span><text:span text:style-name="T8">stores</text:span></text:p>
            <text:p text:style-name="P57"><text:span text:style-name="T8"><text:tab/></text:span><text:span text:style-name="T8">unclaimed</text:span></text:p>
          </draw:text-box>
        </draw:frame>
        <draw:custom-shape draw:style-name="gr336"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37" draw:text-style-name="P29" xml:id="id350" draw:id="id350"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8" draw:text-style-name="P29" xml:id="id351" draw:id="id351"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350" draw:start-glue-point="2" draw:end-shape="id351" draw:end-glue-point="0" svg:d="M15635 5543v1011" svg:viewBox="0 0 1 1012">
          <text:p/>
        </draw:connector>
        <draw:custom-shape draw:style-name="gr339" draw:text-style-name="P60" xml:id="id353" draw:id="id353" draw:layer="layout" svg:width="4.445cm" svg:height="0.734cm" svg:x="6.625cm" svg:y="17.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4" draw:text-style-name="P4" xml:id="id352" draw:id="id352" draw:layer="layout" svg:width="0.317cm" svg:height="0.318cm" svg:x="11.751cm" svg:y="15.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1.91cm" svg:y1="16cm" svg:x2="8.847cm" svg:y2="17.163cm" draw:start-shape="id352" draw:start-glue-point="8" draw:end-shape="id353" draw:end-glue-point="0" svg:d="M11910 16000v574h-3063v589" svg:viewBox="0 0 3064 1164">
          <text:p/>
        </draw:connector>
        <draw:custom-shape draw:style-name="gr340" draw:text-style-name="P60" xml:id="id354" draw:id="id354" draw:layer="layout" svg:width="4.332cm" svg:height="0.734cm" svg:x="12.86cm" svg:y="17.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1.91cm" svg:y1="16cm" svg:x2="15.026cm" svg:y2="17.093cm" draw:start-shape="id352" draw:start-glue-point="8" draw:end-shape="id354" draw:end-glue-point="0" svg:d="M11910 16000v539h3116v554" svg:viewBox="0 0 3117 1094">
          <text:p/>
        </draw:connector>
        <draw:frame draw:style-name="gr341" draw:text-style-name="P65" draw:layer="layout" svg:width="1.378cm" svg:height="0.577cm" svg:x="11.17cm" svg:y="14.87cm">
          <draw:text-box>
            <text:p><text:span text:style-name="T2">Quitter</text:span></text:p>
          </draw:text-box>
        </draw:frame>
        <draw:custom-shape draw:style-name="gr342"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43" draw:text-style-name="P29" xml:id="id355" draw:id="id355"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51" draw:start-glue-point="1" draw:end-shape="id355" draw:end-glue-point="3" svg:d="M18104 6980h1694" svg:viewBox="0 0 1695 1">
          <text:p/>
        </draw:connector>
        <draw:frame draw:style-name="gr344" draw:text-style-name="P27" draw:layer="layout" svg:width="1.327cm" svg:height="0.497cm" svg:x="18.263cm" svg:y="7.137cm">
          <draw:text-box>
            <text:p><text:span text:style-name="T9">optional</text:span></text:p>
          </draw:text-box>
        </draw:frame>
        <draw:custom-shape draw:style-name="gr208" draw:text-style-name="P13" xml:id="id356" draw:id="id356" draw:layer="layout" svg:width="4.445cm" svg:height="0.734cm" svg:x="6.625cm" svg:y="18.5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QuitRoundTally</text:span></text:p>
          <draw:enhanced-geometry svg:viewBox="0 0 21600 21600" draw:mirror-horizontal="false" draw:mirror-vertical="false" draw:type="rectangle" draw:enhanced-path="M 0 0 L 21600 0 21600 21600 0 21600 0 0 Z N"/>
        </draw:custom-shape>
        <draw:connector draw:style-name="gr213" draw:text-style-name="P4" draw:layer="layout" svg:x1="8.847cm" svg:y1="17.897cm" svg:x2="8.847cm" svg:y2="18.516cm" draw:start-shape="id353" draw:start-glue-point="2" draw:end-shape="id356" draw:end-glue-point="0" svg:d="M8847 17897v619" svg:viewBox="0 0 1 620">
          <text:p/>
        </draw:connector>
        <draw:frame draw:style-name="gr262" draw:text-style-name="P58" draw:layer="layout" svg:width="7.947cm" svg:height="2.467cm" svg:x="17.929cm" svg:y="17.172cm">
          <draw:text-box>
            <text:p text:style-name="P57"><text:span text:style-name="T8">Note:</text:span></text:p>
            <text:p text:style-name="P57"><text:span text:style-name="T8">*For EndGameWinner in the quitter: a claimer, taker or divvier is selected based on the quitter, child_type and store properties (see next page).</text:span></text:p>
            <text:p text:style-name="P57"><text:span text:style-name="T8"/></text:p>
            <text:p text:style-name="P57"><text:span text:style-name="T8"/></text:p>
          </draw:text-box>
        </draw:frame>
        <draw:custom-shape draw:style-name="gr345"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46"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47" draw:text-style-name="P58" draw:layer="layout" svg:width="5.486cm" svg:height="1.679cm" svg:x="16.95cm" svg:y="11.614cm">
          <draw:text-box>
            <text:p text:style-name="P57"><text:span text:style-name="T8">Used for enders that use a different criteria for ending when the user concedes a game.</text:span></text:p>
            <text:p text:style-name="P57"><text:span text:style-name="T8"/></text:p>
          </draw:text-box>
        </draw:frame>
      </draw:page>
      <draw:page draw:name="page33" draw:style-name="dp1" draw:master-page-name="Default">
        <draw:custom-shape draw:style-name="gr221" draw:text-style-name="P20" xml:id="id357" draw:id="id357"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21" draw:text-style-name="P20" xml:id="id359" draw:id="id359"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0" draw:text-style-name="P60" xml:id="id360" draw:id="id360"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8" draw:text-style-name="P13" xml:id="id361" draw:id="id361"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0" draw:text-style-name="P60" xml:id="id363" draw:id="id363"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49" draw:text-style-name="P20" xml:id="id364" draw:id="id364"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6.679cm" svg:x2="5.617cm" svg:y2="7.485cm" draw:start-shape="id357" draw:start-glue-point="2" draw:end-shape="id358" draw:end-glue-point="0" svg:d="M5617 6679v806" svg:viewBox="0 0 1 807">
          <text:p/>
        </draw:connector>
        <draw:connector draw:style-name="gr213" draw:text-style-name="P4" draw:layer="layout" svg:x1="8.141cm" svg:y1="10.066cm" svg:x2="5.617cm" svg:y2="11.339cm" draw:start-shape="id359" draw:start-glue-point="2" draw:end-shape="id360" draw:end-glue-point="0" svg:d="M8141 10066v637h-2524v636" svg:viewBox="0 0 2525 1274">
          <text:p/>
        </draw:connector>
        <draw:custom-shape draw:style-name="gr350" draw:text-style-name="P29" xml:id="id366" draw:id="id366"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8">TAKER</text:span></text:p>
          <draw:enhanced-geometry svg:viewBox="0 0 21600 21600" draw:type="rectangle" draw:enhanced-path="M 0 0 L 21600 0 21600 21600 0 21600 0 0 Z N"/>
        </draw:custom-shape>
        <draw:custom-shape draw:style-name="gr26" draw:text-style-name="P13" xml:id="id365" draw:id="id365"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12" draw:text-style-name="P4" draw:layer="layout" svg:x1="5.617cm" svg:y1="12.073cm" svg:x2="5.617cm" svg:y2="12.746cm" draw:start-shape="id360" draw:start-glue-point="2" draw:end-shape="id361" draw:end-glue-point="0" svg:d="M5617 12073v673" svg:viewBox="0 0 1 674">
          <text:p/>
        </draw:connector>
        <draw:frame draw:style-name="gr351" draw:text-style-name="P70" draw:layer="layout" svg:width="9.532cm" svg:height="8.011cm" svg:x="12.35cm" svg:y="12.621cm">
          <draw:text-box>
            <text:p text:style-name="P69"><text:span text:style-name="T8">CLAIMER: counts owned seeds but does not move them:</text:span></text:p>
            <text:p text:style-name="P69"><text:span text:style-name="T8"><text:tab/></text:span><text:span text:style-name="T8">ClaimSeeds</text:span></text:p>
            <text:p text:style-name="P69"><text:span text:style-name="T8"><text:tab/></text:span><text:span text:style-name="T8">ChildClaimSeeds</text:span></text:p>
            <text:p text:style-name="P69"><text:span text:style-name="T8"><text:tab/></text:span><text:span text:style-name="T8">ClaimOwnSeeds</text:span></text:p>
            <text:p text:style-name="P69"><text:span text:style-name="T8"><text:tab/></text:span><text:span text:style-name="T8">ClaimBoardSeeds</text:span></text:p>
            <text:p text:style-name="P69"><text:span text:style-name="T8"/></text:p>
            <text:p text:style-name="P69"><text:span text:style-name="T8">TAKER: seeds not in children are claimed and moved to stores:</text:span></text:p>
            <text:p text:style-name="P69"><text:span text:style-name="T8"><text:tab/></text:span><text:span text:style-name="T8">TakeOwnSeeds</text:span></text:p>
            <text:p text:style-name="P69"><text:span text:style-name="T8"><text:tab/></text:span><text:span text:style-name="T8">TakeOnlyChildNStores</text:span></text:p>
            <text:p text:style-name="P69"><text:span text:style-name="T8"><text:tab/></text:span><text:span text:style-name="T8">TakeAllUnclaimed</text:span></text:p>
            <text:p text:style-name="P69"><text:span text:style-name="T8"/></text:p>
            <text:p text:style-name="P69"><text:span text:style-name="T8">DIVVY: unclaimed seeds are split between players:</text:span></text:p>
            <text:p text:style-name="P69"><text:span text:style-name="T8"><text:tab/></text:span><text:span text:style-name="T8">DivvySeedsStores</text:span></text:p>
            <text:p text:style-name="P69"><text:span text:style-name="T8"><text:tab/></text:span><text:span text:style-name="T8">DivvySeedsChildOnly</text:span></text:p>
            <text:p text:style-name="P69"><text:span text:style-name="T8"/></text:p>
            <text:p text:style-name="P69"><text:span text:style-name="T8">Note:</text:span></text:p>
            <text:p text:style-name="P69"><text:span text:style-name="T8">* Uses get_allowable_holes</text:span></text:p>
          </draw:text-box>
        </draw:frame>
        <draw:custom-shape draw:style-name="gr44" draw:text-style-name="P4" xml:id="id369" draw:id="id369"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draw:line-skew="-0.041cm" svg:x1="14.59cm" svg:y1="4.615cm" svg:x2="5.617cm" svg:y2="5.945cm" draw:start-shape="id362" draw:start-glue-point="2" draw:end-shape="id357" draw:end-glue-point="0" svg:d="M14590 4615v624h-8973v706" svg:viewBox="0 0 8974 1331">
          <text:p/>
        </draw:connector>
        <draw:connector draw:style-name="gr213" draw:text-style-name="P4" draw:layer="layout" svg:x1="5.617cm" svg:y1="13.48cm" svg:x2="5.617cm" svg:y2="14.252cm" draw:start-shape="id361" draw:start-glue-point="2" draw:end-shape="id363" draw:end-glue-point="0" svg:d="M5617 13480v772" svg:viewBox="0 0 1 773">
          <text:p/>
        </draw:connector>
        <draw:connector draw:style-name="gr213" draw:text-style-name="P4" draw:layer="layout" svg:x1="5.617cm" svg:y1="14.986cm" svg:x2="5.617cm" svg:y2="15.559cm" draw:start-shape="id363" draw:start-glue-point="2" draw:end-shape="id364" draw:end-glue-point="0" svg:d="M5617 14986v573" svg:viewBox="0 0 1 574">
          <text:p/>
        </draw:connector>
        <draw:connector draw:style-name="gr213" draw:text-style-name="P4" draw:layer="layout" svg:x1="5.617cm" svg:y1="16.293cm" svg:x2="3.231cm" svg:y2="17.71cm" draw:start-shape="id364" draw:start-glue-point="2" draw:end-shape="id365" draw:end-glue-point="0" svg:d="M5617 16293v709h-2386v708" svg:viewBox="0 0 2387 1418">
          <text:p/>
        </draw:connector>
        <draw:connector draw:style-name="gr213" draw:text-style-name="P4" draw:layer="layout" svg:x1="3.231cm" svg:y1="18.444cm" svg:x2="5.617cm" svg:y2="19.873cm" draw:start-shape="id365" draw:start-glue-point="2" draw:end-shape="id366" draw:end-glue-point="0" svg:d="M3231 18444v715h2386v714" svg:viewBox="0 0 2387 1430">
          <text:p/>
        </draw:connector>
        <draw:frame draw:style-name="gr352" draw:text-style-name="P65" draw:layer="layout" svg:width="1.239cm" svg:height="0.577cm" svg:x="12.673cm" svg:y="2.562cm">
          <draw:text-box>
            <text:p><text:span text:style-name="T2">Ender</text:span></text:p>
          </draw:text-box>
        </draw:frame>
        <draw:custom-shape draw:style-name="gr353" draw:text-style-name="P60" xml:id="id368" draw:id="id368"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13.261cm" svg:y2="7.947cm" draw:start-shape="id367" draw:start-glue-point="2" draw:end-shape="id368" draw:end-glue-point="0" svg:d="M19413 6679v634h-6152v634" svg:viewBox="0 0 6153 1269">
          <text:p/>
        </draw:connector>
        <draw:custom-shape draw:style-name="gr354" draw:text-style-name="P60" xml:id="id374" draw:id="id374"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4.591cm" svg:y1="2.944cm" svg:x2="14.59cm" svg:y2="3.881cm" draw:start-shape="id369" draw:start-glue-point="8" draw:end-shape="id362" draw:end-glue-point="0" svg:d="M14591 2944v461h-1v476" svg:viewBox="0 0 2 938">
          <text:p/>
        </draw:connector>
        <draw:custom-shape draw:style-name="gr221" draw:text-style-name="P20" xml:id="id370" draw:id="id370"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8.219cm" svg:x2="3.161cm" svg:y2="9.332cm" draw:start-shape="id358" draw:start-glue-point="2" draw:end-shape="id370" draw:end-glue-point="0" svg:d="M5617 8219v557h-2456v556" svg:viewBox="0 0 2457 1114">
          <text:p/>
        </draw:connector>
        <draw:connector draw:style-name="gr213" draw:text-style-name="P4" draw:layer="layout" svg:x1="3.161cm" svg:y1="10.066cm" svg:x2="5.617cm" svg:y2="11.339cm" draw:start-shape="id370" draw:start-glue-point="2" draw:end-shape="id360" draw:end-glue-point="0" svg:d="M3161 10066v637h2456v636" svg:viewBox="0 0 2457 1274">
          <text:p/>
        </draw:connector>
        <draw:frame draw:style-name="gr101"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21" draw:text-style-name="P20" xml:id="id358" draw:id="id358"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26" draw:layer="layout" svg:x1="5.617cm" svg:y1="8.219cm" svg:x2="8.141cm" svg:y2="9.332cm" draw:start-shape="id358" draw:start-glue-point="2" draw:end-shape="id359" draw:end-glue-point="0" svg:d="M5617 8219v557h2524v556" svg:viewBox="0 0 2525 1114">
          <text:p/>
        </draw:connector>
        <draw:custom-shape draw:style-name="gr26" draw:text-style-name="P13" xml:id="id371" draw:id="id371"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16.293cm" svg:x2="8.223cm" svg:y2="17.71cm" draw:start-shape="id364" draw:start-glue-point="2" draw:end-shape="id371" draw:end-glue-point="0" svg:d="M5617 16293v709h2606v708" svg:viewBox="0 0 2607 1418">
          <text:p/>
        </draw:connector>
        <draw:connector draw:style-name="gr213" draw:text-style-name="P4" draw:layer="layout" svg:x1="8.223cm" svg:y1="18.444cm" svg:x2="5.617cm" svg:y2="19.873cm" draw:start-shape="id371" draw:start-glue-point="2" draw:end-shape="id366" draw:end-glue-point="0" svg:d="M8223 18444v715h-2606v714" svg:viewBox="0 0 2607 1430">
          <text:p/>
        </draw:connector>
        <draw:custom-shape draw:style-name="gr355" draw:text-style-name="P13" xml:id="id373" draw:id="id373"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53" draw:text-style-name="P64" xml:id="id372" draw:id="id372"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9.413cm" svg:y1="6.679cm" svg:x2="19.25cm" svg:y2="7.947cm" draw:start-shape="id367" draw:start-glue-point="2" draw:end-shape="id372" draw:end-glue-point="0" svg:d="M19413 6679v634h-163v634" svg:viewBox="0 0 164 1269">
          <text:p/>
        </draw:connector>
        <draw:connector draw:style-name="gr226" draw:layer="layout" svg:x1="13.261cm" svg:y1="8.97cm" svg:x2="13.261cm" svg:y2="9.579cm" draw:start-shape="id368" draw:start-glue-point="2" draw:end-shape="id373" draw:end-glue-point="0" svg:d="M13261 8970v609" svg:viewBox="0 0 1 610">
          <text:p/>
        </draw:connector>
        <draw:custom-shape draw:style-name="gr221" draw:text-style-name="P20" xml:id="id362" draw:id="id362"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7" draw:text-style-name="P62" draw:layer="layout" draw:line-skew="-0.066cm" svg:x1="14.59cm" svg:y1="4.615cm" svg:x2="19.413cm" svg:y2="5.945cm" draw:start-shape="id362" draw:start-glue-point="2" draw:end-shape="id367" draw:end-glue-point="0" svg:d="M14590 4615v599h4823v731" svg:viewBox="0 0 4824 1331">
          <text:p/>
        </draw:connector>
        <draw:custom-shape draw:style-name="gr221" draw:text-style-name="P20" xml:id="id367" draw:id="id367"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24.965cm" svg:y2="7.947cm" draw:start-shape="id367" draw:start-glue-point="2" draw:end-shape="id374" draw:end-glue-point="0" svg:d="M19413 6679v634h5552v634" svg:viewBox="0 0 5553 1269">
          <text:p/>
        </draw:connector>
        <draw:custom-shape draw:style-name="gr355" draw:text-style-name="P13" xml:id="id375" draw:id="id375"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355" draw:text-style-name="P13" xml:id="id376" draw:id="id376"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56" draw:layer="layout" svg:x1="15.801cm" svg:y1="8.458cm" svg:x2="17.392cm" svg:y2="10.88cm" draw:start-shape="id368" draw:start-glue-point="1" draw:end-shape="id375" draw:end-glue-point="3" svg:d="M15801 8458h795v2422h796" svg:viewBox="0 0 1592 2423">
          <text:p/>
        </draw:connector>
        <draw:connector draw:style-name="gr356" draw:layer="layout" draw:line-skew="0.328cm" svg:x1="21.79cm" svg:y1="8.458cm" svg:x2="17.392cm" svg:y2="10.88cm" draw:start-shape="id372" draw:start-glue-point="1" draw:end-shape="id375" draw:end-glue-point="3" svg:d="M21790 8458h845v1283h-5761v1139h518" svg:viewBox="0 0 5762 2423">
          <text:p/>
        </draw:connector>
        <draw:connector draw:style-name="gr356" draw:layer="layout" svg:x1="24.965cm" svg:y1="8.97cm" svg:x2="24.965cm" svg:y2="10.513cm" draw:start-shape="id374" draw:start-glue-point="2" draw:end-shape="id376"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15 June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2H10M15S</meta:editing-duration>
    <meta:editing-cycles>248</meta:editing-cycles>
    <meta:generator>LibreOffice/7.3.2.2$Windows_X86_64 LibreOffice_project/49f2b1bff42cfccbd8f788c8dc32c1c309559be0</meta:generator>
    <dc:date>2025-06-17T08:06:10.195000000</dc:date>
    <meta:print-date>2024-09-14T06:59:08.945000000</meta:print-date>
    <meta:document-statistic meta:object-count="947"/>
  </office:meta>
</office:document-meta>
</file>